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61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 style:data-style-name="N61">
      <style:table-cell-properties fo:background-color="#ffff00"/>
    </style:style>
    <style:style style:name="ce7" style:family="table-cell" style:parent-style-name="Default" style:data-style-name="N61"/>
    <style:style style:name="ce8" style:family="table-cell" style:parent-style-name="Default" style:data-style-name="N61">
      <style:table-cell-properties fo:background-color="#33ff99"/>
    </style:style>
    <style:style style:name="ce9" style:family="table-cell" style:parent-style-name="Default" style:data-style-name="N61">
      <style:table-cell-properties fo:background-color="#00ccff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u</text:p>
          </table:table-cell>
          <table:table-cell office:value-type="float" office:value="20" calcext:value-type="float">
            <text:p>20</text:p>
          </table:table-cell>
          <table:table-cell office:value-type="float" office:value="3121.48729350977" calcext:value-type="float">
            <text:p>3121.4872935098</text:p>
          </table:table-cell>
          <table:table-cell office:value-type="string" calcext:value-type="string">
            <text:p>kg</text:p>
          </table:table-cell>
          <table:table-cell office:value-type="float" office:value="5270" calcext:value-type="float">
            <text:p>52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40" calcext:value-type="float">
            <text:p>40</text:p>
          </table:table-cell>
          <table:table-cell office:value-type="float" office:value="3121.48729350977" calcext:value-type="float">
            <text:p>3121.4872935098</text:p>
          </table:table-cell>
          <table:table-cell office:value-type="string" calcext:value-type="string">
            <text:p>kg</text:p>
          </table:table-cell>
          <table:table-cell office:value-type="float" office:value="6676" calcext:value-type="float">
            <text:p>66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60" calcext:value-type="float">
            <text:p>60</text:p>
          </table:table-cell>
          <table:table-cell office:value-type="float" office:value="3121.48729350977" calcext:value-type="float">
            <text:p>3121.4872935098</text:p>
          </table:table-cell>
          <table:table-cell office:value-type="string" calcext:value-type="string">
            <text:p>kg</text:p>
          </table:table-cell>
          <table:table-cell office:value-type="float" office:value="8084" calcext:value-type="float">
            <text:p>8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80" calcext:value-type="float">
            <text:p>80</text:p>
          </table:table-cell>
          <table:table-cell office:value-type="float" office:value="3121.48729350977" calcext:value-type="float">
            <text:p>3121.4872935098</text:p>
          </table:table-cell>
          <table:table-cell office:value-type="string" calcext:value-type="string">
            <text:p>kg</text:p>
          </table:table-cell>
          <table:table-cell office:value-type="float" office:value="9492" calcext:value-type="float">
            <text:p>94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100" calcext:value-type="float">
            <text:p>100</text:p>
          </table:table-cell>
          <table:table-cell office:value-type="float" office:value="3121.48729350977" calcext:value-type="float">
            <text:p>3121.4872935098</text:p>
          </table:table-cell>
          <table:table-cell office:value-type="string" calcext:value-type="string">
            <text:p>kg</text:p>
          </table:table-cell>
          <table:table-cell office:value-type="float" office:value="10900" calcext:value-type="float">
            <text:p>109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328685.336018214" calcext:value-type="float">
            <text:p>328685.336018214</text:p>
          </table:table-cell>
          <table:table-cell office:value-type="string" calcext:value-type="string">
            <text:p>kg</text:p>
          </table:table-cell>
          <table:table-cell office:value-type="float" office:value="5271" calcext:value-type="float">
            <text:p>52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0" calcext:value-type="float">
            <text:p>40</text:p>
          </table:table-cell>
          <table:table-cell office:value-type="float" office:value="328685.336018214" calcext:value-type="float">
            <text:p>328685.336018214</text:p>
          </table:table-cell>
          <table:table-cell office:value-type="string" calcext:value-type="string">
            <text:p>kg</text:p>
          </table:table-cell>
          <table:table-cell office:value-type="float" office:value="6677" calcext:value-type="float">
            <text:p>6677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  <table:table-cell office:value-type="float" office:value="328685.336018214" calcext:value-type="float">
            <text:p>328685.336018214</text:p>
          </table:table-cell>
          <table:table-cell office:value-type="string" calcext:value-type="string">
            <text:p>kg</text:p>
          </table:table-cell>
          <table:table-cell office:value-type="float" office:value="8085" calcext:value-type="float">
            <text:p>8085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0" calcext:value-type="float">
            <text:p>80</text:p>
          </table:table-cell>
          <table:table-cell office:value-type="float" office:value="328685.336018214" calcext:value-type="float">
            <text:p>328685.336018214</text:p>
          </table:table-cell>
          <table:table-cell office:value-type="string" calcext:value-type="string">
            <text:p>kg</text:p>
          </table:table-cell>
          <table:table-cell office:value-type="float" office:value="9493" calcext:value-type="float">
            <text:p>9493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28685.336018214" calcext:value-type="float">
            <text:p>3.29E+05</text:p>
          </table:table-cell>
          <table:table-cell office:value-type="string" calcext:value-type="string">
            <text:p>kg</text:p>
          </table:table-cell>
          <table:table-cell office:value-type="float" office:value="10901" calcext:value-type="float">
            <text:p>10901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float" office:value="5271" calcext:value-type="float">
            <text:p>5271</text:p>
          </table:table-cell>
          <table:table-cell/>
          <table:table-cell table:style-name="ce2"/>
          <table:table-cell office:value-type="float" office:value="6677" calcext:value-type="float">
            <text:p>6677</text:p>
          </table:table-cell>
          <table:table-cell table:number-columns-repeated="2"/>
          <table:table-cell office:value-type="float" office:value="8085" calcext:value-type="float">
            <text:p>8085</text:p>
          </table:table-cell>
          <table:table-cell table:number-columns-repeated="2"/>
          <table:table-cell office:value-type="float" office:value="9493" calcext:value-type="float">
            <text:p>9493</text:p>
          </table:table-cell>
          <table:table-cell table:number-columns-repeated="2"/>
          <table:table-cell office:value-type="float" office:value="10901" calcext:value-type="float">
            <text:p>1090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float" office:value="922320000" calcext:value-type="float">
            <text:p>922320000</text:p>
          </table:table-cell>
          <table:table-cell table:style-name="ce2" office:value-type="float" office:value="0.00000000014627718492529" calcext:value-type="float">
            <text:p>1.46E-10</text:p>
          </table:table-cell>
          <table:table-cell/>
          <table:table-cell office:value-type="float" office:value="922320000" calcext:value-type="float">
            <text:p>922320000</text:p>
          </table:table-cell>
          <table:table-cell table:style-name="ce2" office:value-type="float" office:value="0.00000000014627718492529" calcext:value-type="float">
            <text:p>1.46E-10</text:p>
          </table:table-cell>
          <table:table-cell/>
          <table:table-cell office:value-type="float" office:value="922320000" calcext:value-type="float">
            <text:p>922320000</text:p>
          </table:table-cell>
          <table:table-cell table:style-name="ce2" office:value-type="float" office:value="0.00000000014627718492529" calcext:value-type="float">
            <text:p>1.46E-10</text:p>
          </table:table-cell>
          <table:table-cell/>
          <table:table-cell office:value-type="float" office:value="922320000" calcext:value-type="float">
            <text:p>922320000</text:p>
          </table:table-cell>
          <table:table-cell table:style-name="ce2" office:value-type="float" office:value="0.00000000014627718492529" calcext:value-type="float">
            <text:p>1.46E-10</text:p>
          </table:table-cell>
          <table:table-cell/>
          <table:table-cell office:value-type="float" office:value="922320000" calcext:value-type="float">
            <text:p>922320000</text:p>
          </table:table-cell>
          <table:table-cell table:style-name="ce2" office:value-type="float" office:value="0.00000000014627718492529" calcext:value-type="float">
            <text:p>1.46E-10</text:p>
          </table:table-cell>
          <table:table-cell table:formula="of:=[.N19]*0.88" office:value-type="float" office:value="0.000000000128723922734255" calcext:value-type="float">
            <text:p>1.28723922734255E-10</text:p>
          </table:table-cell>
          <table:table-cell table:number-columns-repeated="2"/>
        </table:table-row>
        <table:table-row table:style-name="ro1">
          <table:table-cell office:value-type="float" office:value="922330000" calcext:value-type="float">
            <text:p>922330000</text:p>
          </table:table-cell>
          <table:table-cell table:style-name="ce2" office:value-type="float" office:value="0.00000000137974521927351" calcext:value-type="float">
            <text:p>1.38E-09</text:p>
          </table:table-cell>
          <table:table-cell table:style-name="ce2"/>
          <table:table-cell office:value-type="float" office:value="922330000" calcext:value-type="float">
            <text:p>922330000</text:p>
          </table:table-cell>
          <table:table-cell table:style-name="ce2" office:value-type="float" office:value="0.00000000137974521927351" calcext:value-type="float">
            <text:p>1.38E-09</text:p>
          </table:table-cell>
          <table:table-cell/>
          <table:table-cell office:value-type="float" office:value="922330000" calcext:value-type="float">
            <text:p>922330000</text:p>
          </table:table-cell>
          <table:table-cell table:style-name="ce2" office:value-type="float" office:value="0.00000000137974521927351" calcext:value-type="float">
            <text:p>1.38E-09</text:p>
          </table:table-cell>
          <table:table-cell/>
          <table:table-cell office:value-type="float" office:value="922330000" calcext:value-type="float">
            <text:p>922330000</text:p>
          </table:table-cell>
          <table:table-cell table:style-name="ce2" office:value-type="float" office:value="0.00000000137974521927351" calcext:value-type="float">
            <text:p>1.38E-09</text:p>
          </table:table-cell>
          <table:table-cell/>
          <table:table-cell office:value-type="float" office:value="922330000" calcext:value-type="float">
            <text:p>922330000</text:p>
          </table:table-cell>
          <table:table-cell table:style-name="ce2" office:value-type="float" office:value="0.00000000137974521927351" calcext:value-type="float">
            <text:p>1.38E-09</text:p>
          </table:table-cell>
          <table:table-cell table:formula="of:=[.N20]*0.88" office:value-type="float" office:value="0.00000000121417579296069" calcext:value-type="float">
            <text:p>1.21417579296069E-09</text:p>
          </table:table-cell>
          <table:table-cell table:number-columns-repeated="2"/>
        </table:table-row>
        <table:table-row table:style-name="ro1">
          <table:table-cell office:value-type="float" office:value="922340000" calcext:value-type="float">
            <text:p>922340000</text:p>
          </table:table-cell>
          <table:table-cell office:value-type="float" office:value="0.000163100077208318" calcext:value-type="float">
            <text:p>0.0001631001</text:p>
          </table:table-cell>
          <table:table-cell/>
          <table:table-cell office:value-type="float" office:value="922340000" calcext:value-type="float">
            <text:p>922340000</text:p>
          </table:table-cell>
          <table:table-cell office:value-type="float" office:value="0.000163100077208318" calcext:value-type="float">
            <text:p>0.0001631001</text:p>
          </table:table-cell>
          <table:table-cell/>
          <table:table-cell office:value-type="float" office:value="922340000" calcext:value-type="float">
            <text:p>922340000</text:p>
          </table:table-cell>
          <table:table-cell office:value-type="float" office:value="0.000163100077208318" calcext:value-type="float">
            <text:p>0.0001631001</text:p>
          </table:table-cell>
          <table:table-cell/>
          <table:table-cell office:value-type="float" office:value="922340000" calcext:value-type="float">
            <text:p>922340000</text:p>
          </table:table-cell>
          <table:table-cell office:value-type="float" office:value="0.000163100077208318" calcext:value-type="float">
            <text:p>0.0001631001</text:p>
          </table:table-cell>
          <table:table-cell/>
          <table:table-cell office:value-type="float" office:value="922340000" calcext:value-type="float">
            <text:p>922340000</text:p>
          </table:table-cell>
          <table:table-cell office:value-type="float" office:value="0.000163100077208318" calcext:value-type="float">
            <text:p>0.0001631001</text:p>
          </table:table-cell>
          <table:table-cell table:formula="of:=[.N21]*0.88" office:value-type="float" office:value="0.00014352806794332" calcext:value-type="float">
            <text:p>0.0001435281</text:p>
          </table:table-cell>
          <table:table-cell office:value-type="float" office:value="922340000" calcext:value-type="float">
            <text:p>922340000</text:p>
          </table:table-cell>
          <table:table-cell office:value-type="float" office:value="0.000174952295413968" calcext:value-type="float">
            <text:p>0.0001749523</text:p>
          </table:table-cell>
        </table:table-row>
        <table:table-row table:style-name="ro1">
          <table:table-cell office:value-type="float" office:value="922350000" calcext:value-type="float">
            <text:p>922350000</text:p>
          </table:table-cell>
          <table:table-cell office:value-type="float" office:value="0.00843264489380363" calcext:value-type="float">
            <text:p>0.0084326449</text:p>
          </table:table-cell>
          <table:table-cell/>
          <table:table-cell office:value-type="float" office:value="922350000" calcext:value-type="float">
            <text:p>922350000</text:p>
          </table:table-cell>
          <table:table-cell office:value-type="float" office:value="0.00843264489380363" calcext:value-type="float">
            <text:p>0.0084326449</text:p>
          </table:table-cell>
          <table:table-cell/>
          <table:table-cell office:value-type="float" office:value="922350000" calcext:value-type="float">
            <text:p>922350000</text:p>
          </table:table-cell>
          <table:table-cell office:value-type="float" office:value="0.00843264489380363" calcext:value-type="float">
            <text:p>0.0084326449</text:p>
          </table:table-cell>
          <table:table-cell/>
          <table:table-cell office:value-type="float" office:value="922350000" calcext:value-type="float">
            <text:p>922350000</text:p>
          </table:table-cell>
          <table:table-cell office:value-type="float" office:value="0.00843264489380363" calcext:value-type="float">
            <text:p>0.0084326449</text:p>
          </table:table-cell>
          <table:table-cell/>
          <table:table-cell table:style-name="ce3" office:value-type="float" office:value="922350000" calcext:value-type="float">
            <text:p>922350000</text:p>
          </table:table-cell>
          <table:table-cell table:style-name="ce3" office:value-type="float" office:value="0.00843264489380363" calcext:value-type="float">
            <text:p>0.0084326449</text:p>
          </table:table-cell>
          <table:table-cell table:formula="of:=[.N22]*0.88" office:value-type="float" office:value="0.0074207275065472" calcext:value-type="float">
            <text:p>0.0074207275</text:p>
          </table:table-cell>
          <table:table-cell table:style-name="ce3" office:value-type="float" office:value="922350000" calcext:value-type="float">
            <text:p>922350000</text:p>
          </table:table-cell>
          <table:table-cell table:style-name="ce3" office:value-type="float" office:value="0.00718935051655865" calcext:value-type="float">
            <text:p>0.0071893505</text:p>
          </table:table-cell>
        </table:table-row>
        <table:table-row table:style-name="ro1">
          <table:table-cell office:value-type="float" office:value="922360000" calcext:value-type="float">
            <text:p>922360000</text:p>
          </table:table-cell>
          <table:table-cell office:value-type="float" office:value="0.00404170254010469" calcext:value-type="float">
            <text:p>0.0040417025</text:p>
          </table:table-cell>
          <table:table-cell/>
          <table:table-cell office:value-type="float" office:value="922360000" calcext:value-type="float">
            <text:p>922360000</text:p>
          </table:table-cell>
          <table:table-cell office:value-type="float" office:value="0.00404170254010469" calcext:value-type="float">
            <text:p>0.0040417025</text:p>
          </table:table-cell>
          <table:table-cell/>
          <table:table-cell office:value-type="float" office:value="922360000" calcext:value-type="float">
            <text:p>922360000</text:p>
          </table:table-cell>
          <table:table-cell office:value-type="float" office:value="0.00404170254010469" calcext:value-type="float">
            <text:p>0.0040417025</text:p>
          </table:table-cell>
          <table:table-cell/>
          <table:table-cell office:value-type="float" office:value="922360000" calcext:value-type="float">
            <text:p>922360000</text:p>
          </table:table-cell>
          <table:table-cell office:value-type="float" office:value="0.00404170254010469" calcext:value-type="float">
            <text:p>0.0040417025</text:p>
          </table:table-cell>
          <table:table-cell/>
          <table:table-cell office:value-type="float" office:value="922360000" calcext:value-type="float">
            <text:p>922360000</text:p>
          </table:table-cell>
          <table:table-cell office:value-type="float" office:value="0.00404170254010469" calcext:value-type="float">
            <text:p>0.0040417025</text:p>
          </table:table-cell>
          <table:table-cell table:formula="of:=[.N23]*0.88" office:value-type="float" office:value="0.00355669823529213" calcext:value-type="float">
            <text:p>0.0035566982</text:p>
          </table:table-cell>
          <table:table-cell office:value-type="float" office:value="922360000" calcext:value-type="float">
            <text:p>922360000</text:p>
          </table:table-cell>
          <table:table-cell office:value-type="float" office:value="0.00534419791042618" calcext:value-type="float">
            <text:p>0.0053441979</text:p>
          </table:table-cell>
        </table:table-row>
        <table:table-row table:style-name="ro1">
          <table:table-cell office:value-type="float" office:value="922370000" calcext:value-type="float">
            <text:p>922370000</text:p>
          </table:table-cell>
          <table:table-cell table:style-name="ce2" office:value-type="float" office:value="0.0000000000379961716009989" calcext:value-type="float">
            <text:p>3.80E-11</text:p>
          </table:table-cell>
          <table:table-cell/>
          <table:table-cell office:value-type="float" office:value="922370000" calcext:value-type="float">
            <text:p>922370000</text:p>
          </table:table-cell>
          <table:table-cell table:style-name="ce2" office:value-type="float" office:value="0.0000000000379961716009989" calcext:value-type="float">
            <text:p>3.80E-11</text:p>
          </table:table-cell>
          <table:table-cell/>
          <table:table-cell office:value-type="float" office:value="922370000" calcext:value-type="float">
            <text:p>922370000</text:p>
          </table:table-cell>
          <table:table-cell table:style-name="ce2" office:value-type="float" office:value="0.0000000000379961716009989" calcext:value-type="float">
            <text:p>3.80E-11</text:p>
          </table:table-cell>
          <table:table-cell/>
          <table:table-cell office:value-type="float" office:value="922370000" calcext:value-type="float">
            <text:p>922370000</text:p>
          </table:table-cell>
          <table:table-cell table:style-name="ce2" office:value-type="float" office:value="0.0000000000379961716009989" calcext:value-type="float">
            <text:p>3.80E-11</text:p>
          </table:table-cell>
          <table:table-cell/>
          <table:table-cell office:value-type="float" office:value="922370000" calcext:value-type="float">
            <text:p>922370000</text:p>
          </table:table-cell>
          <table:table-cell table:style-name="ce2" office:value-type="float" office:value="0.0000000000379961716009989" calcext:value-type="float">
            <text:p>3.80E-11</text:p>
          </table:table-cell>
          <table:table-cell table:formula="of:=[.N24]*0.88" office:value-type="float" office:value="0.000000000033436631008879" calcext:value-type="float">
            <text:p>3.3436631008879E-11</text:p>
          </table:table-cell>
          <table:table-cell table:number-columns-repeated="2"/>
        </table:table-row>
        <table:table-row table:style-name="ro1">
          <table:table-cell office:value-type="float" office:value="922380000" calcext:value-type="float">
            <text:p>922380000</text:p>
          </table:table-cell>
          <table:table-cell office:value-type="float" office:value="0.987362550924865" calcext:value-type="float">
            <text:p>0.9873625509</text:p>
          </table:table-cell>
          <table:table-cell/>
          <table:table-cell office:value-type="float" office:value="922380000" calcext:value-type="float">
            <text:p>922380000</text:p>
          </table:table-cell>
          <table:table-cell office:value-type="float" office:value="0.987362550924865" calcext:value-type="float">
            <text:p>0.9873625509</text:p>
          </table:table-cell>
          <table:table-cell/>
          <table:table-cell office:value-type="float" office:value="922380000" calcext:value-type="float">
            <text:p>922380000</text:p>
          </table:table-cell>
          <table:table-cell office:value-type="float" office:value="0.987362550924865" calcext:value-type="float">
            <text:p>0.9873625509</text:p>
          </table:table-cell>
          <table:table-cell/>
          <table:table-cell office:value-type="float" office:value="922380000" calcext:value-type="float">
            <text:p>922380000</text:p>
          </table:table-cell>
          <table:table-cell office:value-type="float" office:value="0.987362550924865" calcext:value-type="float">
            <text:p>0.9873625509</text:p>
          </table:table-cell>
          <table:table-cell/>
          <table:table-cell table:style-name="ce3" office:value-type="float" office:value="922380000" calcext:value-type="float">
            <text:p>922380000</text:p>
          </table:table-cell>
          <table:table-cell table:style-name="ce3" office:value-type="float" office:value="0.987362550924865" calcext:value-type="float">
            <text:p>0.9873625509</text:p>
          </table:table-cell>
          <table:table-cell table:formula="of:=[.N25]*0.88" office:value-type="float" office:value="0.868879044813881" calcext:value-type="float">
            <text:p>0.8688790448</text:p>
          </table:table-cell>
          <table:table-cell table:style-name="ce3" office:value-type="float" office:value="922380000" calcext:value-type="float">
            <text:p>922380000</text:p>
          </table:table-cell>
          <table:table-cell table:style-name="ce3" office:value-type="float" office:value="0.861977153901527" calcext:value-type="float">
            <text:p>0.8619771539</text:p>
          </table:table-cell>
        </table:table-row>
        <table:table-row table:style-name="ro1">
          <table:table-cell office:value-type="float" office:value="922400000" calcext:value-type="float">
            <text:p>922400000</text:p>
          </table:table-cell>
          <table:table-cell table:style-name="ce2" office:value-type="float" office:value="2.57360575156208E-019" calcext:value-type="float">
            <text:p>2.57E-19</text:p>
          </table:table-cell>
          <table:table-cell/>
          <table:table-cell office:value-type="float" office:value="922400000" calcext:value-type="float">
            <text:p>922400000</text:p>
          </table:table-cell>
          <table:table-cell table:style-name="ce2" office:value-type="float" office:value="2.57360575156208E-019" calcext:value-type="float">
            <text:p>2.57E-19</text:p>
          </table:table-cell>
          <table:table-cell/>
          <table:table-cell office:value-type="float" office:value="922400000" calcext:value-type="float">
            <text:p>922400000</text:p>
          </table:table-cell>
          <table:table-cell table:style-name="ce2" office:value-type="float" office:value="2.57360575156208E-019" calcext:value-type="float">
            <text:p>2.57E-19</text:p>
          </table:table-cell>
          <table:table-cell/>
          <table:table-cell office:value-type="float" office:value="922400000" calcext:value-type="float">
            <text:p>922400000</text:p>
          </table:table-cell>
          <table:table-cell table:style-name="ce2" office:value-type="float" office:value="2.57360575156208E-019" calcext:value-type="float">
            <text:p>2.57E-19</text:p>
          </table:table-cell>
          <table:table-cell/>
          <table:table-cell office:value-type="float" office:value="922400000" calcext:value-type="float">
            <text:p>922400000</text:p>
          </table:table-cell>
          <table:table-cell table:style-name="ce2" office:value-type="float" office:value="2.57360575156208E-019" calcext:value-type="float">
            <text:p>2.57E-19</text:p>
          </table:table-cell>
          <table:table-cell table:formula="of:=[.N26]*0.88" office:value-type="float" office:value="2.26477306137463E-019" calcext:value-type="float">
            <text:p>2.26477306137463E-19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2"/>
          <table:table-cell office:value-type="float" office:value="6676" calcext:value-type="float">
            <text:p>6676</text:p>
          </table:table-cell>
          <table:table-cell table:number-columns-repeated="2"/>
          <table:table-cell office:value-type="float" office:value="8084" calcext:value-type="float">
            <text:p>8084</text:p>
          </table:table-cell>
          <table:table-cell table:number-columns-repeated="2"/>
          <table:table-cell office:value-type="float" office:value="9492" calcext:value-type="float">
            <text:p>9492</text:p>
          </table:table-cell>
          <table:table-cell table:number-columns-repeated="2"/>
          <table:table-cell office:value-type="float" office:value="10900" calcext:value-type="float">
            <text:p>1090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 table:style-name="ce2"/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 table:formula="of:=[.N30]*0.12" office:value-type="float" office:value="0.00144042402014909" calcext:value-type="float">
            <text:p>0.001440424</text:p>
          </table:table-cell>
          <table:table-cell office:value-type="float" office:value="942380000" calcext:value-type="float">
            <text:p>942380000</text:p>
          </table:table-cell>
          <table:table-cell office:value-type="float" office:value="0.00329771947213935" calcext:value-type="float">
            <text:p>0.0032977195</text:p>
          </table:table-cell>
        </table:table-row>
        <table:table-row table:style-name="ro1">
          <table:table-cell office:value-type="float" office:value="942390000" calcext:value-type="float">
            <text:p>942390000</text:p>
          </table:table-cell>
          <table:table-cell office:value-type="float" office:value="0.55374790454014" calcext:value-type="float">
            <text:p>0.5537479045</text:p>
          </table:table-cell>
          <table:table-cell/>
          <table:table-cell office:value-type="float" office:value="942390000" calcext:value-type="float">
            <text:p>942390000</text:p>
          </table:table-cell>
          <table:table-cell office:value-type="float" office:value="0.55374790454014" calcext:value-type="float">
            <text:p>0.5537479045</text:p>
          </table:table-cell>
          <table:table-cell table:style-name="ce2"/>
          <table:table-cell office:value-type="float" office:value="942390000" calcext:value-type="float">
            <text:p>942390000</text:p>
          </table:table-cell>
          <table:table-cell office:value-type="float" office:value="0.55374790454014" calcext:value-type="float">
            <text:p>0.5537479045</text:p>
          </table:table-cell>
          <table:table-cell/>
          <table:table-cell office:value-type="float" office:value="942390000" calcext:value-type="float">
            <text:p>942390000</text:p>
          </table:table-cell>
          <table:table-cell office:value-type="float" office:value="0.55374790454014" calcext:value-type="float">
            <text:p>0.5537479045</text:p>
          </table:table-cell>
          <table:table-cell/>
          <table:table-cell table:style-name="ce3" office:value-type="float" office:value="942390000" calcext:value-type="float">
            <text:p>942390000</text:p>
          </table:table-cell>
          <table:table-cell table:style-name="ce3" office:value-type="float" office:value="0.55374790454014" calcext:value-type="float">
            <text:p>0.5537479045</text:p>
          </table:table-cell>
          <table:table-cell table:formula="of:=[.N31]*0.12" office:value-type="float" office:value="0.0664497485448168" calcext:value-type="float">
            <text:p>0.0664497485</text:p>
          </table:table-cell>
          <table:table-cell table:style-name="ce3" office:value-type="float" office:value="942390000" calcext:value-type="float">
            <text:p>942390000</text:p>
          </table:table-cell>
          <table:table-cell table:style-name="ce3" office:value-type="float" office:value="0.066518101531225" calcext:value-type="float">
            <text:p>0.0665181015</text:p>
          </table:table-cell>
        </table:table-row>
        <table:table-row table:style-name="ro1">
          <table:table-cell office:value-type="float" office:value="942400000" calcext:value-type="float">
            <text:p>942400000</text:p>
          </table:table-cell>
          <table:table-cell office:value-type="float" office:value="0.248085929595427" calcext:value-type="float">
            <text:p>0.2480859296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248085929595427" calcext:value-type="float">
            <text:p>0.2480859296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248085929595427" calcext:value-type="float">
            <text:p>0.2480859296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248085929595427" calcext:value-type="float">
            <text:p>0.2480859296</text:p>
          </table:table-cell>
          <table:table-cell/>
          <table:table-cell table:style-name="ce3" office:value-type="float" office:value="942400000" calcext:value-type="float">
            <text:p>942400000</text:p>
          </table:table-cell>
          <table:table-cell table:style-name="ce3" office:value-type="float" office:value="0.248085929595427" calcext:value-type="float">
            <text:p>0.2480859296</text:p>
          </table:table-cell>
          <table:table-cell table:formula="of:=[.N32]*0.12" office:value-type="float" office:value="0.0297703115514512" calcext:value-type="float">
            <text:p>0.0297703116</text:p>
          </table:table-cell>
          <table:table-cell table:style-name="ce3" office:value-type="float" office:value="942400000" calcext:value-type="float">
            <text:p>942400000</text:p>
          </table:table-cell>
          <table:table-cell table:style-name="ce3" office:value-type="float" office:value="0.0314672496212682" calcext:value-type="float">
            <text:p>0.0314672496</text:p>
          </table:table-cell>
        </table:table-row>
        <table:table-row table:style-name="ro1">
          <table:table-cell office:value-type="float" office:value="942410000" calcext:value-type="float">
            <text:p>942410000</text:p>
          </table:table-cell>
          <table:table-cell office:value-type="float" office:value="0.13412271696874" calcext:value-type="float">
            <text:p>0.134122717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13412271696874" calcext:value-type="float">
            <text:p>0.134122717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13412271696874" calcext:value-type="float">
            <text:p>0.134122717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13412271696874" calcext:value-type="float">
            <text:p>0.134122717</text:p>
          </table:table-cell>
          <table:table-cell/>
          <table:table-cell table:style-name="ce2" office:value-type="float" office:value="942410000" calcext:value-type="float">
            <text:p>9.42E+08</text:p>
          </table:table-cell>
          <table:table-cell office:value-type="float" office:value="0.13412271696874" calcext:value-type="float">
            <text:p>0.134122717</text:p>
          </table:table-cell>
          <table:table-cell table:formula="of:=[.N33]*0.12" office:value-type="float" office:value="0.0160947260362488" calcext:value-type="float">
            <text:p>0.016094726</text:p>
          </table:table-cell>
          <table:table-cell office:value-type="float" office:value="942410000" calcext:value-type="float">
            <text:p>942410000</text:p>
          </table:table-cell>
          <table:table-cell office:value-type="float" office:value="0.0148075253082734" calcext:value-type="float">
            <text:p>0.0148075253</text:p>
          </table:table-cell>
        </table:table-row>
        <table:table-row table:style-name="ro1"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 table:style-name="ce2"/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 table:formula="of:=[.N34]*0.12" office:value-type="float" office:value="0.0062446252090994" calcext:value-type="float">
            <text:p>0.0062446252</text:p>
          </table:table-cell>
          <table:table-cell office:value-type="float" office:value="942420000" calcext:value-type="float">
            <text:p>942420000</text:p>
          </table:table-cell>
          <table:table-cell office:value-type="float" office:value="0.00922374944316864" calcext:value-type="float">
            <text:p>0.0092237494</text:p>
          </table:table-cell>
        </table:table-row>
        <table:table-row table:style-name="ro1">
          <table:table-cell office:value-type="float" office:value="942430000" calcext:value-type="float">
            <text:p>942430000</text:p>
          </table:table-cell>
          <table:table-cell table:style-name="ce2" office:value-type="float" office:value="3.29613873814345E-018" calcext:value-type="float">
            <text:p>3.30E-18</text:p>
          </table:table-cell>
          <table:table-cell/>
          <table:table-cell office:value-type="float" office:value="942430000" calcext:value-type="float">
            <text:p>942430000</text:p>
          </table:table-cell>
          <table:table-cell table:style-name="ce2" office:value-type="float" office:value="3.29613873814345E-018" calcext:value-type="float">
            <text:p>3.30E-18</text:p>
          </table:table-cell>
          <table:table-cell table:style-name="ce2"/>
          <table:table-cell office:value-type="float" office:value="942430000" calcext:value-type="float">
            <text:p>942430000</text:p>
          </table:table-cell>
          <table:table-cell table:style-name="ce2" office:value-type="float" office:value="3.29613873814345E-018" calcext:value-type="float">
            <text:p>3.30E-18</text:p>
          </table:table-cell>
          <table:table-cell/>
          <table:table-cell office:value-type="float" office:value="942430000" calcext:value-type="float">
            <text:p>942430000</text:p>
          </table:table-cell>
          <table:table-cell table:style-name="ce2" office:value-type="float" office:value="3.29613873814345E-018" calcext:value-type="float">
            <text:p>3.30E-18</text:p>
          </table:table-cell>
          <table:table-cell/>
          <table:table-cell office:value-type="float" office:value="942430000" calcext:value-type="float">
            <text:p>942430000</text:p>
          </table:table-cell>
          <table:table-cell table:style-name="ce2" office:value-type="float" office:value="3.29613873814345E-018" calcext:value-type="float">
            <text:p>3.30E-18</text:p>
          </table:table-cell>
          <table:table-cell table:formula="of:=[.N35]*0.12" office:value-type="float" office:value="3.95536648577214E-019" calcext:value-type="float">
            <text:p>3.95536648577214E-19</text:p>
          </table:table-cell>
          <table:table-cell table:number-columns-repeated="2"/>
        </table:table-row>
        <table:table-row table:style-name="ro1">
          <table:table-cell office:value-type="float" office:value="942440000" calcext:value-type="float">
            <text:p>942440000</text:p>
          </table:table-cell>
          <table:table-cell table:style-name="ce2" office:value-type="float" office:value="0.00000137198528899004" calcext:value-type="float">
            <text:p>1.37E-06</text:p>
          </table:table-cell>
          <table:table-cell/>
          <table:table-cell office:value-type="float" office:value="942440000" calcext:value-type="float">
            <text:p>942440000</text:p>
          </table:table-cell>
          <table:table-cell table:style-name="ce2" office:value-type="float" office:value="0.00000137198528899004" calcext:value-type="float">
            <text:p>1.37E-06</text:p>
          </table:table-cell>
          <table:table-cell/>
          <table:table-cell office:value-type="float" office:value="942440000" calcext:value-type="float">
            <text:p>942440000</text:p>
          </table:table-cell>
          <table:table-cell table:style-name="ce2" office:value-type="float" office:value="0.00000137198528899004" calcext:value-type="float">
            <text:p>1.37E-06</text:p>
          </table:table-cell>
          <table:table-cell/>
          <table:table-cell office:value-type="float" office:value="942440000" calcext:value-type="float">
            <text:p>942440000</text:p>
          </table:table-cell>
          <table:table-cell table:style-name="ce2" office:value-type="float" office:value="0.00000137198528899004" calcext:value-type="float">
            <text:p>1.37E-06</text:p>
          </table:table-cell>
          <table:table-cell/>
          <table:table-cell office:value-type="float" office:value="942440000" calcext:value-type="float">
            <text:p>942440000</text:p>
          </table:table-cell>
          <table:table-cell table:style-name="ce2" office:value-type="float" office:value="0.00000137198528899004" calcext:value-type="float">
            <text:p>1.37E-06</text:p>
          </table:table-cell>
          <table:table-cell table:formula="of:=[.N36]*0.12" office:value-type="float" office:value="0.000000164638234678805" calcext:value-type="float">
            <text:p>1.64638234678805E-07</text:p>
          </table:table-cell>
          <table:table-cell table:number-columns-repeated="2"/>
        </table:table-row>
        <table:table-row table:style-name="ro1">
          <table:table-cell office:value-type="float" office:value="942460000" calcext:value-type="float">
            <text:p>942460000</text:p>
          </table:table-cell>
          <table:table-cell table:style-name="ce2" office:value-type="float" office:value="1.19373040159657E-023" calcext:value-type="float">
            <text:p>1.19E-23</text:p>
          </table:table-cell>
          <table:table-cell/>
          <table:table-cell office:value-type="float" office:value="942460000" calcext:value-type="float">
            <text:p>942460000</text:p>
          </table:table-cell>
          <table:table-cell table:style-name="ce2" office:value-type="float" office:value="1.19373040159657E-023" calcext:value-type="float">
            <text:p>1.19E-23</text:p>
          </table:table-cell>
          <table:table-cell table:style-name="ce2"/>
          <table:table-cell office:value-type="float" office:value="942460000" calcext:value-type="float">
            <text:p>942460000</text:p>
          </table:table-cell>
          <table:table-cell table:style-name="ce2" office:value-type="float" office:value="1.19373040159657E-023" calcext:value-type="float">
            <text:p>1.19E-23</text:p>
          </table:table-cell>
          <table:table-cell/>
          <table:table-cell office:value-type="float" office:value="942460000" calcext:value-type="float">
            <text:p>942460000</text:p>
          </table:table-cell>
          <table:table-cell table:style-name="ce2" office:value-type="float" office:value="1.19373040159657E-023" calcext:value-type="float">
            <text:p>1.19E-23</text:p>
          </table:table-cell>
          <table:table-cell/>
          <table:table-cell office:value-type="float" office:value="942460000" calcext:value-type="float">
            <text:p>942460000</text:p>
          </table:table-cell>
          <table:table-cell table:style-name="ce2" office:value-type="float" office:value="1.19373040159657E-023" calcext:value-type="float">
            <text:p>1.19E-23</text:p>
          </table:table-cell>
          <table:table-cell table:formula="of:=[.N37]*0.12" office:value-type="float" office:value="1.43247648191588E-024" calcext:value-type="float">
            <text:p>1.43247648191588E-24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 table:number-rows-repeated="3">
          <table:table-cell table:number-columns-repeated="5"/>
          <table:table-cell table:style-name="ce2"/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EG24" table:style-name="ta1">
        <table:table-column table:style-name="co1" table:number-columns-repeated="7" table:default-cell-style-name="ce4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eg24</text:p>
          </table:table-cell>
          <table:table-cell table:style-name="Default" table:number-columns-repeated="6"/>
          <table:table-cell table:number-columns-repeated="5"/>
          <table:table-cell table:style-name="ce3"/>
          <table:table-cell office:value-type="string" calcext:value-type="string">
            <text:p>FP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ce4"/>
          <table:table-cell office:value-type="string" calcext:value-type="string">
            <text:p>TRU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5"/>
          <table:table-cell office:value-type="string" calcext:value-type="string">
            <text:p>FROM SPENT UOX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FROM SPENT MOX</text:p>
          </table:table-cell>
          <table:table-cell/>
        </table:table-row>
        <table:table-row table:style-name="ro1">
          <table:table-cell table:style-name="Default" office:value-type="string" calcext:value-type="string">
            <text:p>used_uox</text:p>
          </table:table-cell>
          <table:table-cell table:style-name="Default" table:number-columns-repeated="3"/>
          <table:table-cell table:style-name="Default" office:value-type="string" calcext:value-type="string">
            <text:p>used_mox_from_sfr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fresh mox fuel</text:p>
          </table:table-cell>
          <table:table-cell/>
          <table:table-cell table:style-name="ce10" office:value-type="string" calcext:value-type="string">
            <text:p>RATIO :</text:p>
          </table:table-cell>
          <table:table-cell office:value-type="float" office:value="0.13" calcext:value-type="float">
            <text:p>0.13</text:p>
          </table:table-cell>
          <table:table-cell/>
          <table:table-cell table:style-name="ce10" office:value-type="string" calcext:value-type="string">
            <text:p>RATIO</text:p>
          </table:table-cell>
          <table:table-cell office:value-type="float" office:value="0.129" calcext:value-type="float">
            <text:p>0.129</text:p>
          </table:table-cell>
          <table:table-cell/>
        </table:table-row>
        <table:table-row table:style-name="ro1">
          <table:table-cell table:style-name="ce3" office:value-type="float" office:value="10030000" calcext:value-type="float">
            <text:p>10030000</text:p>
          </table:table-cell>
          <table:table-cell table:style-name="ce6" office:value-type="float" office:value="0.0000000593291709632628" calcext:value-type="float">
            <text:p>5.93E-08</text:p>
          </table:table-cell>
          <table:table-cell table:style-name="ce3" table:number-columns-repeated="2"/>
          <table:table-cell table:style-name="ce3" office:value-type="float" office:value="10030000" calcext:value-type="float">
            <text:p>10030000</text:p>
          </table:table-cell>
          <table:table-cell table:style-name="ce6" office:value-type="float" office:value="0.00000018617095462858" calcext:value-type="float">
            <text:p>1.86E-07</text:p>
          </table:table-cell>
          <table:table-cell table:style-name="Default"/>
          <table:table-cell table:number-columns-repeated="2"/>
          <table:table-cell table:style-name="ce5" office:value-type="float" office:value="922340000" calcext:value-type="float">
            <text:p>922340000</text:p>
          </table:table-cell>
          <table:table-cell table:style-name="ce9" office:value-type="float" office:value="0.0000972241104040568" calcext:value-type="float">
            <text:p>9.72E-0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M5]-[.K5])" office:value-type="float" office:value="0.0000972241104040568" calcext:value-type="float">
            <text:p>9.72241104040568E-0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P5]-[.K5])" office:value-type="float" office:value="0.0000972241104040568" calcext:value-type="float">
            <text:p>9.72241104040568E-05</text:p>
          </table:table-cell>
        </table:table-row>
        <table:table-row table:style-name="ro1">
          <table:table-cell table:style-name="ce3" office:value-type="float" office:value="20040000" calcext:value-type="float">
            <text:p>20040000</text:p>
          </table:table-cell>
          <table:table-cell table:style-name="ce6" office:value-type="float" office:value="0.000000216408543242237" calcext:value-type="float">
            <text:p>2.16E-07</text:p>
          </table:table-cell>
          <table:table-cell table:style-name="ce3" table:number-columns-repeated="2"/>
          <table:table-cell table:style-name="ce3" office:value-type="float" office:value="20040000" calcext:value-type="float">
            <text:p>20040000</text:p>
          </table:table-cell>
          <table:table-cell table:style-name="ce6" office:value-type="float" office:value="0.00000834007032298575" calcext:value-type="float">
            <text:p>8.34E-06</text:p>
          </table:table-cell>
          <table:table-cell table:style-name="Default"/>
          <table:table-cell table:number-columns-repeated="2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394698140059347" calcext:value-type="float">
            <text:p>0.0039469814</text:p>
          </table:table-cell>
          <table:table-cell table:style-name="ce5"/>
          <table:table-cell table:style-name="ce5" table:formula="of:=(1-[.M4])*[.K26]" office:value-type="float" office:value="0.00261" calcext:value-type="float">
            <text:p>0.00261</text:p>
          </table:table-cell>
          <table:table-cell table:style-name="ce5" table:formula="of:=ABS([.M6]-[.K6])" office:value-type="float" office:value="0.00133698140059347" calcext:value-type="float">
            <text:p>0.0013369814</text:p>
          </table:table-cell>
          <table:table-cell table:style-name="ce5"/>
          <table:table-cell table:style-name="ce5" table:formula="of:=(1-[.P4])*[.K26]" office:value-type="float" office:value="0.002613" calcext:value-type="float">
            <text:p>0.002613</text:p>
          </table:table-cell>
          <table:table-cell table:style-name="ce5" table:formula="of:=ABS([.P6]-[.K6])" office:value-type="float" office:value="0.00133398140059347" calcext:value-type="float">
            <text:p>0.0013339814</text:p>
          </table:table-cell>
        </table:table-row>
        <table:table-row table:style-name="ro1">
          <table:table-cell table:style-name="ce3" office:value-type="float" office:value="60140000" calcext:value-type="float">
            <text:p>60140000</text:p>
          </table:table-cell>
          <table:table-cell table:style-name="ce6" office:value-type="float" office:value="0.0000000000271516870419803" calcext:value-type="float">
            <text:p>2.72E-11</text:p>
          </table:table-cell>
          <table:table-cell table:style-name="ce3" table:number-columns-repeated="4"/>
          <table:table-cell table:style-name="Default"/>
          <table:table-cell table:number-columns-repeated="2"/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215735690032438" calcext:value-type="float">
            <text:p>0.002157356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M7]-[.K7])" office:value-type="float" office:value="0.00215735690032438" calcext:value-type="float">
            <text:p>0.002157356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P7]-[.K7])" office:value-type="float" office:value="0.00215735690032438" calcext:value-type="float">
            <text:p>0.0021573569</text:p>
          </table:table-cell>
        </table:table-row>
        <table:table-row table:style-name="ro1">
          <table:table-cell table:style-name="ce3" office:value-type="float" office:value="360810000" calcext:value-type="float">
            <text:p>360810000</text:p>
          </table:table-cell>
          <table:table-cell table:style-name="ce6" office:value-type="float" office:value="0.0000000000223013286574379" calcext:value-type="float">
            <text:p>2.23E-11</text:p>
          </table:table-cell>
          <table:table-cell table:style-name="ce3" table:number-columns-repeated="2"/>
          <table:table-cell table:style-name="ce3" office:value-type="float" office:value="360810000" calcext:value-type="float">
            <text:p>360810000</text:p>
          </table:table-cell>
          <table:table-cell table:style-name="ce6" office:value-type="float" office:value="0.00000000000856461892199477" calcext:value-type="float">
            <text:p>8.56E-12</text:p>
          </table:table-cell>
          <table:table-cell table:style-name="Default"/>
          <table:table-cell table:number-columns-repeated="2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866573342830299" calcext:value-type="float">
            <text:p>0.8665733428</text:p>
          </table:table-cell>
          <table:table-cell table:style-name="ce5"/>
          <table:table-cell table:style-name="ce5" table:formula="of:=(1-[.M4])*([.K27])" office:value-type="float" office:value="0.86739" calcext:value-type="float">
            <text:p>0.86739</text:p>
          </table:table-cell>
          <table:table-cell table:style-name="ce5" table:formula="of:=ABS([.M8]-[.K8])" office:value-type="float" office:value="0.000816657169700918" calcext:value-type="float">
            <text:p>0.0008166572</text:p>
          </table:table-cell>
          <table:table-cell table:style-name="ce5"/>
          <table:table-cell table:style-name="ce5" table:formula="of:=(1-[.P4])*[.K27]" office:value-type="float" office:value="0.868387" calcext:value-type="float">
            <text:p>0.868387</text:p>
          </table:table-cell>
          <table:table-cell table:style-name="ce5" table:formula="of:=ABS([.P8]-[.K8])" office:value-type="float" office:value="0.00181365716970094" calcext:value-type="float">
            <text:p>0.0018136572</text:p>
          </table:table-cell>
        </table:table-row>
        <table:table-row table:style-name="ro1">
          <table:table-cell table:style-name="ce3" office:value-type="float" office:value="360850000" calcext:value-type="float">
            <text:p>360850000</text:p>
          </table:table-cell>
          <table:table-cell table:style-name="ce6" office:value-type="float" office:value="0.000024943225990295" calcext:value-type="float">
            <text:p>2.49E-05</text:p>
          </table:table-cell>
          <table:table-cell table:style-name="ce3" table:number-columns-repeated="2"/>
          <table:table-cell table:style-name="ce3" office:value-type="float" office:value="360850000" calcext:value-type="float">
            <text:p>360850000</text:p>
          </table:table-cell>
          <table:table-cell table:style-name="ce6" office:value-type="float" office:value="0.0000314353832428424" calcext:value-type="float">
            <text:p>3.14E-05</text:p>
          </table:table-cell>
          <table:table-cell table:style-name="Default"/>
          <table:table-cell table:number-columns-repeated="2"/>
          <table:table-cell table:style-name="ce4" office:value-type="float" office:value="932370000" calcext:value-type="float">
            <text:p>932370000</text:p>
          </table:table-cell>
          <table:table-cell table:style-name="ce4" office:value-type="float" office:value="0.00605650440091066" calcext:value-type="float">
            <text:p>0.0060565044</text:p>
          </table:table-cell>
          <table:table-cell table:style-name="ce4"/>
          <table:table-cell table:style-name="ce4" table:formula="of:=[.$M$4]*[.C29]" office:value-type="float" office:value="0.00452651861569704" calcext:value-type="float">
            <text:p>0.0045265186</text:p>
          </table:table-cell>
          <table:table-cell table:style-name="ce4" table:formula="of:=ABS([.M9]-[.K9])" office:value-type="float" office:value="0.00152998578521362" calcext:value-type="float">
            <text:p>0.0015299858</text:p>
          </table:table-cell>
          <table:table-cell table:style-name="ce4"/>
          <table:table-cell table:style-name="ce4" table:formula="of:=[.$P$4]*[.G29]" office:value-type="float" office:value="0.000755514185038364" calcext:value-type="float">
            <text:p>0.0007555142</text:p>
          </table:table-cell>
          <table:table-cell table:style-name="ce4" table:formula="of:=ABS([.P9]-[.K9])" office:value-type="float" office:value="0.0053009902158723" calcext:value-type="float">
            <text:p>0.0053009902</text:p>
          </table:table-cell>
        </table:table-row>
        <table:table-row table:style-name="ro1">
          <table:table-cell table:style-name="ce3" office:value-type="float" office:value="380900000" calcext:value-type="float">
            <text:p>380900000</text:p>
          </table:table-cell>
          <table:table-cell table:style-name="ce3" office:value-type="float" office:value="0.000554488878607234" calcext:value-type="float">
            <text:p>0.0005544889</text:p>
          </table:table-cell>
          <table:table-cell table:style-name="ce3" table:number-columns-repeated="2"/>
          <table:table-cell table:style-name="ce3" office:value-type="float" office:value="380900000" calcext:value-type="float">
            <text:p>380900000</text:p>
          </table:table-cell>
          <table:table-cell table:style-name="ce3" office:value-type="float" office:value="0.000587795037697093" calcext:value-type="float">
            <text:p>0.000587795</text:p>
          </table:table-cell>
          <table:table-cell table:style-name="Default"/>
          <table:table-cell table:number-columns-repeated="2"/>
          <table:table-cell table:style-name="ce4" office:value-type="float" office:value="942380000" calcext:value-type="float">
            <text:p>942380000</text:p>
          </table:table-cell>
          <table:table-cell table:style-name="ce4" office:value-type="float" office:value="0.00300400680045169" calcext:value-type="float">
            <text:p>0.0030040068</text:p>
          </table:table-cell>
          <table:table-cell table:style-name="ce4"/>
          <table:table-cell table:style-name="ce4" table:formula="of:=[.$M$4]*[.C30]" office:value-type="float" office:value="0.00146971977813382" calcext:value-type="float">
            <text:p>0.0014697198</text:p>
          </table:table-cell>
          <table:table-cell table:style-name="ce4" table:formula="of:=ABS([.M10]-[.K10])" office:value-type="float" office:value="0.00153428702231787" calcext:value-type="float">
            <text:p>0.001534287</text:p>
          </table:table-cell>
          <table:table-cell table:style-name="ce4"/>
          <table:table-cell table:style-name="ce4" table:formula="of:=[.$P$4]*[.G30]" office:value-type="float" office:value="0.00106412417897527" calcext:value-type="float">
            <text:p>0.0010641242</text:p>
          </table:table-cell>
          <table:table-cell table:style-name="ce4" table:formula="of:=ABS([.P10]-[.K10])" office:value-type="float" office:value="0.00193988262147642" calcext:value-type="float">
            <text:p>0.0019398826</text:p>
          </table:table-cell>
        </table:table-row>
        <table:table-row table:style-name="ro1">
          <table:table-cell table:style-name="ce3" office:value-type="float" office:value="430990000" calcext:value-type="float">
            <text:p>430990000</text:p>
          </table:table-cell>
          <table:table-cell table:style-name="ce3" office:value-type="float" office:value="0.000807326640983298" calcext:value-type="float">
            <text:p>0.0008073266</text:p>
          </table:table-cell>
          <table:table-cell table:style-name="ce3" table:number-columns-repeated="2"/>
          <table:table-cell table:style-name="ce3" office:value-type="float" office:value="430990000" calcext:value-type="float">
            <text:p>430990000</text:p>
          </table:table-cell>
          <table:table-cell table:style-name="ce3" office:value-type="float" office:value="0.00178241463894994" calcext:value-type="float">
            <text:p>0.0017824146</text:p>
          </table:table-cell>
          <table:table-cell table:style-name="Default"/>
          <table:table-cell table:number-columns-repeated="2"/>
          <table:table-cell table:style-name="ce4" office:value-type="float" office:value="942390000" calcext:value-type="float">
            <text:p>942390000</text:p>
          </table:table-cell>
          <table:table-cell table:style-name="ce4" office:value-type="float" office:value="0.0606135352091139" calcext:value-type="float">
            <text:p>0.0606135352</text:p>
          </table:table-cell>
          <table:table-cell table:style-name="ce4"/>
          <table:table-cell table:style-name="ce4" table:formula="of:=[.$M$4]*[.C31]" office:value-type="float" office:value="0.0686278619146363" calcext:value-type="float">
            <text:p>0.0686278619</text:p>
          </table:table-cell>
          <table:table-cell table:style-name="ce4" table:formula="of:=ABS([.M11]-[.K11])" office:value-type="float" office:value="0.00801432670552237" calcext:value-type="float">
            <text:p>0.0080143267</text:p>
          </table:table-cell>
          <table:table-cell table:style-name="ce4"/>
          <table:table-cell table:style-name="ce4" table:formula="of:=[.$P$4]*[.G31]" office:value-type="float" office:value="0.0905198400278211" calcext:value-type="float">
            <text:p>0.09051984</text:p>
          </table:table-cell>
          <table:table-cell table:style-name="ce4" table:formula="of:=ABS([.P11]-[.K11])" office:value-type="float" office:value="0.0299063048187072" calcext:value-type="float">
            <text:p>0.0299063048</text:p>
          </table:table-cell>
        </table:table-row>
        <table:table-row table:style-name="ro1">
          <table:table-cell table:style-name="ce3" office:value-type="float" office:value="531290000" calcext:value-type="float">
            <text:p>531290000</text:p>
          </table:table-cell>
          <table:table-cell table:style-name="ce3" office:value-type="float" office:value="0.000186893591647933" calcext:value-type="float">
            <text:p>0.0001868936</text:p>
          </table:table-cell>
          <table:table-cell table:style-name="ce3" table:number-columns-repeated="2"/>
          <table:table-cell table:style-name="ce3" office:value-type="float" office:value="531290000" calcext:value-type="float">
            <text:p>531290000</text:p>
          </table:table-cell>
          <table:table-cell table:style-name="ce3" office:value-type="float" office:value="0.000562553359109562" calcext:value-type="float">
            <text:p>0.0005625534</text:p>
          </table:table-cell>
          <table:table-cell table:style-name="Default"/>
          <table:table-cell table:number-columns-repeated="2"/>
          <table:table-cell table:style-name="ce4" office:value-type="float" office:value="942400000" calcext:value-type="float">
            <text:p>942400000</text:p>
          </table:table-cell>
          <table:table-cell table:style-name="ce4" office:value-type="float" office:value="0.028677475804312" calcext:value-type="float">
            <text:p>0.0286774758</text:p>
          </table:table-cell>
          <table:table-cell table:style-name="ce4"/>
          <table:table-cell table:style-name="ce4" table:formula="of:=[.$M$4]*[.C32]" office:value-type="float" office:value="0.0307453913373646" calcext:value-type="float">
            <text:p>0.0307453913</text:p>
          </table:table-cell>
          <table:table-cell table:style-name="ce4" table:formula="of:=ABS([.M12]-[.K12])" office:value-type="float" office:value="0.00206791553305262" calcext:value-type="float">
            <text:p>0.0020679155</text:p>
          </table:table-cell>
          <table:table-cell table:style-name="ce4"/>
          <table:table-cell table:style-name="ce4" table:formula="of:=[.$P$4]*[.G32]" office:value-type="float" office:value="0.0296850736673561" calcext:value-type="float">
            <text:p>0.0296850737</text:p>
          </table:table-cell>
          <table:table-cell table:style-name="ce4" table:formula="of:=ABS([.P12]-[.K12])" office:value-type="float" office:value="0.00100759786304407" calcext:value-type="float">
            <text:p>0.0010075979</text:p>
          </table:table-cell>
        </table:table-row>
        <table:table-row table:style-name="ro1">
          <table:table-cell table:style-name="ce3" office:value-type="float" office:value="551340000" calcext:value-type="float">
            <text:p>551340000</text:p>
          </table:table-cell>
          <table:table-cell table:style-name="ce3" office:value-type="float" office:value="0.000127038112103749" calcext:value-type="float">
            <text:p>0.0001270381</text:p>
          </table:table-cell>
          <table:table-cell table:style-name="ce3" table:number-columns-repeated="2"/>
          <table:table-cell table:style-name="ce3" office:value-type="float" office:value="551340000" calcext:value-type="float">
            <text:p>551340000</text:p>
          </table:table-cell>
          <table:table-cell table:style-name="ce6" office:value-type="float" office:value="0.0000574499221676401" calcext:value-type="float">
            <text:p>5.74E-05</text:p>
          </table:table-cell>
          <table:table-cell table:style-name="Default"/>
          <table:table-cell table:number-columns-repeated="2"/>
          <table:table-cell table:style-name="ce4" office:value-type="float" office:value="942410000" calcext:value-type="float">
            <text:p>942410000</text:p>
          </table:table-cell>
          <table:table-cell table:style-name="ce4" office:value-type="float" office:value="0.0134998465020299" calcext:value-type="float">
            <text:p>0.0134998465</text:p>
          </table:table-cell>
          <table:table-cell table:style-name="ce4"/>
          <table:table-cell table:style-name="ce4" table:formula="of:=[.$M$4]*[.C33]" office:value-type="float" office:value="0.0166895747543408" calcext:value-type="float">
            <text:p>0.0166895748</text:p>
          </table:table-cell>
          <table:table-cell table:style-name="ce4" table:formula="of:=ABS([.M13]-[.K13])" office:value-type="float" office:value="0.00318972825231091" calcext:value-type="float">
            <text:p>0.0031897283</text:p>
          </table:table-cell>
          <table:table-cell table:style-name="ce4"/>
          <table:table-cell table:style-name="ce4" table:formula="of:=[.$P$4]*[.G33]" office:value-type="float" office:value="0.00331105915750138" calcext:value-type="float">
            <text:p>0.0033110592</text:p>
          </table:table-cell>
          <table:table-cell table:style-name="ce4" table:formula="of:=ABS([.P13]-[.K13])" office:value-type="float" office:value="0.0101887873445285" calcext:value-type="float">
            <text:p>0.0101887873</text:p>
          </table:table-cell>
        </table:table-row>
        <table:table-row table:style-name="ro1">
          <table:table-cell table:style-name="ce3" office:value-type="float" office:value="551350000" calcext:value-type="float">
            <text:p>551350000</text:p>
          </table:table-cell>
          <table:table-cell table:style-name="ce3" office:value-type="float" office:value="0.000315066857225346" calcext:value-type="float">
            <text:p>0.0003150669</text:p>
          </table:table-cell>
          <table:table-cell table:style-name="ce3" table:number-columns-repeated="2"/>
          <table:table-cell table:style-name="ce3" office:value-type="float" office:value="551350000" calcext:value-type="float">
            <text:p>551350000</text:p>
          </table:table-cell>
          <table:table-cell table:style-name="ce3" office:value-type="float" office:value="0.00304328825233651" calcext:value-type="float">
            <text:p>0.0030432883</text:p>
          </table:table-cell>
          <table:table-cell table:style-name="Default"/>
          <table:table-cell table:number-columns-repeated="2"/>
          <table:table-cell table:style-name="ce4" office:value-type="float" office:value="942420000" calcext:value-type="float">
            <text:p>942420000</text:p>
          </table:table-cell>
          <table:table-cell table:style-name="ce4" office:value-type="float" office:value="0.00840346050126356" calcext:value-type="float">
            <text:p>0.0084034605</text:p>
          </table:table-cell>
          <table:table-cell table:style-name="ce4"/>
          <table:table-cell table:style-name="ce4" table:formula="of:=[.$M$4]*[.C34]" office:value-type="float" office:value="0.00644930021793445" calcext:value-type="float">
            <text:p>0.0064493002</text:p>
          </table:table-cell>
          <table:table-cell table:style-name="ce4" table:formula="of:=ABS([.M14]-[.K14])" office:value-type="float" office:value="0.00195416028332911" calcext:value-type="float">
            <text:p>0.0019541603</text:p>
          </table:table-cell>
          <table:table-cell table:style-name="ce4"/>
          <table:table-cell table:style-name="ce4" table:formula="of:=[.$P$4]*[.G34]" office:value-type="float" office:value="0.00166365229257283" calcext:value-type="float">
            <text:p>0.0016636523</text:p>
          </table:table-cell>
          <table:table-cell table:style-name="ce4" table:formula="of:=ABS([.P14]-[.K14])" office:value-type="float" office:value="0.00673980820869073" calcext:value-type="float">
            <text:p>0.0067398082</text:p>
          </table:table-cell>
        </table:table-row>
        <table:table-row table:style-name="ro1">
          <table:table-cell table:style-name="ce3" office:value-type="float" office:value="551370000" calcext:value-type="float">
            <text:p>551370000</text:p>
          </table:table-cell>
          <table:table-cell table:style-name="ce3" office:value-type="float" office:value="0.00123942132973921" calcext:value-type="float">
            <text:p>0.0012394213</text:p>
          </table:table-cell>
          <table:table-cell table:style-name="ce3" table:number-columns-repeated="2"/>
          <table:table-cell table:style-name="ce3" office:value-type="float" office:value="551370000" calcext:value-type="float">
            <text:p>551370000</text:p>
          </table:table-cell>
          <table:table-cell table:style-name="ce3" office:value-type="float" office:value="0.00268424261708978" calcext:value-type="float">
            <text:p>0.0026842426</text:p>
          </table:table-cell>
          <table:table-cell table:style-name="Default"/>
          <table:table-cell table:number-columns-repeated="2"/>
          <table:table-cell table:style-name="ce4" office:value-type="float" office:value="952410000" calcext:value-type="float">
            <text:p>952410000</text:p>
          </table:table-cell>
          <table:table-cell table:style-name="ce4" office:value-type="float" office:value="0.00429919680064643" calcext:value-type="float">
            <text:p>0.0042991968</text:p>
          </table:table-cell>
          <table:table-cell table:style-name="ce4"/>
          <table:table-cell table:style-name="ce4" table:formula="of:=[.$M$4]*[.C35]" office:value-type="float" office:value="0.00040666340733978" calcext:value-type="float">
            <text:p>0.0004066634</text:p>
          </table:table-cell>
          <table:table-cell table:style-name="ce4" table:formula="of:=ABS([.M15]-[.K15])" office:value-type="float" office:value="0.00389253339330665" calcext:value-type="float">
            <text:p>0.0038925334</text:p>
          </table:table-cell>
          <table:table-cell table:style-name="ce4"/>
          <table:table-cell table:style-name="ce4" table:formula="of:=[.$P$4]*[.G35]" office:value-type="float" office:value="0.00129925453524098" calcext:value-type="float">
            <text:p>0.0012992545</text:p>
          </table:table-cell>
          <table:table-cell table:style-name="ce4" table:formula="of:=ABS([.P15]-[.K15])" office:value-type="float" office:value="0.00299994226540545" calcext:value-type="float">
            <text:p>0.0029999423</text:p>
          </table:table-cell>
        </table:table-row>
        <table:table-row table:style-name="ro1">
          <table:table-cell table:style-name="ce3" office:value-type="float" office:value="822060000" calcext:value-type="float">
            <text:p>822060000</text:p>
          </table:table-cell>
          <table:table-cell table:style-name="ce6" office:value-type="float" office:value="7.91434009596908E-020" calcext:value-type="float">
            <text:p>7.91E-20</text:p>
          </table:table-cell>
          <table:table-cell table:style-name="ce3" table:number-columns-repeated="2"/>
          <table:table-cell table:style-name="ce3" office:value-type="float" office:value="822060000" calcext:value-type="float">
            <text:p>822060000</text:p>
          </table:table-cell>
          <table:table-cell table:style-name="ce6" office:value-type="float" office:value="1.2899313751333E-018" calcext:value-type="float">
            <text:p>1.29E-18</text:p>
          </table:table-cell>
          <table:table-cell table:style-name="Default"/>
          <table:table-cell table:number-columns-repeated="2"/>
          <table:table-cell table:style-name="ce4" office:value-type="float" office:value="952420001" calcext:value-type="float">
            <text:p>952420001</text:p>
          </table:table-cell>
          <table:table-cell table:style-name="ce8" office:value-type="float" office:value="0.00000773428708700601" calcext:value-type="float">
            <text:p>7.73E-06</text:p>
          </table:table-cell>
          <table:table-cell table:style-name="ce4"/>
          <table:table-cell table:style-name="ce4" table:formula="of:=[.$M$4]*[.C36]" office:value-type="float" office:value="0.00000485539732656018" calcext:value-type="float">
            <text:p>4.85539732656018E-06</text:p>
          </table:table-cell>
          <table:table-cell table:style-name="ce4" table:formula="of:=ABS([.M16]-[.K16])" office:value-type="float" office:value="0.00000287888976044583" calcext:value-type="float">
            <text:p>2.87888976044583E-06</text:p>
          </table:table-cell>
          <table:table-cell table:style-name="ce4"/>
          <table:table-cell table:style-name="ce4" table:formula="of:=[.$P$4]*[.G36]" office:value-type="float" office:value="0.0000846022876538294" calcext:value-type="float">
            <text:p>8.46022876538294E-05</text:p>
          </table:table-cell>
          <table:table-cell table:style-name="ce4" table:formula="of:=ABS([.P16]-[.K16])" office:value-type="float" office:value="0.0000768680005668234" calcext:value-type="float">
            <text:p>0.000076868</text:p>
          </table:table-cell>
        </table:table-row>
        <table:table-row table:style-name="ro1">
          <table:table-cell table:style-name="ce3" office:value-type="float" office:value="822070000" calcext:value-type="float">
            <text:p>822070000</text:p>
          </table:table-cell>
          <table:table-cell table:style-name="ce6" office:value-type="float" office:value="6.72755027847469E-017" calcext:value-type="float">
            <text:p>6.73E-17</text:p>
          </table:table-cell>
          <table:table-cell table:style-name="ce3" table:number-columns-repeated="2"/>
          <table:table-cell table:style-name="ce3" office:value-type="float" office:value="822070000" calcext:value-type="float">
            <text:p>822070000</text:p>
          </table:table-cell>
          <table:table-cell table:style-name="ce6" office:value-type="float" office:value="2.01684130699844E-016" calcext:value-type="float">
            <text:p>2.02E-16</text:p>
          </table:table-cell>
          <table:table-cell table:style-name="Default"/>
          <table:table-cell table:number-columns-repeated="2"/>
          <table:table-cell table:style-name="ce4" office:value-type="float" office:value="952430000" calcext:value-type="float">
            <text:p>952430000</text:p>
          </table:table-cell>
          <table:table-cell table:style-name="ce4" office:value-type="float" office:value="0.0019207217002888" calcext:value-type="float">
            <text:p>0.0019207217</text:p>
          </table:table-cell>
          <table:table-cell table:style-name="ce4"/>
          <table:table-cell table:style-name="ce4" table:formula="of:=[.$M$4]*[.C37]" office:value-type="float" office:value="0.00107683924406651" calcext:value-type="float">
            <text:p>0.0010768392</text:p>
          </table:table-cell>
          <table:table-cell table:style-name="ce4" table:formula="of:=ABS([.M17]-[.K17])" office:value-type="float" office:value="0.000843882456222289" calcext:value-type="float">
            <text:p>0.0008438825</text:p>
          </table:table-cell>
          <table:table-cell table:style-name="ce4"/>
          <table:table-cell table:style-name="ce4" table:formula="of:=[.$P$4]*[.G37]" office:value-type="float" office:value="0.000382558568501043" calcext:value-type="float">
            <text:p>0.0003825586</text:p>
          </table:table-cell>
          <table:table-cell table:style-name="ce4" table:formula="of:=ABS([.P17]-[.K17])" office:value-type="float" office:value="0.00153816313178776" calcext:value-type="float">
            <text:p>0.0015381631</text:p>
          </table:table-cell>
        </table:table-row>
        <table:table-row table:style-name="ro1">
          <table:table-cell table:style-name="ce3" office:value-type="float" office:value="822080000" calcext:value-type="float">
            <text:p>822080000</text:p>
          </table:table-cell>
          <table:table-cell table:style-name="ce6" office:value-type="float" office:value="0.000000000000127038110029181" calcext:value-type="float">
            <text:p>1.27E-13</text:p>
          </table:table-cell>
          <table:table-cell table:style-name="ce3" table:number-columns-repeated="2"/>
          <table:table-cell table:style-name="ce3" office:value-type="float" office:value="822080000" calcext:value-type="float">
            <text:p>822080000</text:p>
          </table:table-cell>
          <table:table-cell table:style-name="ce6" office:value-type="float" office:value="0.0000000000626012706992358" calcext:value-type="float">
            <text:p>6.26E-11</text:p>
          </table:table-cell>
          <table:table-cell table:style-name="Default"/>
          <table:table-cell table:number-columns-repeated="2"/>
          <table:table-cell table:style-name="ce4" office:value-type="float" office:value="962430000" calcext:value-type="float">
            <text:p>962430000</text:p>
          </table:table-cell>
          <table:table-cell table:style-name="ce8" office:value-type="float" office:value="0.00000647352555558183" calcext:value-type="float">
            <text:p>6.47E-06</text:p>
          </table:table-cell>
          <table:table-cell table:style-name="ce4"/>
          <table:table-cell table:style-name="ce4" table:formula="of:=[.$M$4]*[.C38]" office:value-type="float" office:value="0.00000327533316017665" calcext:value-type="float">
            <text:p>3.27533316017665E-06</text:p>
          </table:table-cell>
          <table:table-cell table:style-name="ce4" table:formula="of:=ABS([.M18]-[.K18])" office:value-type="float" office:value="0.00000319819239540518" calcext:value-type="float">
            <text:p>3.19819239540518E-06</text:p>
          </table:table-cell>
          <table:table-cell table:style-name="ce4"/>
          <table:table-cell table:style-name="ce4" table:formula="of:=[.$P$4]*[.G38]" office:value-type="float" office:value="0.00000344533495235132" calcext:value-type="float">
            <text:p>3.44533495235132E-06</text:p>
          </table:table-cell>
          <table:table-cell table:style-name="ce4" table:formula="of:=ABS([.P18]-[.K18])" office:value-type="float" office:value="0.00000302819060323051" calcext:value-type="float">
            <text:p>3.02819060323051E-06</text:p>
          </table:table-cell>
        </table:table-row>
        <table:table-row table:style-name="ro1">
          <table:table-cell table:style-name="ce3" office:value-type="float" office:value="822100000" calcext:value-type="float">
            <text:p>822100000</text:p>
          </table:table-cell>
          <table:table-cell table:style-name="ce6" office:value-type="float" office:value="2.57688189068129E-020" calcext:value-type="float">
            <text:p>2.58E-20</text:p>
          </table:table-cell>
          <table:table-cell table:style-name="ce3" table:number-columns-repeated="2"/>
          <table:table-cell table:style-name="ce3" office:value-type="float" office:value="822100000" calcext:value-type="float">
            <text:p>822100000</text:p>
          </table:table-cell>
          <table:table-cell table:style-name="ce6" office:value-type="float" office:value="8.67686611143185E-018" calcext:value-type="float">
            <text:p>8.68E-18</text:p>
          </table:table-cell>
          <table:table-cell table:style-name="Default"/>
          <table:table-cell table:number-columns-repeated="2"/>
          <table:table-cell table:style-name="ce4" office:value-type="float" office:value="962440000" calcext:value-type="float">
            <text:p>962440000</text:p>
          </table:table-cell>
          <table:table-cell table:style-name="ce4" office:value-type="float" office:value="0.000681296100102441" calcext:value-type="float">
            <text:p>0.0006812961</text:p>
          </table:table-cell>
          <table:table-cell table:style-name="ce4"/>
          <table:table-cell table:style-name="ce4" table:formula="of:=[.$M$4]*[.C39]" office:value-type="float" office:value="0" calcext:value-type="float">
            <text:p>0</text:p>
          </table:table-cell>
          <table:table-cell table:style-name="ce4" table:formula="of:=ABS([.M19]-[.K19])" office:value-type="float" office:value="0.000681296100102441" calcext:value-type="float">
            <text:p>0.0006812961</text:p>
          </table:table-cell>
          <table:table-cell table:style-name="ce4"/>
          <table:table-cell table:style-name="ce4" table:formula="of:=[.$P$4]*[.G39]" office:value-type="float" office:value="0.000189041393707686" calcext:value-type="float">
            <text:p>0.0001890414</text:p>
          </table:table-cell>
          <table:table-cell table:style-name="ce4" table:formula="of:=ABS([.P19]-[.K19])" office:value-type="float" office:value="0.000492254706394755" calcext:value-type="float">
            <text:p>0.0004922547</text:p>
          </table:table-cell>
        </table:table-row>
        <table:table-row table:style-name="ro1">
          <table:table-cell table:style-name="ce3" office:value-type="float" office:value="832090000" calcext:value-type="float">
            <text:p>832090000</text:p>
          </table:table-cell>
          <table:table-cell table:style-name="ce6" office:value-type="float" office:value="2.66769711149825E-017" calcext:value-type="float">
            <text:p>2.67E-17</text:p>
          </table:table-cell>
          <table:table-cell table:style-name="ce3" table:number-columns-repeated="2"/>
          <table:table-cell table:style-name="ce3" office:value-type="float" office:value="832090000" calcext:value-type="float">
            <text:p>832090000</text:p>
          </table:table-cell>
          <table:table-cell table:style-name="ce6" office:value-type="float" office:value="0.0000000000000277109943711584" calcext:value-type="float">
            <text:p>2.77E-14</text:p>
          </table:table-cell>
          <table:table-cell table:style-name="Default"/>
          <table:table-cell table:number-columns-repeated="2"/>
          <table:table-cell table:style-name="ce4" office:value-type="float" office:value="962450000" calcext:value-type="float">
            <text:p>962450000</text:p>
          </table:table-cell>
          <table:table-cell table:style-name="ce8" office:value-type="float" office:value="0.0000548431266169517" calcext:value-type="float">
            <text:p>5.48E-05</text:p>
          </table:table-cell>
          <table:table-cell table:style-name="ce4"/>
          <table:table-cell table:style-name="ce4" table:formula="of:=[.$M$4]*[.C40]" office:value-type="float" office:value="0" calcext:value-type="float">
            <text:p>0</text:p>
          </table:table-cell>
          <table:table-cell table:style-name="ce4" table:formula="of:=ABS([.M20]-[.K20])" office:value-type="float" office:value="0.0000548431266169517" calcext:value-type="float">
            <text:p>5.48431266169517E-05</text:p>
          </table:table-cell>
          <table:table-cell table:style-name="ce4"/>
          <table:table-cell table:style-name="ce4" table:formula="of:=[.$P$4]*[.G40]" office:value-type="float" office:value="0.000041834370679114" calcext:value-type="float">
            <text:p>4.1834370679114E-05</text:p>
          </table:table-cell>
          <table:table-cell table:style-name="ce4" table:formula="of:=ABS([.P20]-[.K20])" office:value-type="float" office:value="0.0000130087559378377" calcext:value-type="float">
            <text:p>1.30087559378377E-05</text:p>
          </table:table-cell>
        </table:table-row>
        <table:table-row table:style-name="ro1">
          <table:table-cell table:style-name="ce3" office:value-type="float" office:value="882260000" calcext:value-type="float">
            <text:p>882260000</text:p>
          </table:table-cell>
          <table:table-cell table:style-name="ce6" office:value-type="float" office:value="0.0000000000000122703747217463" calcext:value-type="float">
            <text:p>1.23E-14</text:p>
          </table:table-cell>
          <table:table-cell table:style-name="ce3" table:number-columns-repeated="2"/>
          <table:table-cell table:style-name="ce3" office:value-type="float" office:value="882260000" calcext:value-type="float">
            <text:p>882260000</text:p>
          </table:table-cell>
          <table:table-cell table:style-name="ce6" office:value-type="float" office:value="0.0000000000000548929991783224" calcext:value-type="float">
            <text:p>5.49E-14</text:p>
          </table:table-cell>
          <table:table-cell table:style-name="Default"/>
          <table:table-cell table:number-columns-repeated="4"/>
          <table:table-cell office:value-type="string" calcext:value-type="string">
            <text:p>total</text:p>
          </table:table-cell>
          <table:table-cell table:formula="of:=SUM([.M5:.M20])" office:value-type="float" office:value="1" calcext:value-type="float">
            <text:p>1</text:p>
          </table:table-cell>
          <table:table-cell table:formula="of:=SUM([.N5:.N20])" office:value-type="float" office:value="0.0281772553211735" calcext:value-type="float">
            <text:p>0.0281772553</text:p>
          </table:table-cell>
          <table:table-cell/>
          <table:table-cell table:formula="of:=SUM([.P5:.P20])" office:value-type="float" office:value="1" calcext:value-type="float">
            <text:p>1</text:p>
          </table:table-cell>
          <table:table-cell table:formula="of:=SUM([.Q5:.Q20])" office:value-type="float" office:value="0.0656088557040379" calcext:value-type="float">
            <text:p>0.0656088557</text:p>
          </table:table-cell>
        </table:table-row>
        <table:table-row table:style-name="ro1">
          <table:table-cell table:style-name="ce3" office:value-type="float" office:value="882280000" calcext:value-type="float">
            <text:p>882280000</text:p>
          </table:table-cell>
          <table:table-cell table:style-name="ce6" office:value-type="float" office:value="6.24561041345741E-021" calcext:value-type="float">
            <text:p>6.25E-21</text:p>
          </table:table-cell>
          <table:table-cell table:style-name="ce3" table:number-columns-repeated="2"/>
          <table:table-cell table:style-name="ce3" office:value-type="float" office:value="882280000" calcext:value-type="float">
            <text:p>882280000</text:p>
          </table:table-cell>
          <table:table-cell table:style-name="ce6" office:value-type="float" office:value="5.22578048195839E-021" calcext:value-type="float">
            <text:p>5.23E-21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3" office:value-type="float" office:value="892270000" calcext:value-type="float">
            <text:p>892270000</text:p>
          </table:table-cell>
          <table:table-cell table:style-name="ce6" office:value-type="float" office:value="3.56759339050269E-015" calcext:value-type="float">
            <text:p>3.57E-15</text:p>
          </table:table-cell>
          <table:table-cell table:style-name="ce3" table:number-columns-repeated="2"/>
          <table:table-cell table:style-name="ce3" office:value-type="float" office:value="892270000" calcext:value-type="float">
            <text:p>892270000</text:p>
          </table:table-cell>
          <table:table-cell table:style-name="ce6" office:value-type="float" office:value="5.15791280222079E-015" calcext:value-type="float">
            <text:p>5.16E-1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float" office:value="902280000" calcext:value-type="float">
            <text:p>902280000</text:p>
          </table:table-cell>
          <table:table-cell table:style-name="ce7" office:value-type="float" office:value="0.000000000000677398988002882" calcext:value-type="float">
            <text:p>6.77E-13</text:p>
          </table:table-cell>
          <table:table-cell table:style-name="Default" table:number-columns-repeated="2"/>
          <table:table-cell table:style-name="Default" office:value-type="float" office:value="902280000" calcext:value-type="float">
            <text:p>902280000</text:p>
          </table:table-cell>
          <table:table-cell table:style-name="ce7" office:value-type="float" office:value="0.000000000106978368941686" calcext:value-type="float">
            <text:p>1.07E-10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float" office:value="902290000" calcext:value-type="float">
            <text:p>902290000</text:p>
          </table:table-cell>
          <table:table-cell table:style-name="ce7" office:value-type="float" office:value="0.000000000000176160888561993" calcext:value-type="float">
            <text:p>1.76E-13</text:p>
          </table:table-cell>
          <table:table-cell table:style-name="Default" table:number-columns-repeated="2"/>
          <table:table-cell table:style-name="Default" office:value-type="float" office:value="902290000" calcext:value-type="float">
            <text:p>902290000</text:p>
          </table:table-cell>
          <table:table-cell table:style-name="ce7" office:value-type="float" office:value="0.00000000000433184899737912" calcext:value-type="float">
            <text:p>4.33E-12</text:p>
          </table:table-cell>
          <table:table-cell table:style-name="Default"/>
          <table:table-cell table:number-columns-repeated="2"/>
          <table:table-cell office:value-type="string" calcext:value-type="string">
            <text:p>tailings recipe</text:p>
          </table:table-cell>
          <table:table-cell table:number-columns-repeated="7"/>
        </table:table-row>
        <table:table-row table:style-name="ro1">
          <table:table-cell table:style-name="Default" office:value-type="float" office:value="902300000" calcext:value-type="float">
            <text:p>902300000</text:p>
          </table:table-cell>
          <table:table-cell table:style-name="ce7" office:value-type="float" office:value="0.00000000103205152619609" calcext:value-type="float">
            <text:p>1.03E-09</text:p>
          </table:table-cell>
          <table:table-cell table:style-name="Default" table:number-columns-repeated="2"/>
          <table:table-cell table:style-name="Default" office:value-type="float" office:value="902300000" calcext:value-type="float">
            <text:p>902300000</text:p>
          </table:table-cell>
          <table:table-cell table:style-name="ce7" office:value-type="float" office:value="0.00000000227976477812966" calcext:value-type="float">
            <text:p>2.28E-09</text:p>
          </table:table-cell>
          <table:table-cell table:style-name="Default"/>
          <table:table-cell table:number-columns-repeated="2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table-cell table:style-name="Default" office:value-type="float" office:value="902320000" calcext:value-type="float">
            <text:p>902320000</text:p>
          </table:table-cell>
          <table:table-cell table:style-name="ce7" office:value-type="float" office:value="0.000000000161506614293801" calcext:value-type="float">
            <text:p>1.62E-10</text:p>
          </table:table-cell>
          <table:table-cell table:style-name="Default" table:number-columns-repeated="2"/>
          <table:table-cell table:style-name="Default" office:value-type="float" office:value="902320000" calcext:value-type="float">
            <text:p>902320000</text:p>
          </table:table-cell>
          <table:table-cell table:style-name="ce7" office:value-type="float" office:value="0.0000000000471583058988271" calcext:value-type="float">
            <text:p>4.72E-11</text:p>
          </table:table-cell>
          <table:table-cell table:style-name="Default"/>
          <table:table-cell table:number-columns-repeated="2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style-name="Default" office:value-type="float" office:value="912310000" calcext:value-type="float">
            <text:p>912310000</text:p>
          </table:table-cell>
          <table:table-cell table:style-name="ce7" office:value-type="float" office:value="0.00000000023240440599977" calcext:value-type="float">
            <text:p>2.32E-10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float" office:value="912310000" calcext:value-type="float">
            <text:p>912310000</text:p>
          </table:table-cell>
          <table:table-cell table:style-name="ce7" office:value-type="float" office:value="0.000000000138563334867239" calcext:value-type="float">
            <text:p>1.39E-10</text:p>
          </table:table-cell>
          <table:table-cell office:value-type="string" calcext:value-type="string">
            <text:p>normalized</text:p>
          </table:table-cell>
          <table:table-cell table:style-name="ce7" office:value-type="string" calcext:value-type="string">
            <text:p>ratio</text:p>
          </table:table-cell>
          <table:table-cell table:number-columns-repeated="9"/>
        </table:table-row>
        <table:table-row table:style-name="ro1">
          <table:table-cell office:value-type="float" office:value="932370000" calcext:value-type="float">
            <text:p>932370000</text:p>
          </table:table-cell>
          <table:table-cell office:value-type="float" office:value="0.000342311469439633" calcext:value-type="float">
            <text:p>0.0003423115</text:p>
          </table:table-cell>
          <table:table-cell table:formula="of:=[.B29]/SUM([.$B$29:.$B$38])" office:value-type="float" office:value="0.0348193739669003" calcext:value-type="float">
            <text:p>0.034819374</text:p>
          </table:table-cell>
          <table:table-cell table:style-name="ce8" table:formula="of:=SUM([.B29:.B38])" office:value-type="float" office:value="0.00983106329726199" calcext:value-type="float">
            <text:p>9.83E-03</text:p>
          </table:table-cell>
          <table:table-cell office:value-type="float" office:value="932370000" calcext:value-type="float">
            <text:p>932370000</text:p>
          </table:table-cell>
          <table:table-cell office:value-type="float" office:value="0.000757566601825078" calcext:value-type="float">
            <text:p>0.0007575666</text:p>
          </table:table-cell>
          <table:table-cell table:formula="of:=[.F29]/SUM([.$F$29:.$F$40])" office:value-type="float" office:value="0.00585669910882453" calcext:value-type="float">
            <text:p>0.0058566991</text:p>
          </table:table-cell>
          <table:table-cell table:style-name="ce7" table:formula="of:=SUM([.F29:.F40])" office:value-type="float" office:value="0.129350439172062" calcext:value-type="float">
            <text:p>1.29E-01</text:p>
          </table:table-cell>
          <table:table-cell table:number-columns-repeated="9"/>
        </table:table-row>
        <table:table-row table:style-name="ro1">
          <table:table-cell office:value-type="float" office:value="942380000" calcext:value-type="float">
            <text:p>942380000</text:p>
          </table:table-cell>
          <table:table-cell office:value-type="float" office:value="0.000111145447446703" calcext:value-type="float">
            <text:p>0.0001111454</text:p>
          </table:table-cell>
          <table:table-cell table:formula="of:=[.B30]/SUM([.$B$29:.$B$38])" office:value-type="float" office:value="0.0113055367548755" calcext:value-type="float">
            <text:p>0.0113055368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0106701496034156" calcext:value-type="float">
            <text:p>0.001067015</text:p>
          </table:table-cell>
          <table:table-cell table:formula="of:=[.F30]/SUM([.$F$29:.$F$40])" office:value-type="float" office:value="0.00824902464321914" calcext:value-type="float">
            <text:p>0.0082490246</text:p>
          </table:table-cell>
          <table:table-cell table:number-columns-repeated="10"/>
        </table:table-row>
        <table:table-row table:style-name="ro1">
          <table:table-cell office:value-type="float" office:value="942390000" calcext:value-type="float">
            <text:p>942390000</text:p>
          </table:table-cell>
          <table:table-cell office:value-type="float" office:value="0.00518988349568111" calcext:value-type="float">
            <text:p>0.0051898835</text:p>
          </table:table-cell>
          <table:table-cell table:formula="of:=[.B31]/SUM([.$B$29:.$B$38])" office:value-type="float" office:value="0.527906630112587" calcext:value-type="float">
            <text:p>0.5279066301</text:p>
          </table:table-cell>
          <table:table-cell/>
          <table:table-cell office:value-type="float" office:value="942390000" calcext:value-type="float">
            <text:p>942390000</text:p>
          </table:table-cell>
          <table:table-cell office:value-type="float" office:value="0.0907657446618874" calcext:value-type="float">
            <text:p>0.0907657447</text:p>
          </table:table-cell>
          <table:table-cell table:formula="of:=[.F31]/SUM([.$F$29:.$F$40])" office:value-type="float" office:value="0.701704186262179" calcext:value-type="float">
            <text:p>0.7017041863</text:p>
          </table:table-cell>
          <table:table-cell table:number-columns-repeated="10"/>
        </table:table-row>
        <table:table-row table:style-name="ro1">
          <table:table-cell office:value-type="float" office:value="942400000" calcext:value-type="float">
            <text:p>942400000</text:p>
          </table:table-cell>
          <table:table-cell office:value-type="float" office:value="0.00232507606412863" calcext:value-type="float">
            <text:p>0.0023250761</text:p>
          </table:table-cell>
          <table:table-cell table:formula="of:=[.B32]/SUM([.$B$29:.$B$38])" office:value-type="float" office:value="0.23650301028742" calcext:value-type="float">
            <text:p>0.2365030103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0297657156257948" calcext:value-type="float">
            <text:p>0.0297657156</text:p>
          </table:table-cell>
          <table:table-cell table:formula="of:=[.F32]/SUM([.$F$29:.$F$40])" office:value-type="float" office:value="0.230116850134543" calcext:value-type="float">
            <text:p>0.2301168501</text:p>
          </table:table-cell>
          <table:table-cell table:number-columns-repeated="10"/>
        </table:table-row>
        <table:table-row table:style-name="ro1">
          <table:table-cell office:value-type="float" office:value="942410000" calcext:value-type="float">
            <text:p>942410000</text:p>
          </table:table-cell>
          <table:table-cell office:value-type="float" office:value="0.00126212512164854" calcext:value-type="float">
            <text:p>0.0012621251</text:p>
          </table:table-cell>
          <table:table-cell table:formula="of:=[.B33]/SUM([.$B$29:.$B$38])" office:value-type="float" office:value="0.12838134426416" calcext:value-type="float">
            <text:p>0.1283813443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00332005392362389" calcext:value-type="float">
            <text:p>0.0033200539</text:p>
          </table:table-cell>
          <table:table-cell table:formula="of:=[.F33]/SUM([.$F$29:.$F$40])" office:value-type="float" office:value="0.0256671252519487" calcext:value-type="float">
            <text:p>0.0256671253</text:p>
          </table:table-cell>
          <table:table-cell table:number-columns-repeated="10"/>
        </table:table-row>
        <table:table-row table:style-name="ro1">
          <table:table-cell office:value-type="float" office:value="942420000" calcext:value-type="float">
            <text:p>942420000</text:p>
          </table:table-cell>
          <table:table-cell office:value-type="float" office:value="0.000487719066658147" calcext:value-type="float">
            <text:p>0.0004877191</text:p>
          </table:table-cell>
          <table:table-cell table:formula="of:=[.B34]/SUM([.$B$29:.$B$38])" office:value-type="float" office:value="0.0496100016764189" calcext:value-type="float">
            <text:p>0.0496100017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00166817174165817" calcext:value-type="float">
            <text:p>0.0016681717</text:p>
          </table:table-cell>
          <table:table-cell table:formula="of:=[.F34]/SUM([.$F$29:.$F$40])" office:value-type="float" office:value="0.0128965293997894" calcext:value-type="float">
            <text:p>0.0128965294</text:p>
          </table:table-cell>
          <table:table-cell table:number-columns-repeated="10"/>
        </table:table-row>
        <table:table-row table:style-name="ro1">
          <table:table-cell office:value-type="float" office:value="952410000" calcext:value-type="float">
            <text:p>952410000</text:p>
          </table:table-cell>
          <table:table-cell table:style-name="ce8" office:value-type="float" office:value="0.0000307533361402893" calcext:value-type="float">
            <text:p>3.08E-05</text:p>
          </table:table-cell>
          <table:table-cell table:formula="of:=[.B35]/SUM([.$B$29:.$B$38])" office:value-type="float" office:value="0.00312818005645984" calcext:value-type="float">
            <text:p>0.0031281801</text:p>
          </table:table-cell>
          <table:table-cell/>
          <table:table-cell office:value-type="float" office:value="952410000" calcext:value-type="float">
            <text:p>952410000</text:p>
          </table:table-cell>
          <table:table-cell office:value-type="float" office:value="0.0013027840676722" calcext:value-type="float">
            <text:p>0.0013027841</text:p>
          </table:table-cell>
          <table:table-cell table:formula="of:=[.F35]/SUM([.$F$29:.$F$40])" office:value-type="float" office:value="0.0100717405832634" calcext:value-type="float">
            <text:p>0.0100717406</text:p>
          </table:table-cell>
          <table:table-cell table:number-columns-repeated="10"/>
        </table:table-row>
        <table:table-row table:style-name="ro1">
          <table:table-cell office:value-type="float" office:value="952420001" calcext:value-type="float">
            <text:p>952420001</text:p>
          </table:table-cell>
          <table:table-cell table:style-name="ce8" office:value-type="float" office:value="0.000000367182449621306" calcext:value-type="float">
            <text:p>3.67E-07</text:p>
          </table:table-cell>
          <table:table-cell table:formula="of:=[.B36]/SUM([.$B$29:.$B$38])" office:value-type="float" office:value="0.0000373492102043091" calcext:value-type="float">
            <text:p>3.73492102043091E-05</text:p>
          </table:table-cell>
          <table:table-cell/>
          <table:table-cell office:value-type="float" office:value="952420001" calcext:value-type="float">
            <text:p>952420001</text:p>
          </table:table-cell>
          <table:table-cell table:style-name="ce8" office:value-type="float" office:value="0.0000848321167673176" calcext:value-type="float">
            <text:p>8.48E-05</text:p>
          </table:table-cell>
          <table:table-cell table:formula="of:=[.F36]/SUM([.$F$29:.$F$40])" office:value-type="float" office:value="0.000655831687238987" calcext:value-type="float">
            <text:p>0.0006558317</text:p>
          </table:table-cell>
          <table:table-cell table:number-columns-repeated="10"/>
        </table:table-row>
        <table:table-row table:style-name="ro1">
          <table:table-cell office:value-type="float" office:value="952430000" calcext:value-type="float">
            <text:p>952430000</text:p>
          </table:table-cell>
          <table:table-cell table:style-name="ce8" office:value-type="float" office:value="0.0000814344213030278" calcext:value-type="float">
            <text:p>8.14E-05</text:p>
          </table:table-cell>
          <table:table-cell table:formula="of:=[.B37]/SUM([.$B$29:.$B$38])" office:value-type="float" office:value="0.00828337880051162" calcext:value-type="float">
            <text:p>0.0082833788</text:p>
          </table:table-cell>
          <table:table-cell/>
          <table:table-cell office:value-type="float" office:value="952430000" calcext:value-type="float">
            <text:p>952430000</text:p>
          </table:table-cell>
          <table:table-cell office:value-type="float" office:value="0.000383597820501127" calcext:value-type="float">
            <text:p>0.0003835978</text:p>
          </table:table-cell>
          <table:table-cell table:formula="of:=[.F37]/SUM([.$F$29:.$F$40])" office:value-type="float" office:value="0.0029655702984577" calcext:value-type="float">
            <text:p>0.0029655703</text:p>
          </table:table-cell>
          <table:table-cell table:number-columns-repeated="10"/>
        </table:table-row>
        <table:table-row table:style-name="ro1">
          <table:table-cell office:value-type="float" office:value="962430000" calcext:value-type="float">
            <text:p>962430000</text:p>
          </table:table-cell>
          <table:table-cell table:style-name="ce8" office:value-type="float" office:value="0.00000024769236628706" calcext:value-type="float">
            <text:p>2.48E-07</text:p>
          </table:table-cell>
          <table:table-cell table:formula="of:=[.B38]/SUM([.$B$29:.$B$38])" office:value-type="float" office:value="0.0000251948704628973" calcext:value-type="float">
            <text:p>2.51948704628973E-05</text:p>
          </table:table-cell>
          <table:table-cell/>
          <table:table-cell office:value-type="float" office:value="962430000" calcext:value-type="float">
            <text:p>962430000</text:p>
          </table:table-cell>
          <table:table-cell table:style-name="ce8" office:value-type="float" office:value="0.00000345469448977907" calcext:value-type="float">
            <text:p>3.45E-06</text:p>
          </table:table-cell>
          <table:table-cell table:formula="of:=[.F38]/SUM([.$F$29:.$F$40])" office:value-type="float" office:value="0.0000267080228864444" calcext:value-type="float">
            <text:p>0.0000267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62440000" calcext:value-type="float">
            <text:p>962440000</text:p>
          </table:table-cell>
          <table:table-cell office:value-type="float" office:value="0.00018955494029293" calcext:value-type="float">
            <text:p>0.0001895549</text:p>
          </table:table-cell>
          <table:table-cell table:formula="of:=[.F39]/SUM([.$F$29:.$F$40])" office:value-type="float" office:value="0.0014654371605247" calcext:value-type="float">
            <text:p>0.0014654372</text:p>
          </table:table-cell>
          <table:table-cell table:number-columns-repeated="10"/>
        </table:table-row>
        <table:table-row table:style-name="ro1">
          <table:table-cell/>
          <table:table-cell table:style-name="ce8"/>
          <table:table-cell table:number-columns-repeated="2"/>
          <table:table-cell office:value-type="float" office:value="962450000" calcext:value-type="float">
            <text:p>962450000</text:p>
          </table:table-cell>
          <table:table-cell table:style-name="ce8" office:value-type="float" office:value="0.0000419480172079864" calcext:value-type="float">
            <text:p>4.19E-05</text:p>
          </table:table-cell>
          <table:table-cell table:formula="of:=[.F40]/SUM([.$F$29:.$F$40])" office:value-type="float" office:value="0.000324297447124915" calcext:value-type="float">
            <text:p>0.0003242974</text:p>
          </table:table-cell>
          <table:table-cell table:number-columns-repeated="10"/>
        </table:table-row>
        <table:table-row table:style-name="ro1">
          <table:table-cell/>
          <table:table-cell table:style-name="ce8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42440000" calcext:value-type="float">
            <text:p>942440000</text:p>
          </table:table-cell>
          <table:table-cell table:style-name="ce8" office:value-type="float" office:value="0.0000000128586096747652" calcext:value-type="float">
            <text:p>1.29E-08</text:p>
          </table:table-cell>
          <table:table-cell table:number-columns-repeated="2"/>
          <table:table-cell office:value-type="float" office:value="942440000" calcext:value-type="float">
            <text:p>942440000</text:p>
          </table:table-cell>
          <table:table-cell table:style-name="ce8" office:value-type="float" office:value="0.00000000581924922338626" calcext:value-type="float">
            <text:p>5.82E-09</text:p>
          </table:table-cell>
          <table:table-cell table:number-columns-repeated="11"/>
        </table:table-row>
        <table:table-row table:style-name="ro1">
          <table:table-cell office:value-type="float" office:value="962420000" calcext:value-type="float">
            <text:p>962420000</text:p>
          </table:table-cell>
          <table:table-cell table:style-name="ce8" office:value-type="float" office:value="0.0000119504574665956" calcext:value-type="float">
            <text:p>1.20E-05</text:p>
          </table:table-cell>
          <table:table-cell table:number-columns-repeated="2"/>
          <table:table-cell office:value-type="float" office:value="962420000" calcext:value-type="float">
            <text:p>962420000</text:p>
          </table:table-cell>
          <table:table-cell table:style-name="ce8" office:value-type="float" office:value="0.0000568126311388136" calcext:value-type="float">
            <text:p>5.68E-0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62460000" calcext:value-type="float">
            <text:p>962460000</text:p>
          </table:table-cell>
          <table:table-cell table:style-name="ce8" office:value-type="float" office:value="0.0000152876299742055" calcext:value-type="float">
            <text:p>1.53E-0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62470000" calcext:value-type="float">
            <text:p>962470000</text:p>
          </table:table-cell>
          <table:table-cell table:style-name="ce8" office:value-type="float" office:value="0.000000566571962219709" calcext:value-type="float">
            <text:p>5.67E-0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62480000" calcext:value-type="float">
            <text:p>962480000</text:p>
          </table:table-cell>
          <table:table-cell table:style-name="ce8" office:value-type="float" office:value="0.0000000404894864150313" calcext:value-type="float">
            <text:p>4.05E-0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62500000" calcext:value-type="float">
            <text:p>962500000</text:p>
          </table:table-cell>
          <table:table-cell table:style-name="ce8" office:value-type="float" office:value="6.82778608983096E-015" calcext:value-type="float">
            <text:p>6.83E-1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490000" calcext:value-type="float">
            <text:p>982490000</text:p>
          </table:table-cell>
          <table:table-cell table:style-name="ce8" office:value-type="float" office:value="0.000000000686910400868016" calcext:value-type="float">
            <text:p>6.87E-10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500000" calcext:value-type="float">
            <text:p>982500000</text:p>
          </table:table-cell>
          <table:table-cell table:style-name="ce8" office:value-type="float" office:value="0.0000000000714283522105614" calcext:value-type="float">
            <text:p>7.14E-1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510000" calcext:value-type="float">
            <text:p>982510000</text:p>
          </table:table-cell>
          <table:table-cell table:style-name="ce8" office:value-type="float" office:value="0.0000000000020281933415103" calcext:value-type="float">
            <text:p>2.03E-1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520000" calcext:value-type="float">
            <text:p>982520000</text:p>
          </table:table-cell>
          <table:table-cell table:style-name="ce8" office:value-type="float" office:value="0.0000000000000427795402284945" calcext:value-type="float">
            <text:p>4.28E-14</text:p>
          </table:table-cell>
          <table:table-cell table:number-columns-repeated="11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style-name="ce1" table:number-columns-repeated="7"/>
          <table:table-cell table:number-columns-repeated="10"/>
        </table:table-row>
        <table:table-row table:style-name="ro1">
          <table:table-cell table:style-name="ce5" office:value-type="float" office:value="922320000" calcext:value-type="float">
            <text:p>922320000</text:p>
          </table:table-cell>
          <table:table-cell table:style-name="ce9" office:value-type="float" office:value="0.000000000144478760390621" calcext:value-type="float">
            <text:p>1.44E-10</text:p>
          </table:table-cell>
          <table:table-cell table:style-name="ce5" table:number-columns-repeated="2"/>
          <table:table-cell table:style-name="ce5" office:value-type="float" office:value="922320000" calcext:value-type="float">
            <text:p>922320000</text:p>
          </table:table-cell>
          <table:table-cell table:style-name="ce9" office:value-type="float" office:value="0.00000000852410240316448" calcext:value-type="float">
            <text:p>8.52E-09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30000" calcext:value-type="float">
            <text:p>922330000</text:p>
          </table:table-cell>
          <table:table-cell table:style-name="ce9" office:value-type="float" office:value="0.00000000135913233881749" calcext:value-type="float">
            <text:p>1.36E-09</text:p>
          </table:table-cell>
          <table:table-cell table:style-name="ce5" table:number-columns-repeated="2"/>
          <table:table-cell table:style-name="ce5" office:value-type="float" office:value="922330000" calcext:value-type="float">
            <text:p>922330000</text:p>
          </table:table-cell>
          <table:table-cell table:style-name="ce9" office:value-type="float" office:value="0.00000000589081736233968" calcext:value-type="float">
            <text:p>5.89E-09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40000" calcext:value-type="float">
            <text:p>922340000</text:p>
          </table:table-cell>
          <table:table-cell table:style-name="ce5" office:value-type="float" office:value="0.000160887441265081" calcext:value-type="float">
            <text:p>0.0001608874</text:p>
          </table:table-cell>
          <table:table-cell table:style-name="ce5" table:number-columns-repeated="2"/>
          <table:table-cell table:style-name="ce5" office:value-type="float" office:value="922340000" calcext:value-type="float">
            <text:p>922340000</text:p>
          </table:table-cell>
          <table:table-cell table:style-name="ce5" office:value-type="float" office:value="0.000173369481201082" calcext:value-type="float">
            <text:p>0.0001733695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832197658533517" calcext:value-type="float">
            <text:p>0.0083219766</text:p>
          </table:table-cell>
          <table:table-cell table:style-name="ce5" table:number-columns-repeated="2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0212662077087428" calcext:value-type="float">
            <text:p>0.0002126621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39886458018978" calcext:value-type="float">
            <text:p>0.0039886458</text:p>
          </table:table-cell>
          <table:table-cell table:style-name="ce5" table:number-columns-repeated="2"/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0334425257173112" calcext:value-type="float">
            <text:p>0.0003344253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974406039682395" calcext:value-type="float">
            <text:p>0.9744060397</text:p>
          </table:table-cell>
          <table:table-cell table:style-name="ce5" table:number-columns-repeated="2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861098667595408" calcext:value-type="float">
            <text:p>0.8610986676</text:p>
          </table:table-cell>
          <table:table-cell table:style-name="ce5"/>
          <table:table-cell table:number-columns-repeated="10"/>
        </table:table-row>
      </table:table>
      <table:table table:name="EG30" table:style-name="ta1">
        <table:table-column table:style-name="co1" table:number-columns-repeated="4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eg24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ce3"/>
          <table:table-cell office:value-type="string" calcext:value-type="string">
            <text:p>FP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6"/>
          <table:table-cell table:style-name="ce4"/>
          <table:table-cell office:value-type="string" calcext:value-type="string">
            <text:p>TRU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6"/>
          <table:table-cell office:value-type="string" calcext:value-type="string">
            <text:p>FROM SPENT UOX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FROM SPENT MOX</text:p>
          </table:table-cell>
          <table:table-cell/>
        </table:table-row>
        <table:table-row table:style-name="ro1">
          <table:table-cell table:style-name="Default" office:value-type="string" calcext:value-type="string">
            <text:p>used_uox</text:p>
          </table:table-cell>
          <table:table-cell table:style-name="Default" table:number-columns-repeated="3"/>
          <table:table-cell office:value-type="string" calcext:value-type="string">
            <text:p>used_mox_from_sfr</text:p>
          </table:table-cell>
          <table:table-cell table:style-name="Default"/>
          <table:table-cell table:number-columns-repeated="3"/>
          <table:table-cell office:value-type="string" calcext:value-type="string">
            <text:p>fresh mox fuel</text:p>
          </table:table-cell>
          <table:table-cell/>
          <table:table-cell table:style-name="ce10" office:value-type="string" calcext:value-type="string">
            <text:p>RATIO :</text:p>
          </table:table-cell>
          <table:table-cell office:value-type="float" office:value="0.49" calcext:value-type="float">
            <text:p>0.49</text:p>
          </table:table-cell>
          <table:table-cell/>
          <table:table-cell table:style-name="ce10" office:value-type="string" calcext:value-type="string">
            <text:p>RATIO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3" office:value-type="float" office:value="10030000" calcext:value-type="float">
            <text:p>10030000</text:p>
          </table:table-cell>
          <table:table-cell table:style-name="ce6" office:value-type="float" office:value="0.0000000593291709632628" calcext:value-type="float">
            <text:p>5.93E-08</text:p>
          </table:table-cell>
          <table:table-cell table:style-name="ce3" table:number-columns-repeated="2"/>
          <table:table-cell office:value-type="float" office:value="10030000" calcext:value-type="float">
            <text:p>10030000</text:p>
          </table:table-cell>
          <table:table-cell table:style-name="ce7" office:value-type="float" office:value="0.000000597475159193013" calcext:value-type="float">
            <text:p>5.97E-07</text:p>
          </table:table-cell>
          <table:table-cell table:number-columns-repeated="3"/>
          <table:table-cell table:style-name="ce5" office:value-type="float" office:value="922340000" calcext:value-type="float">
            <text:p>922340000</text:p>
          </table:table-cell>
          <table:table-cell table:style-name="ce9" office:value-type="float" office:value="0.000138708699995874" calcext:value-type="float">
            <text:p>1.39E-04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M5]-[.K5])" office:value-type="float" office:value="0.000138708699995874" calcext:value-type="float">
            <text:p>0.0001387087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P5]-[.K5])" office:value-type="float" office:value="0.000138708699995874" calcext:value-type="float">
            <text:p>0.0001387087</text:p>
          </table:table-cell>
        </table:table-row>
        <table:table-row table:style-name="ro1">
          <table:table-cell table:style-name="ce3" office:value-type="float" office:value="20040000" calcext:value-type="float">
            <text:p>20040000</text:p>
          </table:table-cell>
          <table:table-cell table:style-name="ce6" office:value-type="float" office:value="0.000000216408543242237" calcext:value-type="float">
            <text:p>2.16E-07</text:p>
          </table:table-cell>
          <table:table-cell table:style-name="ce3" table:number-columns-repeated="2"/>
          <table:table-cell office:value-type="float" office:value="20040000" calcext:value-type="float">
            <text:p>20040000</text:p>
          </table:table-cell>
          <table:table-cell table:style-name="Default" office:value-type="float" office:value="0.000170484337827881" calcext:value-type="float">
            <text:p>0.0001704843</text:p>
          </table:table-cell>
          <table:table-cell table:number-columns-repeated="3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417826209987572" calcext:value-type="float">
            <text:p>0.0041782621</text:p>
          </table:table-cell>
          <table:table-cell table:style-name="ce5"/>
          <table:table-cell table:style-name="ce5" table:formula="of:=(1-[.M4])*[.K26]" office:value-type="float" office:value="0.00153" calcext:value-type="float">
            <text:p>0.00153</text:p>
          </table:table-cell>
          <table:table-cell table:style-name="ce5" table:formula="of:=ABS([.M6]-[.K6])" office:value-type="float" office:value="0.00264826209987572" calcext:value-type="float">
            <text:p>0.0026482621</text:p>
          </table:table-cell>
          <table:table-cell table:style-name="ce5"/>
          <table:table-cell table:style-name="ce5" table:formula="of:=(1-[.P4])*[.K26]" office:value-type="float" office:value="0.0015" calcext:value-type="float">
            <text:p>0.0015</text:p>
          </table:table-cell>
          <table:table-cell table:style-name="ce5" table:formula="of:=ABS([.P6]-[.K6])" office:value-type="float" office:value="0.00267826209987572" calcext:value-type="float">
            <text:p>0.0026782621</text:p>
          </table:table-cell>
        </table:table-row>
        <table:table-row table:style-name="ro1">
          <table:table-cell table:style-name="ce3" office:value-type="float" office:value="60140000" calcext:value-type="float">
            <text:p>60140000</text:p>
          </table:table-cell>
          <table:table-cell table:style-name="ce6" office:value-type="float" office:value="0.0000000000271516870419803" calcext:value-type="float">
            <text:p>2.72E-11</text:p>
          </table:table-cell>
          <table:table-cell table:style-name="ce3" table:number-columns-repeated="4"/>
          <table:table-cell table:number-columns-repeated="3"/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307719299990847" calcext:value-type="float">
            <text:p>0.003077193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M7]-[.K7])" office:value-type="float" office:value="0.00307719299990847" calcext:value-type="float">
            <text:p>0.003077193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P7]-[.K7])" office:value-type="float" office:value="0.00307719299990847" calcext:value-type="float">
            <text:p>0.003077193</text:p>
          </table:table-cell>
        </table:table-row>
        <table:table-row table:style-name="ro1">
          <table:table-cell table:style-name="ce3" office:value-type="float" office:value="360810000" calcext:value-type="float">
            <text:p>360810000</text:p>
          </table:table-cell>
          <table:table-cell table:style-name="ce6" office:value-type="float" office:value="0.0000000000223013286574379" calcext:value-type="float">
            <text:p>2.23E-11</text:p>
          </table:table-cell>
          <table:table-cell table:style-name="ce3" table:number-columns-repeated="2"/>
          <table:table-cell office:value-type="float" office:value="360810000" calcext:value-type="float">
            <text:p>360810000</text:p>
          </table:table-cell>
          <table:table-cell table:style-name="ce7" office:value-type="float" office:value="0.0000000000193639539545687" calcext:value-type="float">
            <text:p>1.94E-11</text:p>
          </table:table-cell>
          <table:table-cell table:number-columns-repeated="3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502931543885041" calcext:value-type="float">
            <text:p>0.5029315439</text:p>
          </table:table-cell>
          <table:table-cell table:style-name="ce5"/>
          <table:table-cell table:style-name="ce5" table:formula="of:=(1-[.M4])*([.K27])" office:value-type="float" office:value="0.50847" calcext:value-type="float">
            <text:p>0.50847</text:p>
          </table:table-cell>
          <table:table-cell table:style-name="ce5" table:formula="of:=ABS([.M8]-[.K8])" office:value-type="float" office:value="0.00553845611495896" calcext:value-type="float">
            <text:p>0.0055384561</text:p>
          </table:table-cell>
          <table:table-cell table:style-name="ce5"/>
          <table:table-cell table:style-name="ce5" table:formula="of:=(1-[.P4])*[.K27]" office:value-type="float" office:value="0.4985" calcext:value-type="float">
            <text:p>0.4985</text:p>
          </table:table-cell>
          <table:table-cell table:style-name="ce5" table:formula="of:=ABS([.P8]-[.K8])" office:value-type="float" office:value="0.00443154388504102" calcext:value-type="float">
            <text:p>0.0044315439</text:p>
          </table:table-cell>
        </table:table-row>
        <table:table-row table:style-name="ro1">
          <table:table-cell table:style-name="ce3" office:value-type="float" office:value="360850000" calcext:value-type="float">
            <text:p>360850000</text:p>
          </table:table-cell>
          <table:table-cell table:style-name="ce6" office:value-type="float" office:value="0.000024943225990295" calcext:value-type="float">
            <text:p>2.49E-05</text:p>
          </table:table-cell>
          <table:table-cell table:style-name="ce3" table:number-columns-repeated="2"/>
          <table:table-cell office:value-type="float" office:value="360850000" calcext:value-type="float">
            <text:p>360850000</text:p>
          </table:table-cell>
          <table:table-cell table:style-name="ce7" office:value-type="float" office:value="0.0000880256072891393" calcext:value-type="float">
            <text:p>8.80E-05</text:p>
          </table:table-cell>
          <table:table-cell table:number-columns-repeated="3"/>
          <table:table-cell table:style-name="ce4" office:value-type="float" office:value="932370000" calcext:value-type="float">
            <text:p>932370000</text:p>
          </table:table-cell>
          <table:table-cell table:style-name="ce4" office:value-type="float" office:value="0.0232914607993072" calcext:value-type="float">
            <text:p>0.0232914608</text:p>
          </table:table-cell>
          <table:table-cell table:style-name="ce4"/>
          <table:table-cell table:style-name="ce4" table:formula="of:=[.$M$4]*[.C29]" office:value-type="float" office:value="0.0170614932437811" calcext:value-type="float">
            <text:p>0.0170614932</text:p>
          </table:table-cell>
          <table:table-cell table:style-name="ce4" table:formula="of:=ABS([.M9]-[.K9])" office:value-type="float" office:value="0.00622996755552606" calcext:value-type="float">
            <text:p>0.0062299676</text:p>
          </table:table-cell>
          <table:table-cell table:style-name="ce4"/>
          <table:table-cell table:style-name="ce4" table:formula="of:=[.$P$4]*[.G29]" office:value-type="float" office:value="0.00999891507801993" calcext:value-type="float">
            <text:p>0.0099989151</text:p>
          </table:table-cell>
          <table:table-cell table:style-name="ce4" table:formula="of:=ABS([.P9]-[.K9])" office:value-type="float" office:value="0.0132925457212873" calcext:value-type="float">
            <text:p>0.0132925457</text:p>
          </table:table-cell>
        </table:table-row>
        <table:table-row table:style-name="ro1">
          <table:table-cell table:style-name="ce3" office:value-type="float" office:value="380900000" calcext:value-type="float">
            <text:p>380900000</text:p>
          </table:table-cell>
          <table:table-cell table:style-name="ce3" office:value-type="float" office:value="0.000554488878607234" calcext:value-type="float">
            <text:p>0.0005544889</text:p>
          </table:table-cell>
          <table:table-cell table:style-name="ce3" table:number-columns-repeated="2"/>
          <table:table-cell office:value-type="float" office:value="380900000" calcext:value-type="float">
            <text:p>380900000</text:p>
          </table:table-cell>
          <table:table-cell table:style-name="Default" office:value-type="float" office:value="0.00157407113728473" calcext:value-type="float">
            <text:p>0.0015740711</text:p>
          </table:table-cell>
          <table:table-cell table:number-columns-repeated="3"/>
          <table:table-cell table:style-name="ce4" office:value-type="float" office:value="942380000" calcext:value-type="float">
            <text:p>942380000</text:p>
          </table:table-cell>
          <table:table-cell table:style-name="ce4" office:value-type="float" office:value="0.0115607250996561" calcext:value-type="float">
            <text:p>0.0115607251</text:p>
          </table:table-cell>
          <table:table-cell table:style-name="ce4"/>
          <table:table-cell table:style-name="ce4" table:formula="of:=[.$M$4]*[.C30]" office:value-type="float" office:value="0.005539713009889" calcext:value-type="float">
            <text:p>0.005539713</text:p>
          </table:table-cell>
          <table:table-cell table:style-name="ce4" table:formula="of:=ABS([.M10]-[.K10])" office:value-type="float" office:value="0.0060210120897671" calcext:value-type="float">
            <text:p>0.0060210121</text:p>
          </table:table-cell>
          <table:table-cell table:style-name="ce4"/>
          <table:table-cell table:style-name="ce4" table:formula="of:=[.$P$4]*[.G30]" office:value-type="float" office:value="0.0238205100882984" calcext:value-type="float">
            <text:p>0.0238205101</text:p>
          </table:table-cell>
          <table:table-cell table:style-name="ce4" table:formula="of:=ABS([.P10]-[.K10])" office:value-type="float" office:value="0.0122597849886423" calcext:value-type="float">
            <text:p>0.012259785</text:p>
          </table:table-cell>
        </table:table-row>
        <table:table-row table:style-name="ro1">
          <table:table-cell table:style-name="ce3" office:value-type="float" office:value="430990000" calcext:value-type="float">
            <text:p>430990000</text:p>
          </table:table-cell>
          <table:table-cell table:style-name="ce3" office:value-type="float" office:value="0.000807326640983298" calcext:value-type="float">
            <text:p>0.0008073266</text:p>
          </table:table-cell>
          <table:table-cell table:style-name="ce3" table:number-columns-repeated="2"/>
          <table:table-cell office:value-type="float" office:value="430990000" calcext:value-type="float">
            <text:p>430990000</text:p>
          </table:table-cell>
          <table:table-cell table:style-name="Default" office:value-type="float" office:value="0.00527049877211964" calcext:value-type="float">
            <text:p>0.0052704988</text:p>
          </table:table-cell>
          <table:table-cell table:number-columns-repeated="3"/>
          <table:table-cell table:style-name="ce4" office:value-type="float" office:value="942390000" calcext:value-type="float">
            <text:p>942390000</text:p>
          </table:table-cell>
          <table:table-cell table:style-name="ce4" office:value-type="float" office:value="0.23331463349306" calcext:value-type="float">
            <text:p>0.2333146335</text:p>
          </table:table-cell>
          <table:table-cell table:style-name="ce4"/>
          <table:table-cell table:style-name="ce4" table:formula="of:=[.$M$4]*[.C31]" office:value-type="float" office:value="0.258674248755167" calcext:value-type="float">
            <text:p>0.2586742488</text:p>
          </table:table-cell>
          <table:table-cell table:style-name="ce4" table:formula="of:=ABS([.M11]-[.K11])" office:value-type="float" office:value="0.0253596152621075" calcext:value-type="float">
            <text:p>0.0253596153</text:p>
          </table:table-cell>
          <table:table-cell table:style-name="ce4"/>
          <table:table-cell table:style-name="ce4" table:formula="of:=[.$P$4]*[.G31]" office:value-type="float" office:value="0.118627617761773" calcext:value-type="float">
            <text:p>0.1186276178</text:p>
          </table:table-cell>
          <table:table-cell table:style-name="ce4" table:formula="of:=ABS([.P11]-[.K11])" office:value-type="float" office:value="0.114687015731287" calcext:value-type="float">
            <text:p>0.1146870157</text:p>
          </table:table-cell>
        </table:table-row>
        <table:table-row table:style-name="ro1">
          <table:table-cell table:style-name="ce3" office:value-type="float" office:value="531290000" calcext:value-type="float">
            <text:p>531290000</text:p>
          </table:table-cell>
          <table:table-cell table:style-name="ce3" office:value-type="float" office:value="0.000186893591647933" calcext:value-type="float">
            <text:p>0.0001868936</text:p>
          </table:table-cell>
          <table:table-cell table:style-name="ce3" table:number-columns-repeated="2"/>
          <table:table-cell office:value-type="float" office:value="531290000" calcext:value-type="float">
            <text:p>531290000</text:p>
          </table:table-cell>
          <table:table-cell table:style-name="Default" office:value-type="float" office:value="0.00152608113050453" calcext:value-type="float">
            <text:p>0.0015260811</text:p>
          </table:table-cell>
          <table:table-cell table:number-columns-repeated="3"/>
          <table:table-cell table:style-name="ce4" office:value-type="float" office:value="942400000" calcext:value-type="float">
            <text:p>942400000</text:p>
          </table:table-cell>
          <table:table-cell table:style-name="ce4" office:value-type="float" office:value="0.110406924696716" calcext:value-type="float">
            <text:p>0.1104069247</text:p>
          </table:table-cell>
          <table:table-cell table:style-name="ce4"/>
          <table:table-cell table:style-name="ce4" table:formula="of:=[.$M$4]*[.C32]" office:value-type="float" office:value="0.115886475040836" calcext:value-type="float">
            <text:p>0.115886475</text:p>
          </table:table-cell>
          <table:table-cell table:style-name="ce4" table:formula="of:=ABS([.M12]-[.K12])" office:value-type="float" office:value="0.00547955034411986" calcext:value-type="float">
            <text:p>0.0054795503</text:p>
          </table:table-cell>
          <table:table-cell table:style-name="ce4"/>
          <table:table-cell table:style-name="ce4" table:formula="of:=[.$P$4]*[.G32]" office:value-type="float" office:value="0.170870207439913" calcext:value-type="float">
            <text:p>0.1708702074</text:p>
          </table:table-cell>
          <table:table-cell table:style-name="ce4" table:formula="of:=ABS([.P12]-[.K12])" office:value-type="float" office:value="0.0604632827431973" calcext:value-type="float">
            <text:p>0.0604632827</text:p>
          </table:table-cell>
        </table:table-row>
        <table:table-row table:style-name="ro1">
          <table:table-cell table:style-name="ce3" office:value-type="float" office:value="551340000" calcext:value-type="float">
            <text:p>551340000</text:p>
          </table:table-cell>
          <table:table-cell table:style-name="ce3" office:value-type="float" office:value="0.000127038112103749" calcext:value-type="float">
            <text:p>0.0001270381</text:p>
          </table:table-cell>
          <table:table-cell table:style-name="ce3" table:number-columns-repeated="2"/>
          <table:table-cell office:value-type="float" office:value="551340000" calcext:value-type="float">
            <text:p>551340000</text:p>
          </table:table-cell>
          <table:table-cell table:style-name="Default" office:value-type="float" office:value="0.000225072993146725" calcext:value-type="float">
            <text:p>0.000225073</text:p>
          </table:table-cell>
          <table:table-cell table:number-columns-repeated="3"/>
          <table:table-cell table:style-name="ce4" office:value-type="float" office:value="942410000" calcext:value-type="float">
            <text:p>942410000</text:p>
          </table:table-cell>
          <table:table-cell table:style-name="ce4" office:value-type="float" office:value="0.051943257898455" calcext:value-type="float">
            <text:p>0.0519432579</text:p>
          </table:table-cell>
          <table:table-cell table:style-name="ce4"/>
          <table:table-cell table:style-name="ce4" table:formula="of:=[.$M$4]*[.C33]" office:value-type="float" office:value="0.0629068586894385" calcext:value-type="float">
            <text:p>0.0629068587</text:p>
          </table:table-cell>
          <table:table-cell table:style-name="ce4" table:formula="of:=ABS([.M13]-[.K13])" office:value-type="float" office:value="0.0109636007909834" calcext:value-type="float">
            <text:p>0.0109636008</text:p>
          </table:table-cell>
          <table:table-cell table:style-name="ce4"/>
          <table:table-cell table:style-name="ce4" table:formula="of:=[.$P$4]*[.G33]" office:value-type="float" office:value="0.0332663924775172" calcext:value-type="float">
            <text:p>0.0332663925</text:p>
          </table:table-cell>
          <table:table-cell table:style-name="ce4" table:formula="of:=ABS([.P13]-[.K13])" office:value-type="float" office:value="0.0186768654209378" calcext:value-type="float">
            <text:p>0.0186768654</text:p>
          </table:table-cell>
        </table:table-row>
        <table:table-row table:style-name="ro1">
          <table:table-cell table:style-name="ce3" office:value-type="float" office:value="551350000" calcext:value-type="float">
            <text:p>551350000</text:p>
          </table:table-cell>
          <table:table-cell table:style-name="ce3" office:value-type="float" office:value="0.000315066857225346" calcext:value-type="float">
            <text:p>0.0003150669</text:p>
          </table:table-cell>
          <table:table-cell table:style-name="ce3" table:number-columns-repeated="2"/>
          <table:table-cell office:value-type="float" office:value="551350000" calcext:value-type="float">
            <text:p>551350000</text:p>
          </table:table-cell>
          <table:table-cell table:style-name="Default" office:value-type="float" office:value="0.00934604715909984" calcext:value-type="float">
            <text:p>0.0093460472</text:p>
          </table:table-cell>
          <table:table-cell table:number-columns-repeated="3"/>
          <table:table-cell table:style-name="ce4" office:value-type="float" office:value="942420000" calcext:value-type="float">
            <text:p>942420000</text:p>
          </table:table-cell>
          <table:table-cell table:style-name="ce4" office:value-type="float" office:value="0.0323320278990383" calcext:value-type="float">
            <text:p>0.0323320279</text:p>
          </table:table-cell>
          <table:table-cell table:style-name="ce4"/>
          <table:table-cell table:style-name="ce4" table:formula="of:=[.$M$4]*[.C34]" office:value-type="float" office:value="0.0243089008214452" calcext:value-type="float">
            <text:p>0.0243089008</text:p>
          </table:table-cell>
          <table:table-cell table:style-name="ce4" table:formula="of:=ABS([.M14]-[.K14])" office:value-type="float" office:value="0.00802312707759306" calcext:value-type="float">
            <text:p>0.0080231271</text:p>
          </table:table-cell>
          <table:table-cell table:style-name="ce4"/>
          <table:table-cell table:style-name="ce4" table:formula="of:=[.$P$4]*[.G34]" office:value-type="float" office:value="0.0665750011130962" calcext:value-type="float">
            <text:p>0.0665750011</text:p>
          </table:table-cell>
          <table:table-cell table:style-name="ce4" table:formula="of:=ABS([.P14]-[.K14])" office:value-type="float" office:value="0.0342429732140579" calcext:value-type="float">
            <text:p>0.0342429732</text:p>
          </table:table-cell>
        </table:table-row>
        <table:table-row table:style-name="ro1">
          <table:table-cell table:style-name="ce3" office:value-type="float" office:value="551370000" calcext:value-type="float">
            <text:p>551370000</text:p>
          </table:table-cell>
          <table:table-cell table:style-name="ce3" office:value-type="float" office:value="0.00123942132973921" calcext:value-type="float">
            <text:p>0.0012394213</text:p>
          </table:table-cell>
          <table:table-cell table:style-name="ce3" table:number-columns-repeated="2"/>
          <table:table-cell office:value-type="float" office:value="551370000" calcext:value-type="float">
            <text:p>551370000</text:p>
          </table:table-cell>
          <table:table-cell table:style-name="Default" office:value-type="float" office:value="0.00853021764667301" calcext:value-type="float">
            <text:p>0.0085302176</text:p>
          </table:table-cell>
          <table:table-cell table:number-columns-repeated="3"/>
          <table:table-cell table:style-name="ce4" office:value-type="float" office:value="952410000" calcext:value-type="float">
            <text:p>952410000</text:p>
          </table:table-cell>
          <table:table-cell table:style-name="ce4" office:value-type="float" office:value="0.0165510380995077" calcext:value-type="float">
            <text:p>0.0165510381</text:p>
          </table:table-cell>
          <table:table-cell table:style-name="ce4"/>
          <table:table-cell table:style-name="ce4" table:formula="of:=[.$M$4]*[.C35]" office:value-type="float" office:value="0.00153280822766532" calcext:value-type="float">
            <text:p>0.0015328082</text:p>
          </table:table-cell>
          <table:table-cell table:style-name="ce4" table:formula="of:=ABS([.M15]-[.K15])" office:value-type="float" office:value="0.0150182298718424" calcext:value-type="float">
            <text:p>0.0150182299</text:p>
          </table:table-cell>
          <table:table-cell table:style-name="ce4"/>
          <table:table-cell table:style-name="ce4" table:formula="of:=[.$P$4]*[.G35]" office:value-type="float" office:value="0.0179102373534839" calcext:value-type="float">
            <text:p>0.0179102374</text:p>
          </table:table-cell>
          <table:table-cell table:style-name="ce4" table:formula="of:=ABS([.P15]-[.K15])" office:value-type="float" office:value="0.00135919925397618" calcext:value-type="float">
            <text:p>0.0013591993</text:p>
          </table:table-cell>
        </table:table-row>
        <table:table-row table:style-name="ro1">
          <table:table-cell table:style-name="ce3" office:value-type="float" office:value="822060000" calcext:value-type="float">
            <text:p>822060000</text:p>
          </table:table-cell>
          <table:table-cell table:style-name="ce6" office:value-type="float" office:value="7.91434009596908E-020" calcext:value-type="float">
            <text:p>7.91E-20</text:p>
          </table:table-cell>
          <table:table-cell table:style-name="ce3" table:number-columns-repeated="2"/>
          <table:table-cell office:value-type="float" office:value="822060000" calcext:value-type="float">
            <text:p>822060000</text:p>
          </table:table-cell>
          <table:table-cell table:style-name="ce7" office:value-type="float" office:value="1.82481870910155E-018" calcext:value-type="float">
            <text:p>1.82E-18</text:p>
          </table:table-cell>
          <table:table-cell table:number-columns-repeated="3"/>
          <table:table-cell table:style-name="ce4" office:value-type="float" office:value="952420001" calcext:value-type="float">
            <text:p>952420001</text:p>
          </table:table-cell>
          <table:table-cell table:style-name="ce8" office:value-type="float" office:value="0.0000297718672906309" calcext:value-type="float">
            <text:p>2.98E-05</text:p>
          </table:table-cell>
          <table:table-cell table:style-name="ce4"/>
          <table:table-cell table:style-name="ce4" table:formula="of:=[.$M$4]*[.C36]" office:value-type="float" office:value="0.0000183011130001115" calcext:value-type="float">
            <text:p>1.83011130001115E-05</text:p>
          </table:table-cell>
          <table:table-cell table:style-name="ce4" table:formula="of:=ABS([.M16]-[.K16])" office:value-type="float" office:value="0.0000114707542905194" calcext:value-type="float">
            <text:p>1.14707542905194E-05</text:p>
          </table:table-cell>
          <table:table-cell table:style-name="ce4"/>
          <table:table-cell table:style-name="ce4" table:formula="of:=[.$P$4]*[.G36]" office:value-type="float" office:value="0.0148917765368605" calcext:value-type="float">
            <text:p>0.0148917765</text:p>
          </table:table-cell>
          <table:table-cell table:style-name="ce4" table:formula="of:=ABS([.P16]-[.K16])" office:value-type="float" office:value="0.0148620046695699" calcext:value-type="float">
            <text:p>0.0148620047</text:p>
          </table:table-cell>
        </table:table-row>
        <table:table-row table:style-name="ro1">
          <table:table-cell table:style-name="ce3" office:value-type="float" office:value="822070000" calcext:value-type="float">
            <text:p>822070000</text:p>
          </table:table-cell>
          <table:table-cell table:style-name="ce6" office:value-type="float" office:value="6.72755027847469E-017" calcext:value-type="float">
            <text:p>6.73E-17</text:p>
          </table:table-cell>
          <table:table-cell table:style-name="ce3" table:number-columns-repeated="2"/>
          <table:table-cell office:value-type="float" office:value="822070000" calcext:value-type="float">
            <text:p>822070000</text:p>
          </table:table-cell>
          <table:table-cell table:style-name="ce7" office:value-type="float" office:value="8.37784947117432E-016" calcext:value-type="float">
            <text:p>8.38E-16</text:p>
          </table:table-cell>
          <table:table-cell table:number-columns-repeated="3"/>
          <table:table-cell table:style-name="ce4" office:value-type="float" office:value="952430000" calcext:value-type="float">
            <text:p>952430000</text:p>
          </table:table-cell>
          <table:table-cell table:style-name="ce4" office:value-type="float" office:value="0.00738746329978026" calcext:value-type="float">
            <text:p>0.0073874633</text:p>
          </table:table-cell>
          <table:table-cell table:style-name="ce4"/>
          <table:table-cell table:style-name="ce4" table:formula="of:=[.$M$4]*[.C37]" office:value-type="float" office:value="0.00405885561225069" calcext:value-type="float">
            <text:p>0.0040588556</text:p>
          </table:table-cell>
          <table:table-cell table:style-name="ce4" table:formula="of:=ABS([.M17]-[.K17])" office:value-type="float" office:value="0.00332860768752957" calcext:value-type="float">
            <text:p>0.0033286077</text:p>
          </table:table-cell>
          <table:table-cell table:style-name="ce4"/>
          <table:table-cell table:style-name="ce4" table:formula="of:=[.$P$4]*[.G37]" office:value-type="float" office:value="0.0228389826633448" calcext:value-type="float">
            <text:p>0.0228389827</text:p>
          </table:table-cell>
          <table:table-cell table:style-name="ce4" table:formula="of:=ABS([.P17]-[.K17])" office:value-type="float" office:value="0.0154515193635645" calcext:value-type="float">
            <text:p>0.0154515194</text:p>
          </table:table-cell>
        </table:table-row>
        <table:table-row table:style-name="ro1">
          <table:table-cell table:style-name="ce3" office:value-type="float" office:value="822080000" calcext:value-type="float">
            <text:p>822080000</text:p>
          </table:table-cell>
          <table:table-cell table:style-name="ce6" office:value-type="float" office:value="0.000000000000127038110029181" calcext:value-type="float">
            <text:p>1.27E-13</text:p>
          </table:table-cell>
          <table:table-cell table:style-name="ce3" table:number-columns-repeated="2"/>
          <table:table-cell office:value-type="float" office:value="822080000" calcext:value-type="float">
            <text:p>822080000</text:p>
          </table:table-cell>
          <table:table-cell table:style-name="ce7" office:value-type="float" office:value="0.000000000402515895400112" calcext:value-type="float">
            <text:p>4.03E-10</text:p>
          </table:table-cell>
          <table:table-cell table:number-columns-repeated="3"/>
          <table:table-cell table:style-name="ce4" office:value-type="float" office:value="962430000" calcext:value-type="float">
            <text:p>962430000</text:p>
          </table:table-cell>
          <table:table-cell table:style-name="ce8" office:value-type="float" office:value="0.0000249115624524561" calcext:value-type="float">
            <text:p>2.49E-05</text:p>
          </table:table-cell>
          <table:table-cell table:style-name="ce4"/>
          <table:table-cell table:style-name="ce4" table:formula="of:=[.$M$4]*[.C38]" office:value-type="float" office:value="0.0000123454865268197" calcext:value-type="float">
            <text:p>1.23454865268197E-05</text:p>
          </table:table-cell>
          <table:table-cell table:style-name="ce4" table:formula="of:=ABS([.M18]-[.K18])" office:value-type="float" office:value="0.0000125660759256364" calcext:value-type="float">
            <text:p>1.25660759256364E-05</text:p>
          </table:table-cell>
          <table:table-cell table:style-name="ce4"/>
          <table:table-cell table:style-name="ce4" table:formula="of:=[.$P$4]*[.G38]" office:value-type="float" office:value="0.000128126231689084" calcext:value-type="float">
            <text:p>0.0001281262</text:p>
          </table:table-cell>
          <table:table-cell table:style-name="ce4" table:formula="of:=ABS([.P18]-[.K18])" office:value-type="float" office:value="0.000103214669236628" calcext:value-type="float">
            <text:p>0.0001032147</text:p>
          </table:table-cell>
        </table:table-row>
        <table:table-row table:style-name="ro1">
          <table:table-cell table:style-name="ce3" office:value-type="float" office:value="822100000" calcext:value-type="float">
            <text:p>822100000</text:p>
          </table:table-cell>
          <table:table-cell table:style-name="ce6" office:value-type="float" office:value="2.57688189068129E-020" calcext:value-type="float">
            <text:p>2.58E-20</text:p>
          </table:table-cell>
          <table:table-cell table:style-name="ce3" table:number-columns-repeated="2"/>
          <table:table-cell office:value-type="float" office:value="822100000" calcext:value-type="float">
            <text:p>822100000</text:p>
          </table:table-cell>
          <table:table-cell table:style-name="ce7" office:value-type="float" office:value="1.59206734186571E-016" calcext:value-type="float">
            <text:p>1.59E-16</text:p>
          </table:table-cell>
          <table:table-cell table:number-columns-repeated="3"/>
          <table:table-cell table:style-name="ce4" office:value-type="float" office:value="962440000" calcext:value-type="float">
            <text:p>962440000</text:p>
          </table:table-cell>
          <table:table-cell table:style-name="ce4" office:value-type="float" office:value="0.000681296100102441" calcext:value-type="float">
            <text:p>0.0006812961</text:p>
          </table:table-cell>
          <table:table-cell table:style-name="ce4"/>
          <table:table-cell table:style-name="ce4" table:formula="of:=[.$M$4]*[.C39]" office:value-type="float" office:value="0" calcext:value-type="float">
            <text:p>0</text:p>
          </table:table-cell>
          <table:table-cell table:style-name="ce4" table:formula="of:=ABS([.M19]-[.K19])" office:value-type="float" office:value="0.000681296100102441" calcext:value-type="float">
            <text:p>0.0006812961</text:p>
          </table:table-cell>
          <table:table-cell table:style-name="ce4"/>
          <table:table-cell table:style-name="ce4" table:formula="of:=[.$P$4]*[.G39]" office:value-type="float" office:value="0.0167598449780981" calcext:value-type="float">
            <text:p>0.016759845</text:p>
          </table:table-cell>
          <table:table-cell table:style-name="ce4" table:formula="of:=ABS([.P19]-[.K19])" office:value-type="float" office:value="0.0160785488779956" calcext:value-type="float">
            <text:p>0.0160785489</text:p>
          </table:table-cell>
        </table:table-row>
        <table:table-row table:style-name="ro1">
          <table:table-cell table:style-name="ce3" office:value-type="float" office:value="832090000" calcext:value-type="float">
            <text:p>832090000</text:p>
          </table:table-cell>
          <table:table-cell table:style-name="ce6" office:value-type="float" office:value="2.66769711149825E-017" calcext:value-type="float">
            <text:p>2.67E-17</text:p>
          </table:table-cell>
          <table:table-cell table:style-name="ce3" table:number-columns-repeated="2"/>
          <table:table-cell office:value-type="float" office:value="832090000" calcext:value-type="float">
            <text:p>832090000</text:p>
          </table:table-cell>
          <table:table-cell table:style-name="ce7" office:value-type="float" office:value="0.000000000000289379534934447" calcext:value-type="float">
            <text:p>2.89E-13</text:p>
          </table:table-cell>
          <table:table-cell table:number-columns-repeated="3"/>
          <table:table-cell table:style-name="ce4" office:value-type="float" office:value="962450000" calcext:value-type="float">
            <text:p>962450000</text:p>
          </table:table-cell>
          <table:table-cell table:style-name="ce8" office:value-type="float" office:value="0.0000548431266169517" calcext:value-type="float">
            <text:p>5.48E-05</text:p>
          </table:table-cell>
          <table:table-cell table:style-name="ce4"/>
          <table:table-cell table:style-name="ce4" table:formula="of:=[.$M$4]*[.C40]" office:value-type="float" office:value="0" calcext:value-type="float">
            <text:p>0</text:p>
          </table:table-cell>
          <table:table-cell table:style-name="ce4" table:formula="of:=ABS([.M20]-[.K20])" office:value-type="float" office:value="0.0000548431266169517" calcext:value-type="float">
            <text:p>5.48431266169517E-05</text:p>
          </table:table-cell>
          <table:table-cell table:style-name="ce4"/>
          <table:table-cell table:style-name="ce4" table:formula="of:=[.$P$4]*[.G40]" office:value-type="float" office:value="0.0043123882779054" calcext:value-type="float">
            <text:p>0.0043123883</text:p>
          </table:table-cell>
          <table:table-cell table:style-name="ce4" table:formula="of:=ABS([.P20]-[.K20])" office:value-type="float" office:value="0.00425754515128845" calcext:value-type="float">
            <text:p>0.0042575452</text:p>
          </table:table-cell>
        </table:table-row>
        <table:table-row table:style-name="ro1">
          <table:table-cell table:style-name="ce3" office:value-type="float" office:value="882260000" calcext:value-type="float">
            <text:p>882260000</text:p>
          </table:table-cell>
          <table:table-cell table:style-name="ce6" office:value-type="float" office:value="0.0000000000000122703747217463" calcext:value-type="float">
            <text:p>1.23E-14</text:p>
          </table:table-cell>
          <table:table-cell table:style-name="ce3" table:number-columns-repeated="2"/>
          <table:table-cell office:value-type="float" office:value="882260000" calcext:value-type="float">
            <text:p>882260000</text:p>
          </table:table-cell>
          <table:table-cell table:style-name="ce7" office:value-type="float" office:value="0.00000000000033041096152963" calcext:value-type="float">
            <text:p>3.30E-13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SUM([.M5:.M20])" office:value-type="float" office:value="1" calcext:value-type="float">
            <text:p>1</text:p>
          </table:table-cell>
          <table:table-cell table:formula="of:=SUM([.N5:.N20])" office:value-type="float" office:value="0.0925865066511435" calcext:value-type="float">
            <text:p>0.0925865067</text:p>
          </table:table-cell>
          <table:table-cell/>
          <table:table-cell table:formula="of:=SUM([.P5:.P20])" office:value-type="float" office:value="1" calcext:value-type="float">
            <text:p>1</text:p>
          </table:table-cell>
          <table:table-cell table:formula="of:=SUM([.Q5:.Q20])" office:value-type="float" office:value="0.316060207489862" calcext:value-type="float">
            <text:p>0.3160602075</text:p>
          </table:table-cell>
        </table:table-row>
        <table:table-row table:style-name="ro1">
          <table:table-cell table:style-name="ce3" office:value-type="float" office:value="882280000" calcext:value-type="float">
            <text:p>882280000</text:p>
          </table:table-cell>
          <table:table-cell table:style-name="ce6" office:value-type="float" office:value="6.24561041345741E-021" calcext:value-type="float">
            <text:p>6.25E-21</text:p>
          </table:table-cell>
          <table:table-cell table:style-name="ce3" table:number-columns-repeated="2"/>
          <table:table-cell office:value-type="float" office:value="882280000" calcext:value-type="float">
            <text:p>882280000</text:p>
          </table:table-cell>
          <table:table-cell table:style-name="ce7" office:value-type="float" office:value="1.49128839935123E-020" calcext:value-type="float">
            <text:p>1.49E-20</text:p>
          </table:table-cell>
          <table:table-cell table:number-columns-repeated="11"/>
        </table:table-row>
        <table:table-row table:style-name="ro1">
          <table:table-cell table:style-name="ce3" office:value-type="float" office:value="892270000" calcext:value-type="float">
            <text:p>892270000</text:p>
          </table:table-cell>
          <table:table-cell table:style-name="ce6" office:value-type="float" office:value="3.56759339050269E-015" calcext:value-type="float">
            <text:p>3.57E-15</text:p>
          </table:table-cell>
          <table:table-cell table:style-name="ce3" table:number-columns-repeated="2"/>
          <table:table-cell office:value-type="float" office:value="892270000" calcext:value-type="float">
            <text:p>892270000</text:p>
          </table:table-cell>
          <table:table-cell table:style-name="ce7" office:value-type="float" office:value="0.000000000000037312203716672" calcext:value-type="float">
            <text:p>3.73E-14</text:p>
          </table:table-cell>
          <table:table-cell table:number-columns-repeated="11"/>
        </table:table-row>
        <table:table-row table:style-name="ro1">
          <table:table-cell table:style-name="Default" office:value-type="float" office:value="902280000" calcext:value-type="float">
            <text:p>902280000</text:p>
          </table:table-cell>
          <table:table-cell table:style-name="ce7" office:value-type="float" office:value="0.000000000000677398988002882" calcext:value-type="float">
            <text:p>6.77E-13</text:p>
          </table:table-cell>
          <table:table-cell table:style-name="Default" table:number-columns-repeated="2"/>
          <table:table-cell office:value-type="float" office:value="902280000" calcext:value-type="float">
            <text:p>902280000</text:p>
          </table:table-cell>
          <table:table-cell table:style-name="ce7" office:value-type="float" office:value="0.0000000012056730383056" calcext:value-type="float">
            <text:p>1.21E-09</text:p>
          </table:table-cell>
          <table:table-cell table:number-columns-repeated="11"/>
        </table:table-row>
        <table:table-row table:style-name="ro1">
          <table:table-cell table:style-name="Default" office:value-type="float" office:value="902290000" calcext:value-type="float">
            <text:p>902290000</text:p>
          </table:table-cell>
          <table:table-cell table:style-name="ce7" office:value-type="float" office:value="0.000000000000176160888561993" calcext:value-type="float">
            <text:p>1.76E-13</text:p>
          </table:table-cell>
          <table:table-cell table:style-name="Default" table:number-columns-repeated="2"/>
          <table:table-cell office:value-type="float" office:value="902290000" calcext:value-type="float">
            <text:p>902290000</text:p>
          </table:table-cell>
          <table:table-cell table:style-name="ce7" office:value-type="float" office:value="0.0000000000470181756802694" calcext:value-type="float">
            <text:p>4.70E-11</text:p>
          </table:table-cell>
          <table:table-cell table:number-columns-repeated="3"/>
          <table:table-cell office:value-type="string" calcext:value-type="string">
            <text:p>tailings recipe</text:p>
          </table:table-cell>
          <table:table-cell table:number-columns-repeated="7"/>
        </table:table-row>
        <table:table-row table:style-name="ro1">
          <table:table-cell table:style-name="Default" office:value-type="float" office:value="902300000" calcext:value-type="float">
            <text:p>902300000</text:p>
          </table:table-cell>
          <table:table-cell table:style-name="ce7" office:value-type="float" office:value="0.00000000103205152619609" calcext:value-type="float">
            <text:p>1.03E-09</text:p>
          </table:table-cell>
          <table:table-cell table:style-name="Default" table:number-columns-repeated="2"/>
          <table:table-cell office:value-type="float" office:value="902300000" calcext:value-type="float">
            <text:p>902300000</text:p>
          </table:table-cell>
          <table:table-cell table:style-name="ce7" office:value-type="float" office:value="0.0000000242709286555716" calcext:value-type="float">
            <text:p>2.43E-08</text:p>
          </table:table-cell>
          <table:table-cell table:number-columns-repeated="3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table-cell table:style-name="Default" office:value-type="float" office:value="902320000" calcext:value-type="float">
            <text:p>902320000</text:p>
          </table:table-cell>
          <table:table-cell table:style-name="ce7" office:value-type="float" office:value="0.000000000161506614293801" calcext:value-type="float">
            <text:p>1.62E-10</text:p>
          </table:table-cell>
          <table:table-cell table:style-name="Default" table:number-columns-repeated="2"/>
          <table:table-cell office:value-type="float" office:value="902320000" calcext:value-type="float">
            <text:p>902320000</text:p>
          </table:table-cell>
          <table:table-cell table:style-name="ce7" office:value-type="float" office:value="0.000000000218954250105873" calcext:value-type="float">
            <text:p>2.19E-10</text:p>
          </table:table-cell>
          <table:table-cell table:number-columns-repeated="3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style-name="Default" office:value-type="float" office:value="912310000" calcext:value-type="float">
            <text:p>912310000</text:p>
          </table:table-cell>
          <table:table-cell table:style-name="ce7" office:value-type="float" office:value="0.00000000023240440599977" calcext:value-type="float">
            <text:p>2.32E-10</text:p>
          </table:table-cell>
          <table:table-cell office:value-type="string" calcext:value-type="string">
            <text:p>normalized</text:p>
          </table:table-cell>
          <table:table-cell table:style-name="Default"/>
          <table:table-cell office:value-type="float" office:value="912310000" calcext:value-type="float">
            <text:p>912310000</text:p>
          </table:table-cell>
          <table:table-cell table:style-name="ce7" office:value-type="float" office:value="0.00000000170604352685234" calcext:value-type="float">
            <text:p>1.71E-09</text:p>
          </table:table-cell>
          <table:table-cell table:style-name="ce4" office:value-type="string" calcext:value-type="string">
            <text:p>normalized</text:p>
          </table:table-cell>
          <table:table-cell table:style-name="ce7"/>
          <table:table-cell table:number-columns-repeated="9"/>
        </table:table-row>
        <table:table-row table:style-name="ro1">
          <table:table-cell office:value-type="float" office:value="932370000" calcext:value-type="float">
            <text:p>932370000</text:p>
          </table:table-cell>
          <table:table-cell office:value-type="float" office:value="0.000342311469439633" calcext:value-type="float">
            <text:p>0.0003423115</text:p>
          </table:table-cell>
          <table:table-cell table:formula="of:=[.B29]/SUM([.$B$29:.$B$38])" office:value-type="float" office:value="0.0348193739669003" calcext:value-type="float">
            <text:p>0.034819374</text:p>
          </table:table-cell>
          <table:table-cell/>
          <table:table-cell table:style-name="ce4" office:value-type="float" office:value="932370000" calcext:value-type="float">
            <text:p>932370000</text:p>
          </table:table-cell>
          <table:table-cell office:value-type="float" office:value="0.0113664250580221" calcext:value-type="float">
            <text:p>0.0113664251</text:p>
          </table:table-cell>
          <table:table-cell table:style-name="ce4" table:formula="of:=[.F29]/SUM([.$F$29:.$F$40])" office:value-type="float" office:value="0.0199978301560399" calcext:value-type="float">
            <text:p>0.0199978302</text:p>
          </table:table-cell>
          <table:table-cell table:number-columns-repeated="10"/>
        </table:table-row>
        <table:table-row table:style-name="ro1">
          <table:table-cell office:value-type="float" office:value="942380000" calcext:value-type="float">
            <text:p>942380000</text:p>
          </table:table-cell>
          <table:table-cell office:value-type="float" office:value="0.000111145447446703" calcext:value-type="float">
            <text:p>0.0001111454</text:p>
          </table:table-cell>
          <table:table-cell table:formula="of:=[.B30]/SUM([.$B$29:.$B$38])" office:value-type="float" office:value="0.0113055367548755" calcext:value-type="float">
            <text:p>0.0113055368</text:p>
          </table:table-cell>
          <table:table-cell/>
          <table:table-cell table:style-name="ce4" office:value-type="float" office:value="942380000" calcext:value-type="float">
            <text:p>942380000</text:p>
          </table:table-cell>
          <table:table-cell office:value-type="float" office:value="0.0270783420650994" calcext:value-type="float">
            <text:p>0.0270783421</text:p>
          </table:table-cell>
          <table:table-cell table:style-name="ce4" table:formula="of:=[.F30]/SUM([.$F$29:.$F$40])" office:value-type="float" office:value="0.0476410201765969" calcext:value-type="float">
            <text:p>0.0476410202</text:p>
          </table:table-cell>
          <table:table-cell table:number-columns-repeated="10"/>
        </table:table-row>
        <table:table-row table:style-name="ro1">
          <table:table-cell office:value-type="float" office:value="942390000" calcext:value-type="float">
            <text:p>942390000</text:p>
          </table:table-cell>
          <table:table-cell office:value-type="float" office:value="0.00518988349568111" calcext:value-type="float">
            <text:p>0.0051898835</text:p>
          </table:table-cell>
          <table:table-cell table:formula="of:=[.B31]/SUM([.$B$29:.$B$38])" office:value-type="float" office:value="0.527906630112587" calcext:value-type="float">
            <text:p>0.5279066301</text:p>
          </table:table-cell>
          <table:table-cell/>
          <table:table-cell table:style-name="ce4" office:value-type="float" office:value="942390000" calcext:value-type="float">
            <text:p>942390000</text:p>
          </table:table-cell>
          <table:table-cell office:value-type="float" office:value="0.13485182308078" calcext:value-type="float">
            <text:p>0.1348518231</text:p>
          </table:table-cell>
          <table:table-cell table:style-name="ce4" table:formula="of:=[.F31]/SUM([.$F$29:.$F$40])" office:value-type="float" office:value="0.237255235523546" calcext:value-type="float">
            <text:p>0.2372552355</text:p>
          </table:table-cell>
          <table:table-cell table:number-columns-repeated="10"/>
        </table:table-row>
        <table:table-row table:style-name="ro1">
          <table:table-cell office:value-type="float" office:value="942400000" calcext:value-type="float">
            <text:p>942400000</text:p>
          </table:table-cell>
          <table:table-cell office:value-type="float" office:value="0.00232507606412863" calcext:value-type="float">
            <text:p>0.0023250761</text:p>
          </table:table-cell>
          <table:table-cell table:formula="of:=[.B32]/SUM([.$B$29:.$B$38])" office:value-type="float" office:value="0.23650301028742" calcext:value-type="float">
            <text:p>0.2365030103</text:p>
          </table:table-cell>
          <table:table-cell/>
          <table:table-cell table:style-name="ce4" office:value-type="float" office:value="942400000" calcext:value-type="float">
            <text:p>942400000</text:p>
          </table:table-cell>
          <table:table-cell office:value-type="float" office:value="0.194239414212434" calcext:value-type="float">
            <text:p>0.1942394142</text:p>
          </table:table-cell>
          <table:table-cell table:style-name="ce4" table:formula="of:=[.F32]/SUM([.$F$29:.$F$40])" office:value-type="float" office:value="0.341740414879827" calcext:value-type="float">
            <text:p>0.3417404149</text:p>
          </table:table-cell>
          <table:table-cell table:number-columns-repeated="10"/>
        </table:table-row>
        <table:table-row table:style-name="ro1">
          <table:table-cell office:value-type="float" office:value="942410000" calcext:value-type="float">
            <text:p>942410000</text:p>
          </table:table-cell>
          <table:table-cell office:value-type="float" office:value="0.00126212512164854" calcext:value-type="float">
            <text:p>0.0012621251</text:p>
          </table:table-cell>
          <table:table-cell table:formula="of:=[.B33]/SUM([.$B$29:.$B$38])" office:value-type="float" office:value="0.12838134426416" calcext:value-type="float">
            <text:p>0.1283813443</text:p>
          </table:table-cell>
          <table:table-cell/>
          <table:table-cell table:style-name="ce4" office:value-type="float" office:value="942410000" calcext:value-type="float">
            <text:p>942410000</text:p>
          </table:table-cell>
          <table:table-cell office:value-type="float" office:value="0.0378160984562865" calcext:value-type="float">
            <text:p>0.0378160985</text:p>
          </table:table-cell>
          <table:table-cell table:style-name="ce4" table:formula="of:=[.F33]/SUM([.$F$29:.$F$40])" office:value-type="float" office:value="0.0665327849550344" calcext:value-type="float">
            <text:p>0.066532785</text:p>
          </table:table-cell>
          <table:table-cell table:number-columns-repeated="2"/>
          <table:table-cell office:value-type="float" office:value="360810000" calcext:value-type="float">
            <text:p>360810000</text:p>
          </table:table-cell>
          <table:table-cell table:style-name="ce7" office:value-type="float" office:value="0.0000000000193639539545687" calcext:value-type="float">
            <text:p>1.94E-11</text:p>
          </table:table-cell>
          <table:table-cell table:number-columns-repeated="6"/>
        </table:table-row>
        <table:table-row table:style-name="ro1">
          <table:table-cell office:value-type="float" office:value="942420000" calcext:value-type="float">
            <text:p>942420000</text:p>
          </table:table-cell>
          <table:table-cell office:value-type="float" office:value="0.000487719066658147" calcext:value-type="float">
            <text:p>0.0004877191</text:p>
          </table:table-cell>
          <table:table-cell table:formula="of:=[.B34]/SUM([.$B$29:.$B$38])" office:value-type="float" office:value="0.0496100016764189" calcext:value-type="float">
            <text:p>0.0496100017</text:p>
          </table:table-cell>
          <table:table-cell/>
          <table:table-cell table:style-name="ce4" office:value-type="float" office:value="942420000" calcext:value-type="float">
            <text:p>942420000</text:p>
          </table:table-cell>
          <table:table-cell office:value-type="float" office:value="0.075680186798786" calcext:value-type="float">
            <text:p>0.0756801868</text:p>
          </table:table-cell>
          <table:table-cell table:style-name="ce4" table:formula="of:=[.F34]/SUM([.$F$29:.$F$40])" office:value-type="float" office:value="0.133150002226192" calcext:value-type="float">
            <text:p>0.1331500022</text:p>
          </table:table-cell>
          <table:table-cell table:number-columns-repeated="2"/>
          <table:table-cell office:value-type="float" office:value="360850000" calcext:value-type="float">
            <text:p>360850000</text:p>
          </table:table-cell>
          <table:table-cell table:style-name="ce7" office:value-type="float" office:value="0.0000880256072891393" calcext:value-type="float">
            <text:p>8.80E-05</text:p>
          </table:table-cell>
          <table:table-cell table:number-columns-repeated="6"/>
        </table:table-row>
        <table:table-row table:style-name="ro1">
          <table:table-cell office:value-type="float" office:value="952410000" calcext:value-type="float">
            <text:p>952410000</text:p>
          </table:table-cell>
          <table:table-cell table:style-name="ce8" office:value-type="float" office:value="0.0000307533361402893" calcext:value-type="float">
            <text:p>3.08E-05</text:p>
          </table:table-cell>
          <table:table-cell table:formula="of:=[.B35]/SUM([.$B$29:.$B$38])" office:value-type="float" office:value="0.00312818005645984" calcext:value-type="float">
            <text:p>0.0031281801</text:p>
          </table:table-cell>
          <table:table-cell/>
          <table:table-cell table:style-name="ce4" office:value-type="float" office:value="952410000" calcext:value-type="float">
            <text:p>952410000</text:p>
          </table:table-cell>
          <table:table-cell office:value-type="float" office:value="0.020359745938564" calcext:value-type="float">
            <text:p>0.0203597459</text:p>
          </table:table-cell>
          <table:table-cell table:style-name="ce4" table:formula="of:=[.F35]/SUM([.$F$29:.$F$40])" office:value-type="float" office:value="0.0358204747069677" calcext:value-type="float">
            <text:p>0.0358204747</text:p>
          </table:table-cell>
          <table:table-cell table:number-columns-repeated="2"/>
          <table:table-cell office:value-type="float" office:value="380900000" calcext:value-type="float">
            <text:p>380900000</text:p>
          </table:table-cell>
          <table:table-cell office:value-type="float" office:value="0.00157407113728473" calcext:value-type="float">
            <text:p>0.0015740711</text:p>
          </table:table-cell>
          <table:table-cell table:number-columns-repeated="6"/>
        </table:table-row>
        <table:table-row table:style-name="ro1">
          <table:table-cell office:value-type="float" office:value="952420001" calcext:value-type="float">
            <text:p>952420001</text:p>
          </table:table-cell>
          <table:table-cell table:style-name="ce8" office:value-type="float" office:value="0.000000367182449621306" calcext:value-type="float">
            <text:p>3.67E-07</text:p>
          </table:table-cell>
          <table:table-cell table:formula="of:=[.B36]/SUM([.$B$29:.$B$38])" office:value-type="float" office:value="0.0000373492102043091" calcext:value-type="float">
            <text:p>3.73492102043091E-05</text:p>
          </table:table-cell>
          <table:table-cell/>
          <table:table-cell table:style-name="ce4" office:value-type="float" office:value="952420001" calcext:value-type="float">
            <text:p>952420001</text:p>
          </table:table-cell>
          <table:table-cell office:value-type="float" office:value="0.0169284628048423" calcext:value-type="float">
            <text:p>0.0169284628</text:p>
          </table:table-cell>
          <table:table-cell table:style-name="ce4" table:formula="of:=[.F36]/SUM([.$F$29:.$F$40])" office:value-type="float" office:value="0.0297835530737211" calcext:value-type="float">
            <text:p>0.0297835531</text:p>
          </table:table-cell>
          <table:table-cell table:number-columns-repeated="2"/>
          <table:table-cell office:value-type="float" office:value="430990000" calcext:value-type="float">
            <text:p>430990000</text:p>
          </table:table-cell>
          <table:table-cell office:value-type="float" office:value="0.00527049877211964" calcext:value-type="float">
            <text:p>0.0052704988</text:p>
          </table:table-cell>
          <table:table-cell table:number-columns-repeated="6"/>
        </table:table-row>
        <table:table-row table:style-name="ro1">
          <table:table-cell office:value-type="float" office:value="952430000" calcext:value-type="float">
            <text:p>952430000</text:p>
          </table:table-cell>
          <table:table-cell table:style-name="ce8" office:value-type="float" office:value="0.0000814344213030278" calcext:value-type="float">
            <text:p>8.14E-05</text:p>
          </table:table-cell>
          <table:table-cell table:formula="of:=[.B37]/SUM([.$B$29:.$B$38])" office:value-type="float" office:value="0.00828337880051162" calcext:value-type="float">
            <text:p>0.0082833788</text:p>
          </table:table-cell>
          <table:table-cell/>
          <table:table-cell table:style-name="ce4" office:value-type="float" office:value="952430000" calcext:value-type="float">
            <text:p>952430000</text:p>
          </table:table-cell>
          <table:table-cell office:value-type="float" office:value="0.0259625752212891" calcext:value-type="float">
            <text:p>0.0259625752</text:p>
          </table:table-cell>
          <table:table-cell table:style-name="ce4" table:formula="of:=[.F37]/SUM([.$F$29:.$F$40])" office:value-type="float" office:value="0.0456779653266895" calcext:value-type="float">
            <text:p>0.0456779653</text:p>
          </table:table-cell>
          <table:table-cell table:number-columns-repeated="2"/>
          <table:table-cell office:value-type="float" office:value="531290000" calcext:value-type="float">
            <text:p>531290000</text:p>
          </table:table-cell>
          <table:table-cell office:value-type="float" office:value="0.00152608113050453" calcext:value-type="float">
            <text:p>0.0015260811</text:p>
          </table:table-cell>
          <table:table-cell table:number-columns-repeated="6"/>
        </table:table-row>
        <table:table-row table:style-name="ro1">
          <table:table-cell office:value-type="float" office:value="962430000" calcext:value-type="float">
            <text:p>962430000</text:p>
          </table:table-cell>
          <table:table-cell table:style-name="ce8" office:value-type="float" office:value="0.00000024769236628706" calcext:value-type="float">
            <text:p>2.48E-07</text:p>
          </table:table-cell>
          <table:table-cell table:formula="of:=[.B38]/SUM([.$B$29:.$B$38])" office:value-type="float" office:value="0.0000251948704628973" calcext:value-type="float">
            <text:p>2.51948704628973E-05</text:p>
          </table:table-cell>
          <table:table-cell/>
          <table:table-cell table:style-name="ce4" office:value-type="float" office:value="962430000" calcext:value-type="float">
            <text:p>962430000</text:p>
          </table:table-cell>
          <table:table-cell office:value-type="float" office:value="0.000145649522882951" calcext:value-type="float">
            <text:p>0.0001456495</text:p>
          </table:table-cell>
          <table:table-cell table:style-name="ce4" table:formula="of:=[.F38]/SUM([.$F$29:.$F$40])" office:value-type="float" office:value="0.000256252463378168" calcext:value-type="float">
            <text:p>0.0002562525</text:p>
          </table:table-cell>
          <table:table-cell table:number-columns-repeated="2"/>
          <table:table-cell office:value-type="float" office:value="551340000" calcext:value-type="float">
            <text:p>551340000</text:p>
          </table:table-cell>
          <table:table-cell office:value-type="float" office:value="0.000225072993146725" calcext:value-type="float">
            <text:p>0.00022507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62440000" calcext:value-type="float">
            <text:p>962440000</text:p>
          </table:table-cell>
          <table:table-cell office:value-type="float" office:value="0.0190520191882002" calcext:value-type="float">
            <text:p>0.0190520192</text:p>
          </table:table-cell>
          <table:table-cell table:style-name="ce4" table:formula="of:=[.F39]/SUM([.$F$29:.$F$40])" office:value-type="float" office:value="0.0335196899561962" calcext:value-type="float">
            <text:p>0.03351969</text:p>
          </table:table-cell>
          <table:table-cell table:number-columns-repeated="2"/>
          <table:table-cell office:value-type="float" office:value="551350000" calcext:value-type="float">
            <text:p>551350000</text:p>
          </table:table-cell>
          <table:table-cell office:value-type="float" office:value="0.00934604715909984" calcext:value-type="float">
            <text:p>0.0093460472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2"/>
          <table:table-cell table:style-name="ce4" office:value-type="float" office:value="962450000" calcext:value-type="float">
            <text:p>962450000</text:p>
          </table:table-cell>
          <table:table-cell office:value-type="float" office:value="0.00490217566600349" calcext:value-type="float">
            <text:p>0.0049021757</text:p>
          </table:table-cell>
          <table:table-cell table:style-name="ce4" table:formula="of:=[.F40]/SUM([.$F$29:.$F$40])" office:value-type="float" office:value="0.00862477655581079" calcext:value-type="float">
            <text:p>0.0086247766</text:p>
          </table:table-cell>
          <table:table-cell table:number-columns-repeated="2"/>
          <table:table-cell office:value-type="float" office:value="551370000" calcext:value-type="float">
            <text:p>551370000</text:p>
          </table:table-cell>
          <table:table-cell office:value-type="float" office:value="0.00853021764667301" calcext:value-type="float">
            <text:p>0.0085302176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office:value-type="float" office:value="822060000" calcext:value-type="float">
            <text:p>822060000</text:p>
          </table:table-cell>
          <table:table-cell table:style-name="ce7" office:value-type="float" office:value="1.82481870910155E-018" calcext:value-type="float">
            <text:p>1.82E-1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office:value-type="float" office:value="822070000" calcext:value-type="float">
            <text:p>822070000</text:p>
          </table:table-cell>
          <table:table-cell table:style-name="ce7" office:value-type="float" office:value="8.37784947117432E-016" calcext:value-type="float">
            <text:p>8.38E-16</text:p>
          </table:table-cell>
          <table:table-cell table:number-columns-repeated="6"/>
        </table:table-row>
        <table:table-row table:style-name="ro1">
          <table:table-cell office:value-type="float" office:value="942440000" calcext:value-type="float">
            <text:p>942440000</text:p>
          </table:table-cell>
          <table:table-cell table:style-name="ce8" office:value-type="float" office:value="0.0000000128586096747652" calcext:value-type="float">
            <text:p>1.29E-08</text:p>
          </table:table-cell>
          <table:table-cell table:number-columns-repeated="2"/>
          <table:table-cell table:style-name="ce4" office:value-type="float" office:value="942440000" calcext:value-type="float">
            <text:p>942440000</text:p>
          </table:table-cell>
          <table:table-cell table:style-name="ce8" office:value-type="float" office:value="0.000000558603281365997" calcext:value-type="float">
            <text:p>5.59E-07</text:p>
          </table:table-cell>
          <table:table-cell table:style-name="ce4"/>
          <table:table-cell table:number-columns-repeated="2"/>
          <table:table-cell office:value-type="float" office:value="822080000" calcext:value-type="float">
            <text:p>822080000</text:p>
          </table:table-cell>
          <table:table-cell table:style-name="ce7" office:value-type="float" office:value="0.000000000402515895400112" calcext:value-type="float">
            <text:p>4.03E-10</text:p>
          </table:table-cell>
          <table:table-cell table:number-columns-repeated="6"/>
        </table:table-row>
        <table:table-row table:style-name="ro1">
          <table:table-cell office:value-type="float" office:value="962420000" calcext:value-type="float">
            <text:p>962420000</text:p>
          </table:table-cell>
          <table:table-cell table:style-name="ce8" office:value-type="float" office:value="0.0000119504574665956" calcext:value-type="float">
            <text:p>1.20E-05</text:p>
          </table:table-cell>
          <table:table-cell table:number-columns-repeated="2"/>
          <table:table-cell table:style-name="ce4" office:value-type="float" office:value="962420000" calcext:value-type="float">
            <text:p>962420000</text:p>
          </table:table-cell>
          <table:table-cell office:value-type="float" office:value="0.00167365032599907" calcext:value-type="float">
            <text:p>0.0016736503</text:p>
          </table:table-cell>
          <table:table-cell table:style-name="ce4"/>
          <table:table-cell table:number-columns-repeated="2"/>
          <table:table-cell office:value-type="float" office:value="822100000" calcext:value-type="float">
            <text:p>822100000</text:p>
          </table:table-cell>
          <table:table-cell table:style-name="ce7" office:value-type="float" office:value="1.59206734186571E-016" calcext:value-type="float">
            <text:p>1.59E-1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62460000" calcext:value-type="float">
            <text:p>962460000</text:p>
          </table:table-cell>
          <table:table-cell office:value-type="float" office:value="0.00262865079780482" calcext:value-type="float">
            <text:p>0.0026286508</text:p>
          </table:table-cell>
          <table:table-cell table:style-name="ce4"/>
          <table:table-cell table:number-columns-repeated="2"/>
          <table:table-cell office:value-type="float" office:value="832090000" calcext:value-type="float">
            <text:p>832090000</text:p>
          </table:table-cell>
          <table:table-cell table:style-name="ce7" office:value-type="float" office:value="0.000000000000289379534934447" calcext:value-type="float">
            <text:p>2.89E-1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62470000" calcext:value-type="float">
            <text:p>962470000</text:p>
          </table:table-cell>
          <table:table-cell office:value-type="float" office:value="0.000120814707938021" calcext:value-type="float">
            <text:p>0.0001208147</text:p>
          </table:table-cell>
          <table:table-cell table:style-name="ce4"/>
          <table:table-cell table:number-columns-repeated="2"/>
          <table:table-cell office:value-type="float" office:value="882260000" calcext:value-type="float">
            <text:p>882260000</text:p>
          </table:table-cell>
          <table:table-cell table:style-name="ce7" office:value-type="float" office:value="0.00000000000033041096152963" calcext:value-type="float">
            <text:p>3.30E-1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62480000" calcext:value-type="float">
            <text:p>962480000</text:p>
          </table:table-cell>
          <table:table-cell table:style-name="ce8" office:value-type="float" office:value="0.00000885295020017117" calcext:value-type="float">
            <text:p>8.85E-06</text:p>
          </table:table-cell>
          <table:table-cell table:style-name="ce4"/>
          <table:table-cell table:number-columns-repeated="2"/>
          <table:table-cell office:value-type="float" office:value="882280000" calcext:value-type="float">
            <text:p>882280000</text:p>
          </table:table-cell>
          <table:table-cell table:style-name="ce7" office:value-type="float" office:value="1.49128839935123E-020" calcext:value-type="float">
            <text:p>1.49E-2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62500000" calcext:value-type="float">
            <text:p>962500000</text:p>
          </table:table-cell>
          <table:table-cell table:style-name="ce8" office:value-type="float" office:value="0.00000000000252307281080905" calcext:value-type="float">
            <text:p>2.52E-12</text:p>
          </table:table-cell>
          <table:table-cell table:style-name="ce4"/>
          <table:table-cell table:number-columns-repeated="2"/>
          <table:table-cell office:value-type="float" office:value="892270000" calcext:value-type="float">
            <text:p>892270000</text:p>
          </table:table-cell>
          <table:table-cell table:style-name="ce7" office:value-type="float" office:value="0.000000000000037312203716672" calcext:value-type="float">
            <text:p>3.73E-1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82490000" calcext:value-type="float">
            <text:p>982490000</text:p>
          </table:table-cell>
          <table:table-cell table:style-name="ce8" office:value-type="float" office:value="0.000000115835796425874" calcext:value-type="float">
            <text:p>1.16E-07</text:p>
          </table:table-cell>
          <table:table-cell table:style-name="ce4"/>
          <table:table-cell table:number-columns-repeated="2"/>
          <table:table-cell office:value-type="float" office:value="902280000" calcext:value-type="float">
            <text:p>902280000</text:p>
          </table:table-cell>
          <table:table-cell table:style-name="ce7" office:value-type="float" office:value="0.0000000012056730383056" calcext:value-type="float">
            <text:p>1.21E-0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82500000" calcext:value-type="float">
            <text:p>982500000</text:p>
          </table:table-cell>
          <table:table-cell table:style-name="ce8" office:value-type="float" office:value="0.0000000152368163087375" calcext:value-type="float">
            <text:p>1.52E-08</text:p>
          </table:table-cell>
          <table:table-cell table:style-name="ce4"/>
          <table:table-cell table:number-columns-repeated="2"/>
          <table:table-cell office:value-type="float" office:value="902290000" calcext:value-type="float">
            <text:p>902290000</text:p>
          </table:table-cell>
          <table:table-cell table:style-name="ce7" office:value-type="float" office:value="0.0000000000470181756802694" calcext:value-type="float">
            <text:p>4.70E-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82510000" calcext:value-type="float">
            <text:p>982510000</text:p>
          </table:table-cell>
          <table:table-cell table:style-name="ce8" office:value-type="float" office:value="0.0000000000020281933415103" calcext:value-type="float">
            <text:p>2.03E-12</text:p>
          </table:table-cell>
          <table:table-cell table:style-name="ce4"/>
          <table:table-cell table:number-columns-repeated="2"/>
          <table:table-cell office:value-type="float" office:value="902300000" calcext:value-type="float">
            <text:p>902300000</text:p>
          </table:table-cell>
          <table:table-cell table:style-name="ce7" office:value-type="float" office:value="0.0000000242709286555716" calcext:value-type="float">
            <text:p>2.43E-0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82520000" calcext:value-type="float">
            <text:p>982520000</text:p>
          </table:table-cell>
          <table:table-cell table:style-name="ce8" office:value-type="float" office:value="0.0000000000000427795402284945" calcext:value-type="float">
            <text:p>4.28E-14</text:p>
          </table:table-cell>
          <table:table-cell table:style-name="ce4"/>
          <table:table-cell table:number-columns-repeated="2"/>
          <table:table-cell office:value-type="float" office:value="902320000" calcext:value-type="float">
            <text:p>902320000</text:p>
          </table:table-cell>
          <table:table-cell table:style-name="ce7" office:value-type="float" office:value="0.000000000218954250105873" calcext:value-type="float">
            <text:p>2.19E-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office:value-type="float" office:value="912310000" calcext:value-type="float">
            <text:p>912310000</text:p>
          </table:table-cell>
          <table:table-cell table:style-name="ce7" office:value-type="float" office:value="0.00000000170604352685234" calcext:value-type="float">
            <text:p>1.71E-09</text:p>
          </table:table-cell>
          <table:table-cell table:number-columns-repeated="6"/>
        </table:table-row>
        <table:table-row table:style-name="ro1" table:number-rows-repeated="6">
          <table:table-cell table:number-columns-repeated="4"/>
          <table:table-cell table:style-name="ce4"/>
          <table:table-cell/>
          <table:table-cell table:style-name="ce4"/>
          <table:table-cell table:number-columns-repeated="10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office:value-type="float" office:value="932370000" calcext:value-type="float">
            <text:p>932370000</text:p>
          </table:table-cell>
          <table:table-cell office:value-type="float" office:value="0.0113664250580221" calcext:value-type="float">
            <text:p>0.011366425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office:value-type="float" office:value="942380000" calcext:value-type="float">
            <text:p>942380000</text:p>
          </table:table-cell>
          <table:table-cell office:value-type="float" office:value="0.0270783420650994" calcext:value-type="float">
            <text:p>0.0270783421</text:p>
          </table:table-cell>
          <table:table-cell table:number-columns-repeated="6"/>
        </table:table-row>
        <table:table-row table:style-name="ro1">
          <table:table-cell table:style-name="ce1" table:number-columns-repeated="7"/>
          <table:table-cell table:number-columns-repeated="2"/>
          <table:table-cell office:value-type="float" office:value="942390000" calcext:value-type="float">
            <text:p>942390000</text:p>
          </table:table-cell>
          <table:table-cell office:value-type="float" office:value="0.13485182308078" calcext:value-type="float">
            <text:p>0.1348518231</text:p>
          </table:table-cell>
          <table:table-cell table:number-columns-repeated="6"/>
        </table:table-row>
        <table:table-row table:style-name="ro1">
          <table:table-cell table:style-name="ce5" office:value-type="float" office:value="922320000" calcext:value-type="float">
            <text:p>922320000</text:p>
          </table:table-cell>
          <table:table-cell table:style-name="ce9" office:value-type="float" office:value="0.000000000144478760390621" calcext:value-type="float">
            <text:p>1.44E-10</text:p>
          </table:table-cell>
          <table:table-cell table:style-name="ce5" table:number-columns-repeated="2"/>
          <table:table-cell table:style-name="ce5" office:value-type="float" office:value="922320000" calcext:value-type="float">
            <text:p>922320000</text:p>
          </table:table-cell>
          <table:table-cell table:style-name="ce9" office:value-type="float" office:value="0.000000130652700474135" calcext:value-type="float">
            <text:p>1.31E-07</text:p>
          </table:table-cell>
          <table:table-cell table:style-name="ce5"/>
          <table:table-cell table:number-columns-repeated="2"/>
          <table:table-cell office:value-type="float" office:value="942400000" calcext:value-type="float">
            <text:p>942400000</text:p>
          </table:table-cell>
          <table:table-cell office:value-type="float" office:value="0.194239414212434" calcext:value-type="float">
            <text:p>0.1942394142</text:p>
          </table:table-cell>
          <table:table-cell table:number-columns-repeated="6"/>
        </table:table-row>
        <table:table-row table:style-name="ro1">
          <table:table-cell table:style-name="ce5" office:value-type="float" office:value="922330000" calcext:value-type="float">
            <text:p>922330000</text:p>
          </table:table-cell>
          <table:table-cell table:style-name="ce9" office:value-type="float" office:value="0.00000000135913233881749" calcext:value-type="float">
            <text:p>1.36E-09</text:p>
          </table:table-cell>
          <table:table-cell table:style-name="ce5" table:number-columns-repeated="2"/>
          <table:table-cell table:style-name="ce5" office:value-type="float" office:value="922330000" calcext:value-type="float">
            <text:p>922330000</text:p>
          </table:table-cell>
          <table:table-cell table:style-name="ce9" office:value-type="float" office:value="0.0000001218945304699" calcext:value-type="float">
            <text:p>1.22E-07</text:p>
          </table:table-cell>
          <table:table-cell table:style-name="ce5"/>
          <table:table-cell table:number-columns-repeated="2"/>
          <table:table-cell office:value-type="float" office:value="942410000" calcext:value-type="float">
            <text:p>942410000</text:p>
          </table:table-cell>
          <table:table-cell office:value-type="float" office:value="0.0378160984562865" calcext:value-type="float">
            <text:p>0.0378160985</text:p>
          </table:table-cell>
          <table:table-cell table:number-columns-repeated="6"/>
        </table:table-row>
        <table:table-row table:style-name="ro1">
          <table:table-cell table:style-name="ce5" office:value-type="float" office:value="922340000" calcext:value-type="float">
            <text:p>922340000</text:p>
          </table:table-cell>
          <table:table-cell table:style-name="ce5" office:value-type="float" office:value="0.000160887441265081" calcext:value-type="float">
            <text:p>0.0001608874</text:p>
          </table:table-cell>
          <table:table-cell table:style-name="ce5" table:number-columns-repeated="2"/>
          <table:table-cell table:style-name="ce5" office:value-type="float" office:value="922340000" calcext:value-type="float">
            <text:p>922340000</text:p>
          </table:table-cell>
          <table:table-cell table:style-name="ce5" office:value-type="float" office:value="0.00321172886777318" calcext:value-type="float">
            <text:p>0.0032117289</text:p>
          </table:table-cell>
          <table:table-cell table:style-name="ce5"/>
          <table:table-cell table:number-columns-repeated="2"/>
          <table:table-cell office:value-type="float" office:value="942420000" calcext:value-type="float">
            <text:p>942420000</text:p>
          </table:table-cell>
          <table:table-cell office:value-type="float" office:value="0.075680186798786" calcext:value-type="float">
            <text:p>0.0756801868</text:p>
          </table:table-cell>
          <table:table-cell table:number-columns-repeated="6"/>
        </table:table-row>
        <table:table-row table:style-name="ro1"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832197658533517" calcext:value-type="float">
            <text:p>0.0083219766</text:p>
          </table:table-cell>
          <table:table-cell table:style-name="ce5" table:number-columns-repeated="2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107929451099771" calcext:value-type="float">
            <text:p>0.0010792945</text:p>
          </table:table-cell>
          <table:table-cell table:style-name="ce5"/>
          <table:table-cell table:number-columns-repeated="2"/>
          <table:table-cell office:value-type="float" office:value="942440000" calcext:value-type="float">
            <text:p>942440000</text:p>
          </table:table-cell>
          <table:table-cell table:style-name="ce7" office:value-type="float" office:value="0.000000558603281365997" calcext:value-type="float">
            <text:p>5.59E-07</text:p>
          </table:table-cell>
          <table:table-cell table:number-columns-repeated="6"/>
        </table:table-row>
        <table:table-row table:style-name="ro1"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39886458018978" calcext:value-type="float">
            <text:p>0.0039886458</text:p>
          </table:table-cell>
          <table:table-cell table:style-name="ce5" table:number-columns-repeated="2"/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264424750479565" calcext:value-type="float">
            <text:p>0.0026442475</text:p>
          </table:table-cell>
          <table:table-cell table:style-name="ce5"/>
          <table:table-cell table:number-columns-repeated="2"/>
          <table:table-cell office:value-type="float" office:value="952410000" calcext:value-type="float">
            <text:p>952410000</text:p>
          </table:table-cell>
          <table:table-cell office:value-type="float" office:value="0.020359745938564" calcext:value-type="float">
            <text:p>0.0203597459</text:p>
          </table:table-cell>
          <table:table-cell table:number-columns-repeated="6"/>
        </table:table-row>
        <table:table-row table:style-name="ro1"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974406039682395" calcext:value-type="float">
            <text:p>0.9744060397</text:p>
          </table:table-cell>
          <table:table-cell table:style-name="ce5" table:number-columns-repeated="2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393517775519769" calcext:value-type="float">
            <text:p>0.3935177755</text:p>
          </table:table-cell>
          <table:table-cell table:style-name="ce5"/>
          <table:table-cell table:number-columns-repeated="2"/>
          <table:table-cell office:value-type="float" office:value="952420001" calcext:value-type="float">
            <text:p>952420001</text:p>
          </table:table-cell>
          <table:table-cell office:value-type="float" office:value="0.0169284628048423" calcext:value-type="float">
            <text:p>0.0169284628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52430000" calcext:value-type="float">
            <text:p>952430000</text:p>
          </table:table-cell>
          <table:table-cell office:value-type="float" office:value="0.0259625752212891" calcext:value-type="float">
            <text:p>0.0259625752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420000" calcext:value-type="float">
            <text:p>962420000</text:p>
          </table:table-cell>
          <table:table-cell office:value-type="float" office:value="0.00167365032599907" calcext:value-type="float">
            <text:p>0.0016736503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430000" calcext:value-type="float">
            <text:p>962430000</text:p>
          </table:table-cell>
          <table:table-cell office:value-type="float" office:value="0.000145649522882951" calcext:value-type="float">
            <text:p>0.0001456495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440000" calcext:value-type="float">
            <text:p>962440000</text:p>
          </table:table-cell>
          <table:table-cell office:value-type="float" office:value="0.0190520191882002" calcext:value-type="float">
            <text:p>0.0190520192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450000" calcext:value-type="float">
            <text:p>962450000</text:p>
          </table:table-cell>
          <table:table-cell office:value-type="float" office:value="0.00490217566600349" calcext:value-type="float">
            <text:p>0.0049021757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460000" calcext:value-type="float">
            <text:p>962460000</text:p>
          </table:table-cell>
          <table:table-cell office:value-type="float" office:value="0.00262865079780482" calcext:value-type="float">
            <text:p>0.0026286508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470000" calcext:value-type="float">
            <text:p>962470000</text:p>
          </table:table-cell>
          <table:table-cell office:value-type="float" office:value="0.000120814707938021" calcext:value-type="float">
            <text:p>0.0001208147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480000" calcext:value-type="float">
            <text:p>962480000</text:p>
          </table:table-cell>
          <table:table-cell table:style-name="ce7" office:value-type="float" office:value="0.00000885295020017117" calcext:value-type="float">
            <text:p>8.85E-06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500000" calcext:value-type="float">
            <text:p>962500000</text:p>
          </table:table-cell>
          <table:table-cell table:style-name="ce7" office:value-type="float" office:value="0.00000000000252307281080905" calcext:value-type="float">
            <text:p>2.52E-12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82490000" calcext:value-type="float">
            <text:p>982490000</text:p>
          </table:table-cell>
          <table:table-cell table:style-name="ce7" office:value-type="float" office:value="0.000000115835796425874" calcext:value-type="float">
            <text:p>1.16E-07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82500000" calcext:value-type="float">
            <text:p>982500000</text:p>
          </table:table-cell>
          <table:table-cell table:style-name="ce7" office:value-type="float" office:value="0.0000000152368163087375" calcext:value-type="float">
            <text:p>1.52E-08</text:p>
          </table:table-cell>
          <table:table-cell table:number-columns-repeated="6"/>
        </table:table-row>
      </table:table>
      <table:table table:name="mtl-fail" table:style-name="ta1">
        <table:table-column table:style-name="co1" table:number-columns-repeated="5" table:default-cell-style-name="ce4"/>
        <table:table-column table:style-name="co1" table:default-cell-style-name="ce8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eg24</text:p>
          </table:table-cell>
          <table:table-cell table:style-name="Default" table:number-columns-repeated="6"/>
          <table:table-cell table:number-columns-repeated="5"/>
          <table:table-cell table:style-name="ce3"/>
          <table:table-cell office:value-type="string" calcext:value-type="string">
            <text:p>FP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ce4"/>
          <table:table-cell office:value-type="string" calcext:value-type="string">
            <text:p>TRU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5"/>
          <table:table-cell office:value-type="string" calcext:value-type="string">
            <text:p>FROM SPENT UOX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FROM SPENT MOX</text:p>
          </table:table-cell>
          <table:table-cell/>
        </table:table-row>
        <table:table-row table:style-name="ro1">
          <table:table-cell table:style-name="Default" office:value-type="string" calcext:value-type="string">
            <text:p>used_uox</text:p>
          </table:table-cell>
          <table:table-cell table:style-name="Default" table:number-columns-repeated="3"/>
          <table:table-cell table:style-name="Default" office:value-type="string" calcext:value-type="string">
            <text:p>used_mox_from_sfr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fresh mox fuel</text:p>
          </table:table-cell>
          <table:table-cell/>
          <table:table-cell table:style-name="ce10" office:value-type="string" calcext:value-type="string">
            <text:p>RATIO :</text:p>
          </table:table-cell>
          <table:table-cell office:value-type="float" office:value="0.13" calcext:value-type="float">
            <text:p>0.13</text:p>
          </table:table-cell>
          <table:table-cell/>
          <table:table-cell table:style-name="ce10" office:value-type="string" calcext:value-type="string">
            <text:p>RATIO</text:p>
          </table:table-cell>
          <table:table-cell office:value-type="float" office:value="0.129" calcext:value-type="float">
            <text:p>0.129</text:p>
          </table:table-cell>
          <table:table-cell/>
        </table:table-row>
        <table:table-row table:style-name="ro1">
          <table:table-cell table:style-name="ce3" office:value-type="float" office:value="10030000" calcext:value-type="float">
            <text:p>10030000</text:p>
          </table:table-cell>
          <table:table-cell table:style-name="ce6" office:value-type="float" office:value="0.0000000593291709632628" calcext:value-type="float">
            <text:p>5.93E-08</text:p>
          </table:table-cell>
          <table:table-cell table:style-name="ce3" table:number-columns-repeated="2"/>
          <table:table-cell table:style-name="ce3" office:value-type="float" office:value="10030000" calcext:value-type="float">
            <text:p>10030000</text:p>
          </table:table-cell>
          <table:table-cell table:style-name="ce6" office:value-type="float" office:value="0.00000087857090450186" calcext:value-type="float">
            <text:p>8.79E-07</text:p>
          </table:table-cell>
          <table:table-cell table:style-name="Default"/>
          <table:table-cell table:number-columns-repeated="2"/>
          <table:table-cell table:style-name="ce5" office:value-type="float" office:value="922340000" calcext:value-type="float">
            <text:p>922340000</text:p>
          </table:table-cell>
          <table:table-cell table:style-name="ce9" office:value-type="float" office:value="0.000000553540817313594" calcext:value-type="float">
            <text:p>5.54E-07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M5]-[.K5])" office:value-type="float" office:value="0.000000553540817313594" calcext:value-type="float">
            <text:p>5.53540817313594E-07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P5]-[.K5])" office:value-type="float" office:value="0.000000553540817313594" calcext:value-type="float">
            <text:p>5.53540817313594E-07</text:p>
          </table:table-cell>
        </table:table-row>
        <table:table-row table:style-name="ro1">
          <table:table-cell table:style-name="ce3" office:value-type="float" office:value="20040000" calcext:value-type="float">
            <text:p>20040000</text:p>
          </table:table-cell>
          <table:table-cell table:style-name="ce6" office:value-type="float" office:value="0.000000216408543242237" calcext:value-type="float">
            <text:p>2.16E-07</text:p>
          </table:table-cell>
          <table:table-cell table:style-name="ce3" table:number-columns-repeated="2"/>
          <table:table-cell table:style-name="ce3" office:value-type="float" office:value="20040000" calcext:value-type="float">
            <text:p>20040000</text:p>
          </table:table-cell>
          <table:table-cell table:style-name="ce6" office:value-type="float" office:value="0.000451156232249145" calcext:value-type="float">
            <text:p>4.51E-04</text:p>
          </table:table-cell>
          <table:table-cell table:style-name="Default"/>
          <table:table-cell table:number-columns-repeated="2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0456886705751447" calcext:value-type="float">
            <text:p>0.0004568867</text:p>
          </table:table-cell>
          <table:table-cell table:style-name="ce5"/>
          <table:table-cell table:style-name="ce5" table:formula="of:=(1-[.M4])*[.K26]" office:value-type="float" office:value="0.00261" calcext:value-type="float">
            <text:p>0.00261</text:p>
          </table:table-cell>
          <table:table-cell table:style-name="ce5" table:formula="of:=ABS([.M6]-[.K6])" office:value-type="float" office:value="0.00215311329424855" calcext:value-type="float">
            <text:p>0.0021531133</text:p>
          </table:table-cell>
          <table:table-cell table:style-name="ce5"/>
          <table:table-cell table:style-name="ce5" table:formula="of:=(1-[.P4])*[.K26]" office:value-type="float" office:value="0.002613" calcext:value-type="float">
            <text:p>0.002613</text:p>
          </table:table-cell>
          <table:table-cell table:style-name="ce5" table:formula="of:=ABS([.P6]-[.K6])" office:value-type="float" office:value="0.00215611329424855" calcext:value-type="float">
            <text:p>0.0021561133</text:p>
          </table:table-cell>
        </table:table-row>
        <table:table-row table:style-name="ro1">
          <table:table-cell table:style-name="ce3" office:value-type="float" office:value="60140000" calcext:value-type="float">
            <text:p>60140000</text:p>
          </table:table-cell>
          <table:table-cell table:style-name="ce6" office:value-type="float" office:value="0.0000000000271516870419803" calcext:value-type="float">
            <text:p>2.72E-11</text:p>
          </table:table-cell>
          <table:table-cell table:style-name="ce3" table:number-columns-repeated="4"/>
          <table:table-cell table:style-name="Default"/>
          <table:table-cell table:number-columns-repeated="2"/>
          <table:table-cell table:style-name="ce5" office:value-type="float" office:value="922360000" calcext:value-type="float">
            <text:p>922360000</text:p>
          </table:table-cell>
          <table:table-cell table:style-name="ce9" office:value-type="float" office:value="0.0000169924809130885" calcext:value-type="float">
            <text:p>1.70E-0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M7]-[.K7])" office:value-type="float" office:value="0.0000169924809130885" calcext:value-type="float">
            <text:p>1.69924809130885E-0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P7]-[.K7])" office:value-type="float" office:value="0.0000169924809130885" calcext:value-type="float">
            <text:p>1.69924809130885E-05</text:p>
          </table:table-cell>
        </table:table-row>
        <table:table-row table:style-name="ro1">
          <table:table-cell table:style-name="ce3" office:value-type="float" office:value="360810000" calcext:value-type="float">
            <text:p>360810000</text:p>
          </table:table-cell>
          <table:table-cell table:style-name="ce6" office:value-type="float" office:value="0.0000000000223013286574379" calcext:value-type="float">
            <text:p>2.23E-11</text:p>
          </table:table-cell>
          <table:table-cell table:style-name="ce3" table:number-columns-repeated="2"/>
          <table:table-cell table:style-name="ce3" office:value-type="float" office:value="360810000" calcext:value-type="float">
            <text:p>360810000</text:p>
          </table:table-cell>
          <table:table-cell table:style-name="ce6" office:value-type="float" office:value="0.0000000000391271832119555" calcext:value-type="float">
            <text:p>3.91E-11</text:p>
          </table:table-cell>
          <table:table-cell table:style-name="Default"/>
          <table:table-cell table:number-columns-repeated="2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221962406653427" calcext:value-type="float">
            <text:p>0.2219624067</text:p>
          </table:table-cell>
          <table:table-cell table:style-name="ce5"/>
          <table:table-cell table:style-name="ce5" table:formula="of:=(1-[.M4])*([.K27])" office:value-type="float" office:value="0.86739" calcext:value-type="float">
            <text:p>0.86739</text:p>
          </table:table-cell>
          <table:table-cell table:style-name="ce5" table:formula="of:=ABS([.M8]-[.K8])" office:value-type="float" office:value="0.645427593346573" calcext:value-type="float">
            <text:p>0.6454275933</text:p>
          </table:table-cell>
          <table:table-cell table:style-name="ce5"/>
          <table:table-cell table:style-name="ce5" table:formula="of:=(1-[.P4])*[.K27]" office:value-type="float" office:value="0.868387" calcext:value-type="float">
            <text:p>0.868387</text:p>
          </table:table-cell>
          <table:table-cell table:style-name="ce5" table:formula="of:=ABS([.P8]-[.K8])" office:value-type="float" office:value="0.646424593346573" calcext:value-type="float">
            <text:p>0.6464245933</text:p>
          </table:table-cell>
        </table:table-row>
        <table:table-row table:style-name="ro1">
          <table:table-cell table:style-name="ce3" office:value-type="float" office:value="360850000" calcext:value-type="float">
            <text:p>360850000</text:p>
          </table:table-cell>
          <table:table-cell table:style-name="ce6" office:value-type="float" office:value="0.000024943225990295" calcext:value-type="float">
            <text:p>2.49E-05</text:p>
          </table:table-cell>
          <table:table-cell table:style-name="ce3" table:number-columns-repeated="2"/>
          <table:table-cell table:style-name="ce3" office:value-type="float" office:value="360850000" calcext:value-type="float">
            <text:p>360850000</text:p>
          </table:table-cell>
          <table:table-cell table:style-name="ce6" office:value-type="float" office:value="0.000130862296826599" calcext:value-type="float">
            <text:p>1.31E-04</text:p>
          </table:table-cell>
          <table:table-cell table:style-name="Default"/>
          <table:table-cell table:number-columns-repeated="2"/>
          <table:table-cell table:style-name="ce4" office:value-type="float" office:value="932370000" calcext:value-type="float">
            <text:p>932370000</text:p>
          </table:table-cell>
          <table:table-cell table:style-name="ce4" office:value-type="float" office:value="0.0367293625104333" calcext:value-type="float">
            <text:p>0.0367293625</text:p>
          </table:table-cell>
          <table:table-cell table:style-name="ce4"/>
          <table:table-cell table:style-name="ce4" table:formula="of:=[.$M$4]*[.C29]" office:value-type="float" office:value="0.00452651861569704" calcext:value-type="float">
            <text:p>0.0045265186</text:p>
          </table:table-cell>
          <table:table-cell table:style-name="ce4" table:formula="of:=ABS([.M9]-[.K9])" office:value-type="float" office:value="0.0322028438947363" calcext:value-type="float">
            <text:p>0.0322028439</text:p>
          </table:table-cell>
          <table:table-cell table:style-name="ce4"/>
          <table:table-cell table:style-name="ce4" table:formula="of:=[.$P$4]*[.G29]" office:value-type="float" office:value="0.00256122080944501" calcext:value-type="float">
            <text:p>0.0025612208</text:p>
          </table:table-cell>
          <table:table-cell table:style-name="ce4" table:formula="of:=ABS([.P9]-[.K9])" office:value-type="float" office:value="0.0341681417009883" calcext:value-type="float">
            <text:p>0.0341681417</text:p>
          </table:table-cell>
        </table:table-row>
        <table:table-row table:style-name="ro1">
          <table:table-cell table:style-name="ce3" office:value-type="float" office:value="380900000" calcext:value-type="float">
            <text:p>380900000</text:p>
          </table:table-cell>
          <table:table-cell table:style-name="ce3" office:value-type="float" office:value="0.000554488878607234" calcext:value-type="float">
            <text:p>0.0005544889</text:p>
          </table:table-cell>
          <table:table-cell table:style-name="ce3" table:number-columns-repeated="2"/>
          <table:table-cell table:style-name="ce3" office:value-type="float" office:value="380900000" calcext:value-type="float">
            <text:p>380900000</text:p>
          </table:table-cell>
          <table:table-cell table:style-name="ce3" office:value-type="float" office:value="0.00234279843304309" calcext:value-type="float">
            <text:p>0.0023427984</text:p>
          </table:table-cell>
          <table:table-cell table:style-name="Default"/>
          <table:table-cell table:number-columns-repeated="2"/>
          <table:table-cell table:style-name="ce4" office:value-type="float" office:value="942380000" calcext:value-type="float">
            <text:p>942380000</text:p>
          </table:table-cell>
          <table:table-cell table:style-name="ce4" office:value-type="float" office:value="0.0178456054698198" calcext:value-type="float">
            <text:p>0.0178456055</text:p>
          </table:table-cell>
          <table:table-cell table:style-name="ce4"/>
          <table:table-cell table:style-name="ce4" table:formula="of:=[.$M$4]*[.C30]" office:value-type="float" office:value="0.00146971977813382" calcext:value-type="float">
            <text:p>0.0014697198</text:p>
          </table:table-cell>
          <table:table-cell table:style-name="ce4" table:formula="of:=ABS([.M10]-[.K10])" office:value-type="float" office:value="0.016375885691686" calcext:value-type="float">
            <text:p>0.0163758857</text:p>
          </table:table-cell>
          <table:table-cell table:style-name="ce4"/>
          <table:table-cell table:style-name="ce4" table:formula="of:=[.$P$4]*[.G30]" office:value-type="float" office:value="0.00743374422004311" calcext:value-type="float">
            <text:p>0.0074337442</text:p>
          </table:table-cell>
          <table:table-cell table:style-name="ce4" table:formula="of:=ABS([.P10]-[.K10])" office:value-type="float" office:value="0.0104118612497767" calcext:value-type="float">
            <text:p>0.0104118612</text:p>
          </table:table-cell>
        </table:table-row>
        <table:table-row table:style-name="ro1">
          <table:table-cell table:style-name="ce3" office:value-type="float" office:value="430990000" calcext:value-type="float">
            <text:p>430990000</text:p>
          </table:table-cell>
          <table:table-cell table:style-name="ce3" office:value-type="float" office:value="0.000807326640983298" calcext:value-type="float">
            <text:p>0.0008073266</text:p>
          </table:table-cell>
          <table:table-cell table:style-name="ce3" table:number-columns-repeated="2"/>
          <table:table-cell table:style-name="ce3" office:value-type="float" office:value="430990000" calcext:value-type="float">
            <text:p>430990000</text:p>
          </table:table-cell>
          <table:table-cell table:style-name="ce3" office:value-type="float" office:value="0.00805403295735225" calcext:value-type="float">
            <text:p>0.008054033</text:p>
          </table:table-cell>
          <table:table-cell table:style-name="Default"/>
          <table:table-cell table:number-columns-repeated="2"/>
          <table:table-cell table:style-name="ce4" office:value-type="float" office:value="942390000" calcext:value-type="float">
            <text:p>942390000</text:p>
          </table:table-cell>
          <table:table-cell table:style-name="ce4" office:value-type="float" office:value="0.371404225254586" calcext:value-type="float">
            <text:p>0.3714042253</text:p>
          </table:table-cell>
          <table:table-cell table:style-name="ce4"/>
          <table:table-cell table:style-name="ce4" table:formula="of:=[.$M$4]*[.C31]" office:value-type="float" office:value="0.0686278619146363" calcext:value-type="float">
            <text:p>0.0686278619</text:p>
          </table:table-cell>
          <table:table-cell table:style-name="ce4" table:formula="of:=ABS([.M11]-[.K11])" office:value-type="float" office:value="0.30277636333995" calcext:value-type="float">
            <text:p>0.3027763633</text:p>
          </table:table-cell>
          <table:table-cell table:style-name="ce4"/>
          <table:table-cell table:style-name="ce4" table:formula="of:=[.$P$4]*[.G31]" office:value-type="float" office:value="0.0218718046224058" calcext:value-type="float">
            <text:p>0.0218718046</text:p>
          </table:table-cell>
          <table:table-cell table:style-name="ce4" table:formula="of:=ABS([.P11]-[.K11])" office:value-type="float" office:value="0.34953242063218" calcext:value-type="float">
            <text:p>0.3495324206</text:p>
          </table:table-cell>
        </table:table-row>
        <table:table-row table:style-name="ro1">
          <table:table-cell table:style-name="ce3" office:value-type="float" office:value="531290000" calcext:value-type="float">
            <text:p>531290000</text:p>
          </table:table-cell>
          <table:table-cell table:style-name="ce3" office:value-type="float" office:value="0.000186893591647933" calcext:value-type="float">
            <text:p>0.0001868936</text:p>
          </table:table-cell>
          <table:table-cell table:style-name="ce3" table:number-columns-repeated="2"/>
          <table:table-cell table:style-name="ce3" office:value-type="float" office:value="531290000" calcext:value-type="float">
            <text:p>531290000</text:p>
          </table:table-cell>
          <table:table-cell table:style-name="ce3" office:value-type="float" office:value="0.00242796147255251" calcext:value-type="float">
            <text:p>0.0024279615</text:p>
          </table:table-cell>
          <table:table-cell table:style-name="Default"/>
          <table:table-cell table:number-columns-repeated="2"/>
          <table:table-cell table:style-name="ce4" office:value-type="float" office:value="942400000" calcext:value-type="float">
            <text:p>942400000</text:p>
          </table:table-cell>
          <table:table-cell table:style-name="ce4" office:value-type="float" office:value="0.175275590348367" calcext:value-type="float">
            <text:p>0.1752755903</text:p>
          </table:table-cell>
          <table:table-cell table:style-name="ce4"/>
          <table:table-cell table:style-name="ce4" table:formula="of:=[.$M$4]*[.C32]" office:value-type="float" office:value="0.0307453913373646" calcext:value-type="float">
            <text:p>0.0307453913</text:p>
          </table:table-cell>
          <table:table-cell table:style-name="ce4" table:formula="of:=ABS([.M12]-[.K12])" office:value-type="float" office:value="0.144530199011002" calcext:value-type="float">
            <text:p>0.144530199</text:p>
          </table:table-cell>
          <table:table-cell table:style-name="ce4"/>
          <table:table-cell table:style-name="ce4" table:formula="of:=[.$P$4]*[.G32]" office:value-type="float" office:value="0.0509186555205436" calcext:value-type="float">
            <text:p>0.0509186555</text:p>
          </table:table-cell>
          <table:table-cell table:style-name="ce4" table:formula="of:=ABS([.P12]-[.K12])" office:value-type="float" office:value="0.124356934827823" calcext:value-type="float">
            <text:p>0.1243569348</text:p>
          </table:table-cell>
        </table:table-row>
        <table:table-row table:style-name="ro1">
          <table:table-cell table:style-name="ce3" office:value-type="float" office:value="551340000" calcext:value-type="float">
            <text:p>551340000</text:p>
          </table:table-cell>
          <table:table-cell table:style-name="ce3" office:value-type="float" office:value="0.000127038112103749" calcext:value-type="float">
            <text:p>0.0001270381</text:p>
          </table:table-cell>
          <table:table-cell table:style-name="ce3" table:number-columns-repeated="2"/>
          <table:table-cell table:style-name="ce3" office:value-type="float" office:value="551340000" calcext:value-type="float">
            <text:p>551340000</text:p>
          </table:table-cell>
          <table:table-cell table:style-name="ce6" office:value-type="float" office:value="0.00037540719190132" calcext:value-type="float">
            <text:p>3.75E-04</text:p>
          </table:table-cell>
          <table:table-cell table:style-name="Default"/>
          <table:table-cell table:number-columns-repeated="2"/>
          <table:table-cell table:style-name="ce4" office:value-type="float" office:value="942410000" calcext:value-type="float">
            <text:p>942410000</text:p>
          </table:table-cell>
          <table:table-cell table:style-name="ce4" office:value-type="float" office:value="0.0827120760160341" calcext:value-type="float">
            <text:p>0.082712076</text:p>
          </table:table-cell>
          <table:table-cell table:style-name="ce4"/>
          <table:table-cell table:style-name="ce4" table:formula="of:=[.$M$4]*[.C33]" office:value-type="float" office:value="0.0166895747543408" calcext:value-type="float">
            <text:p>0.0166895748</text:p>
          </table:table-cell>
          <table:table-cell table:style-name="ce4" table:formula="of:=ABS([.M13]-[.K13])" office:value-type="float" office:value="0.0660225012616933" calcext:value-type="float">
            <text:p>0.0660225013</text:p>
          </table:table-cell>
          <table:table-cell table:style-name="ce4"/>
          <table:table-cell table:style-name="ce4" table:formula="of:=[.$P$4]*[.G33]" office:value-type="float" office:value="0.0105294483697442" calcext:value-type="float">
            <text:p>0.0105294484</text:p>
          </table:table-cell>
          <table:table-cell table:style-name="ce4" table:formula="of:=ABS([.P13]-[.K13])" office:value-type="float" office:value="0.0721826276462899" calcext:value-type="float">
            <text:p>0.0721826276</text:p>
          </table:table-cell>
        </table:table-row>
        <table:table-row table:style-name="ro1">
          <table:table-cell table:style-name="ce3" office:value-type="float" office:value="551350000" calcext:value-type="float">
            <text:p>551350000</text:p>
          </table:table-cell>
          <table:table-cell table:style-name="ce3" office:value-type="float" office:value="0.000315066857225346" calcext:value-type="float">
            <text:p>0.0003150669</text:p>
          </table:table-cell>
          <table:table-cell table:style-name="ce3" table:number-columns-repeated="2"/>
          <table:table-cell table:style-name="ce3" office:value-type="float" office:value="551350000" calcext:value-type="float">
            <text:p>551350000</text:p>
          </table:table-cell>
          <table:table-cell table:style-name="ce3" office:value-type="float" office:value="0.0143425301161673" calcext:value-type="float">
            <text:p>0.0143425301</text:p>
          </table:table-cell>
          <table:table-cell table:style-name="Default"/>
          <table:table-cell table:number-columns-repeated="2"/>
          <table:table-cell table:style-name="ce4" office:value-type="float" office:value="942420000" calcext:value-type="float">
            <text:p>942420000</text:p>
          </table:table-cell>
          <table:table-cell table:style-name="ce4" office:value-type="float" office:value="0.051185473111833" calcext:value-type="float">
            <text:p>0.0511854731</text:p>
          </table:table-cell>
          <table:table-cell table:style-name="ce4"/>
          <table:table-cell table:style-name="ce4" table:formula="of:=[.$M$4]*[.C34]" office:value-type="float" office:value="0.00644930021793445" calcext:value-type="float">
            <text:p>0.0064493002</text:p>
          </table:table-cell>
          <table:table-cell table:style-name="ce4" table:formula="of:=ABS([.M14]-[.K14])" office:value-type="float" office:value="0.0447361728938986" calcext:value-type="float">
            <text:p>0.0447361729</text:p>
          </table:table-cell>
          <table:table-cell table:style-name="ce4"/>
          <table:table-cell table:style-name="ce4" table:formula="of:=[.$P$4]*[.G34]" office:value-type="float" office:value="0.022464738415767" calcext:value-type="float">
            <text:p>0.0224647384</text:p>
          </table:table-cell>
          <table:table-cell table:style-name="ce4" table:formula="of:=ABS([.P14]-[.K14])" office:value-type="float" office:value="0.028720734696066" calcext:value-type="float">
            <text:p>0.0287207347</text:p>
          </table:table-cell>
        </table:table-row>
        <table:table-row table:style-name="ro1">
          <table:table-cell table:style-name="ce3" office:value-type="float" office:value="551370000" calcext:value-type="float">
            <text:p>551370000</text:p>
          </table:table-cell>
          <table:table-cell table:style-name="ce3" office:value-type="float" office:value="0.00123942132973921" calcext:value-type="float">
            <text:p>0.0012394213</text:p>
          </table:table-cell>
          <table:table-cell table:style-name="ce3" table:number-columns-repeated="2"/>
          <table:table-cell table:style-name="ce3" office:value-type="float" office:value="551370000" calcext:value-type="float">
            <text:p>551370000</text:p>
          </table:table-cell>
          <table:table-cell table:style-name="ce3" office:value-type="float" office:value="0.0129113568593104" calcext:value-type="float">
            <text:p>0.0129113569</text:p>
          </table:table-cell>
          <table:table-cell table:style-name="Default"/>
          <table:table-cell table:number-columns-repeated="2"/>
          <table:table-cell table:style-name="ce4" office:value-type="float" office:value="952410000" calcext:value-type="float">
            <text:p>952410000</text:p>
          </table:table-cell>
          <table:table-cell table:style-name="ce4" office:value-type="float" office:value="0.0262408311781461" calcext:value-type="float">
            <text:p>0.0262408312</text:p>
          </table:table-cell>
          <table:table-cell table:style-name="ce4"/>
          <table:table-cell table:style-name="ce4" table:formula="of:=[.$M$4]*[.C35]" office:value-type="float" office:value="0.00040666340733978" calcext:value-type="float">
            <text:p>0.0004066634</text:p>
          </table:table-cell>
          <table:table-cell table:style-name="ce4" table:formula="of:=ABS([.M15]-[.K15])" office:value-type="float" office:value="0.0258341677708063" calcext:value-type="float">
            <text:p>0.0258341678</text:p>
          </table:table-cell>
          <table:table-cell table:style-name="ce4"/>
          <table:table-cell table:style-name="ce4" table:formula="of:=[.$P$4]*[.G35]" office:value-type="float" office:value="0.00507601073999127" calcext:value-type="float">
            <text:p>0.0050760107</text:p>
          </table:table-cell>
          <table:table-cell table:style-name="ce4" table:formula="of:=ABS([.P15]-[.K15])" office:value-type="float" office:value="0.0211648204381548" calcext:value-type="float">
            <text:p>0.0211648204</text:p>
          </table:table-cell>
        </table:table-row>
        <table:table-row table:style-name="ro1">
          <table:table-cell table:style-name="ce3" office:value-type="float" office:value="822060000" calcext:value-type="float">
            <text:p>822060000</text:p>
          </table:table-cell>
          <table:table-cell table:style-name="ce6" office:value-type="float" office:value="7.91434009596908E-020" calcext:value-type="float">
            <text:p>7.91E-20</text:p>
          </table:table-cell>
          <table:table-cell table:style-name="ce3" table:number-columns-repeated="2"/>
          <table:table-cell table:style-name="ce3" office:value-type="float" office:value="822060000" calcext:value-type="float">
            <text:p>822060000</text:p>
          </table:table-cell>
          <table:table-cell table:style-name="ce6" office:value-type="float" office:value="1.9849532859435E-017" calcext:value-type="float">
            <text:p>1.98E-17</text:p>
          </table:table-cell>
          <table:table-cell table:style-name="Default"/>
          <table:table-cell table:number-columns-repeated="2"/>
          <table:table-cell table:style-name="ce4" office:value-type="float" office:value="952420001" calcext:value-type="float">
            <text:p>952420001</text:p>
          </table:table-cell>
          <table:table-cell table:style-name="ce8" office:value-type="float" office:value="0.0000497562644464532" calcext:value-type="float">
            <text:p>4.98E-05</text:p>
          </table:table-cell>
          <table:table-cell table:style-name="ce4"/>
          <table:table-cell table:style-name="ce4" table:formula="of:=[.$M$4]*[.C36]" office:value-type="float" office:value="0.00000485539732656018" calcext:value-type="float">
            <text:p>4.85539732656018E-06</text:p>
          </table:table-cell>
          <table:table-cell table:style-name="ce4" table:formula="of:=ABS([.M16]-[.K16])" office:value-type="float" office:value="0.000044900867119893" calcext:value-type="float">
            <text:p>4.4900867119893E-05</text:p>
          </table:table-cell>
          <table:table-cell table:style-name="ce4"/>
          <table:table-cell table:style-name="ce4" table:formula="of:=[.$P$4]*[.G36]" office:value-type="float" office:value="0.00037771515907188" calcext:value-type="float">
            <text:p>0.0003777152</text:p>
          </table:table-cell>
          <table:table-cell table:style-name="ce4" table:formula="of:=ABS([.P16]-[.K16])" office:value-type="float" office:value="0.000327958894625427" calcext:value-type="float">
            <text:p>0.0003279589</text:p>
          </table:table-cell>
        </table:table-row>
        <table:table-row table:style-name="ro1">
          <table:table-cell table:style-name="ce3" office:value-type="float" office:value="822070000" calcext:value-type="float">
            <text:p>822070000</text:p>
          </table:table-cell>
          <table:table-cell table:style-name="ce6" office:value-type="float" office:value="6.72755027847469E-017" calcext:value-type="float">
            <text:p>6.73E-17</text:p>
          </table:table-cell>
          <table:table-cell table:style-name="ce3" table:number-columns-repeated="2"/>
          <table:table-cell table:style-name="ce3" office:value-type="float" office:value="822070000" calcext:value-type="float">
            <text:p>822070000</text:p>
          </table:table-cell>
          <table:table-cell table:style-name="ce6" office:value-type="float" office:value="4.28952976015653E-015" calcext:value-type="float">
            <text:p>4.29E-15</text:p>
          </table:table-cell>
          <table:table-cell table:style-name="Default"/>
          <table:table-cell table:number-columns-repeated="2"/>
          <table:table-cell table:style-name="ce4" office:value-type="float" office:value="952430000" calcext:value-type="float">
            <text:p>952430000</text:p>
          </table:table-cell>
          <table:table-cell table:style-name="ce4" office:value-type="float" office:value="0.0116346986734525" calcext:value-type="float">
            <text:p>0.0116346987</text:p>
          </table:table-cell>
          <table:table-cell table:style-name="ce4"/>
          <table:table-cell table:style-name="ce4" table:formula="of:=[.$M$4]*[.C37]" office:value-type="float" office:value="0.00107683924406651" calcext:value-type="float">
            <text:p>0.0010768392</text:p>
          </table:table-cell>
          <table:table-cell table:style-name="ce4" table:formula="of:=ABS([.M17]-[.K17])" office:value-type="float" office:value="0.010557859429386" calcext:value-type="float">
            <text:p>0.0105578594</text:p>
          </table:table-cell>
          <table:table-cell table:style-name="ce4"/>
          <table:table-cell table:style-name="ce4" table:formula="of:=[.$P$4]*[.G37]" office:value-type="float" office:value="0.00772269077784421" calcext:value-type="float">
            <text:p>0.0077226908</text:p>
          </table:table-cell>
          <table:table-cell table:style-name="ce4" table:formula="of:=ABS([.P17]-[.K17])" office:value-type="float" office:value="0.00391200789560829" calcext:value-type="float">
            <text:p>0.0039120079</text:p>
          </table:table-cell>
        </table:table-row>
        <table:table-row table:style-name="ro1">
          <table:table-cell table:style-name="ce3" office:value-type="float" office:value="822080000" calcext:value-type="float">
            <text:p>822080000</text:p>
          </table:table-cell>
          <table:table-cell table:style-name="ce6" office:value-type="float" office:value="0.000000000000127038110029181" calcext:value-type="float">
            <text:p>1.27E-13</text:p>
          </table:table-cell>
          <table:table-cell table:style-name="ce3" table:number-columns-repeated="2"/>
          <table:table-cell table:style-name="ce3" office:value-type="float" office:value="822080000" calcext:value-type="float">
            <text:p>822080000</text:p>
          </table:table-cell>
          <table:table-cell table:style-name="ce6" office:value-type="float" office:value="0.00000000191580236310128" calcext:value-type="float">
            <text:p>1.92E-09</text:p>
          </table:table-cell>
          <table:table-cell table:style-name="Default"/>
          <table:table-cell table:number-columns-repeated="2"/>
          <table:table-cell table:style-name="ce4" office:value-type="float" office:value="962420000" calcext:value-type="float">
            <text:p>962420000</text:p>
          </table:table-cell>
          <table:table-cell table:style-name="ce8" office:value-type="float" office:value="0.000000778013590482139" calcext:value-type="float">
            <text:p>7.78E-07</text:p>
          </table:table-cell>
          <table:table-cell table:style-name="ce4"/>
          <table:table-cell table:style-name="ce4" table:formula="of:=[.$M$4]*[.C38]" office:value-type="float" office:value="0.00000327533316017665" calcext:value-type="float">
            <text:p>3.27533316017665E-06</text:p>
          </table:table-cell>
          <table:table-cell table:style-name="ce4" table:formula="of:=ABS([.M18]-[.K18])" office:value-type="float" office:value="0.00000249731956969451" calcext:value-type="float">
            <text:p>2.49731956969451E-06</text:p>
          </table:table-cell>
          <table:table-cell table:style-name="ce4"/>
          <table:table-cell table:style-name="ce4" table:formula="of:=[.$P$4]*[.G38]" office:value-type="float" office:value="0.0000439713651438073" calcext:value-type="float">
            <text:p>4.39713651438073E-05</text:p>
          </table:table-cell>
          <table:table-cell table:style-name="ce4" table:formula="of:=ABS([.P18]-[.K18])" office:value-type="float" office:value="0.0000431933515533252" calcext:value-type="float">
            <text:p>4.31933515533252E-05</text:p>
          </table:table-cell>
        </table:table-row>
        <table:table-row table:style-name="ro1">
          <table:table-cell table:style-name="ce3" office:value-type="float" office:value="822100000" calcext:value-type="float">
            <text:p>822100000</text:p>
          </table:table-cell>
          <table:table-cell table:style-name="ce6" office:value-type="float" office:value="2.57688189068129E-020" calcext:value-type="float">
            <text:p>2.58E-20</text:p>
          </table:table-cell>
          <table:table-cell table:style-name="ce3" table:number-columns-repeated="2"/>
          <table:table-cell table:style-name="ce3" office:value-type="float" office:value="822100000" calcext:value-type="float">
            <text:p>822100000</text:p>
          </table:table-cell>
          <table:table-cell table:style-name="ce6" office:value-type="float" office:value="5.46501339429255E-016" calcext:value-type="float">
            <text:p>5.47E-16</text:p>
          </table:table-cell>
          <table:table-cell table:style-name="Default"/>
          <table:table-cell table:number-columns-repeated="2"/>
          <table:table-cell table:style-name="ce4" office:value-type="float" office:value="962430000" calcext:value-type="float">
            <text:p>962430000</text:p>
          </table:table-cell>
          <table:table-cell table:style-name="ce8" office:value-type="float" office:value="0.0000397908094836507" calcext:value-type="float">
            <text:p>3.98E-05</text:p>
          </table:table-cell>
          <table:table-cell table:style-name="ce4"/>
          <table:table-cell table:style-name="ce4" table:formula="of:=[.$M$4]*[.C39]" office:value-type="float" office:value="0" calcext:value-type="float">
            <text:p>0</text:p>
          </table:table-cell>
          <table:table-cell table:style-name="ce4" table:formula="of:=ABS([.M19]-[.K19])" office:value-type="float" office:value="0.0000397908094836507" calcext:value-type="float">
            <text:p>3.97908094836507E-05</text:p>
          </table:table-cell>
          <table:table-cell table:style-name="ce4"/>
          <table:table-cell table:style-name="ce4" table:formula="of:=[.$P$4]*[.G39]" office:value-type="float" office:value="0" calcext:value-type="float">
            <text:p>0</text:p>
          </table:table-cell>
          <table:table-cell table:style-name="ce4" table:formula="of:=ABS([.P19]-[.K19])" office:value-type="float" office:value="0.0000397908094836507" calcext:value-type="float">
            <text:p>3.97908094836507E-05</text:p>
          </table:table-cell>
        </table:table-row>
        <table:table-row table:style-name="ro1">
          <table:table-cell table:style-name="ce3" office:value-type="float" office:value="832090000" calcext:value-type="float">
            <text:p>832090000</text:p>
          </table:table-cell>
          <table:table-cell table:style-name="ce6" office:value-type="float" office:value="2.66769711149825E-017" calcext:value-type="float">
            <text:p>2.67E-17</text:p>
          </table:table-cell>
          <table:table-cell table:style-name="ce3" table:number-columns-repeated="2"/>
          <table:table-cell table:style-name="ce3" office:value-type="float" office:value="832090000" calcext:value-type="float">
            <text:p>832090000</text:p>
          </table:table-cell>
          <table:table-cell table:style-name="ce6" office:value-type="float" office:value="0.00000000000122127078026988" calcext:value-type="float">
            <text:p>1.22E-12</text:p>
          </table:table-cell>
          <table:table-cell table:style-name="Default"/>
          <table:table-cell table:number-columns-repeated="2"/>
          <table:table-cell table:style-name="ce4" office:value-type="float" office:value="962450000" calcext:value-type="float">
            <text:p>962450000</text:p>
          </table:table-cell>
          <table:table-cell table:style-name="ce8" office:value-type="float" office:value="0.0000548431266169517" calcext:value-type="float">
            <text:p>5.48E-05</text:p>
          </table:table-cell>
          <table:table-cell table:style-name="ce4"/>
          <table:table-cell table:style-name="ce4" table:formula="of:=[.$M$4]*[.C40]" office:value-type="float" office:value="0" calcext:value-type="float">
            <text:p>0</text:p>
          </table:table-cell>
          <table:table-cell table:style-name="ce4" table:formula="of:=ABS([.M20]-[.K20])" office:value-type="float" office:value="0.0000548431266169517" calcext:value-type="float">
            <text:p>5.48431266169517E-05</text:p>
          </table:table-cell>
          <table:table-cell table:style-name="ce4"/>
          <table:table-cell table:style-name="ce4" table:formula="of:=[.$P$4]*[.G40]" office:value-type="float" office:value="0" calcext:value-type="float">
            <text:p>0</text:p>
          </table:table-cell>
          <table:table-cell table:style-name="ce4" table:formula="of:=ABS([.P20]-[.K20])" office:value-type="float" office:value="0.0000548431266169517" calcext:value-type="float">
            <text:p>5.48431266169517E-05</text:p>
          </table:table-cell>
        </table:table-row>
        <table:table-row table:style-name="ro1">
          <table:table-cell table:style-name="ce3" office:value-type="float" office:value="882260000" calcext:value-type="float">
            <text:p>882260000</text:p>
          </table:table-cell>
          <table:table-cell table:style-name="ce6" office:value-type="float" office:value="0.0000000000000122703747217463" calcext:value-type="float">
            <text:p>1.23E-14</text:p>
          </table:table-cell>
          <table:table-cell table:style-name="ce3" table:number-columns-repeated="2"/>
          <table:table-cell table:style-name="ce3" office:value-type="float" office:value="882260000" calcext:value-type="float">
            <text:p>882260000</text:p>
          </table:table-cell>
          <table:table-cell table:style-name="ce6" office:value-type="float" office:value="0.000000000000947681418327325" calcext:value-type="float">
            <text:p>9.48E-13</text:p>
          </table:table-cell>
          <table:table-cell table:style-name="Default"/>
          <table:table-cell table:number-columns-repeated="4"/>
          <table:table-cell office:value-type="string" calcext:value-type="string">
            <text:p>total</text:p>
          </table:table-cell>
          <table:table-cell table:formula="of:=SUM([.M5:.M20])" office:value-type="float" office:value="1" calcext:value-type="float">
            <text:p>1</text:p>
          </table:table-cell>
          <table:table-cell table:formula="of:=SUM([.N5:.N20])" office:value-type="float" office:value="1.2907762780785" calcext:value-type="float">
            <text:p>1.2907762781</text:p>
          </table:table-cell>
          <table:table-cell/>
          <table:table-cell table:formula="of:=SUM([.P5:.P20])" office:value-type="float" office:value="1" calcext:value-type="float">
            <text:p>1</text:p>
          </table:table-cell>
          <table:table-cell table:formula="of:=SUM([.Q5:.Q20])" office:value-type="float" office:value="1.29351358793172" calcext:value-type="float">
            <text:p>1.2935135879</text:p>
          </table:table-cell>
        </table:table-row>
        <table:table-row table:style-name="ro1">
          <table:table-cell table:style-name="ce3" office:value-type="float" office:value="882280000" calcext:value-type="float">
            <text:p>882280000</text:p>
          </table:table-cell>
          <table:table-cell table:style-name="ce6" office:value-type="float" office:value="6.24561041345741E-021" calcext:value-type="float">
            <text:p>6.25E-21</text:p>
          </table:table-cell>
          <table:table-cell table:style-name="ce3" table:number-columns-repeated="2"/>
          <table:table-cell table:style-name="ce3" office:value-type="float" office:value="882280000" calcext:value-type="float">
            <text:p>882280000</text:p>
          </table:table-cell>
          <table:table-cell table:style-name="ce6" office:value-type="float" office:value="1.61752178309721E-020" calcext:value-type="float">
            <text:p>1.62E-20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3" office:value-type="float" office:value="892270000" calcext:value-type="float">
            <text:p>892270000</text:p>
          </table:table-cell>
          <table:table-cell table:style-name="ce6" office:value-type="float" office:value="3.56759339050269E-015" calcext:value-type="float">
            <text:p>3.57E-15</text:p>
          </table:table-cell>
          <table:table-cell table:style-name="ce3" table:number-columns-repeated="2"/>
          <table:table-cell table:style-name="ce3" office:value-type="float" office:value="892270000" calcext:value-type="float">
            <text:p>892270000</text:p>
          </table:table-cell>
          <table:table-cell table:style-name="ce6" office:value-type="float" office:value="0.000000000000116732414445279" calcext:value-type="float">
            <text:p>1.17E-13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float" office:value="902280000" calcext:value-type="float">
            <text:p>902280000</text:p>
          </table:table-cell>
          <table:table-cell table:style-name="ce7" office:value-type="float" office:value="0.000000000000677398988002882" calcext:value-type="float">
            <text:p>6.77E-13</text:p>
          </table:table-cell>
          <table:table-cell table:style-name="Default" table:number-columns-repeated="2"/>
          <table:table-cell table:style-name="Default" office:value-type="float" office:value="902280000" calcext:value-type="float">
            <text:p>902280000</text:p>
          </table:table-cell>
          <table:table-cell table:style-name="ce7" office:value-type="float" office:value="0.00000000357709863968281" calcext:value-type="float">
            <text:p>3.58E-09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float" office:value="902290000" calcext:value-type="float">
            <text:p>902290000</text:p>
          </table:table-cell>
          <table:table-cell table:style-name="ce7" office:value-type="float" office:value="0.000000000000176160888561993" calcext:value-type="float">
            <text:p>1.76E-13</text:p>
          </table:table-cell>
          <table:table-cell table:style-name="Default" table:number-columns-repeated="2"/>
          <table:table-cell table:style-name="Default" office:value-type="float" office:value="902290000" calcext:value-type="float">
            <text:p>902290000</text:p>
          </table:table-cell>
          <table:table-cell table:style-name="ce7" office:value-type="float" office:value="0.000000000165249673948662" calcext:value-type="float">
            <text:p>1.65E-10</text:p>
          </table:table-cell>
          <table:table-cell table:style-name="Default"/>
          <table:table-cell table:number-columns-repeated="2"/>
          <table:table-cell office:value-type="string" calcext:value-type="string">
            <text:p>tailings recipe</text:p>
          </table:table-cell>
          <table:table-cell table:number-columns-repeated="7"/>
        </table:table-row>
        <table:table-row table:style-name="ro1">
          <table:table-cell table:style-name="Default" office:value-type="float" office:value="902300000" calcext:value-type="float">
            <text:p>902300000</text:p>
          </table:table-cell>
          <table:table-cell table:style-name="ce7" office:value-type="float" office:value="0.00000000103205152619609" calcext:value-type="float">
            <text:p>1.03E-09</text:p>
          </table:table-cell>
          <table:table-cell table:style-name="Default" table:number-columns-repeated="2"/>
          <table:table-cell table:style-name="Default" office:value-type="float" office:value="902300000" calcext:value-type="float">
            <text:p>902300000</text:p>
          </table:table-cell>
          <table:table-cell table:style-name="ce7" office:value-type="float" office:value="0.0000000490698638143356" calcext:value-type="float">
            <text:p>4.91E-08</text:p>
          </table:table-cell>
          <table:table-cell table:style-name="Default"/>
          <table:table-cell table:number-columns-repeated="2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table-cell table:style-name="Default" office:value-type="float" office:value="902320000" calcext:value-type="float">
            <text:p>902320000</text:p>
          </table:table-cell>
          <table:table-cell table:style-name="ce7" office:value-type="float" office:value="0.000000000161506614293801" calcext:value-type="float">
            <text:p>1.62E-10</text:p>
          </table:table-cell>
          <table:table-cell table:style-name="Default" table:number-columns-repeated="2"/>
          <table:table-cell table:style-name="Default" office:value-type="float" office:value="902320000" calcext:value-type="float">
            <text:p>902320000</text:p>
          </table:table-cell>
          <table:table-cell table:style-name="ce7" office:value-type="float" office:value="0.000000000177762454246361" calcext:value-type="float">
            <text:p>1.78E-10</text:p>
          </table:table-cell>
          <table:table-cell table:style-name="Default"/>
          <table:table-cell table:number-columns-repeated="2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style-name="Default" office:value-type="float" office:value="912310000" calcext:value-type="float">
            <text:p>912310000</text:p>
          </table:table-cell>
          <table:table-cell table:style-name="ce7" office:value-type="float" office:value="0.00000000023240440599977" calcext:value-type="float">
            <text:p>2.32E-10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float" office:value="912310000" calcext:value-type="float">
            <text:p>912310000</text:p>
          </table:table-cell>
          <table:table-cell table:style-name="ce7" office:value-type="float" office:value="0.0000000038079109678808" calcext:value-type="float">
            <text:p>3.81E-09</text:p>
          </table:table-cell>
          <table:table-cell office:value-type="string" calcext:value-type="string">
            <text:p>normalized</text:p>
          </table:table-cell>
          <table:table-cell table:style-name="ce7" office:value-type="string" calcext:value-type="string">
            <text:p>ratio</text:p>
          </table:table-cell>
          <table:table-cell table:number-columns-repeated="9"/>
        </table:table-row>
        <table:table-row table:style-name="ro1">
          <table:table-cell office:value-type="float" office:value="932370000" calcext:value-type="float">
            <text:p>932370000</text:p>
          </table:table-cell>
          <table:table-cell office:value-type="float" office:value="0.000342311469439633" calcext:value-type="float">
            <text:p>0.0003423115</text:p>
          </table:table-cell>
          <table:table-cell table:formula="of:=[.B29]/SUM([.$B$29:.$B$38])" office:value-type="float" office:value="0.0348193739669003" calcext:value-type="float">
            <text:p>0.034819374</text:p>
          </table:table-cell>
          <table:table-cell table:style-name="ce8" table:formula="of:=SUM([.B29:.B38])" office:value-type="float" office:value="0.00983106329726199" calcext:value-type="float">
            <text:p>9.83E-03</text:p>
          </table:table-cell>
          <table:table-cell office:value-type="float" office:value="932370000" calcext:value-type="float">
            <text:p>932370000</text:p>
          </table:table-cell>
          <table:table-cell table:style-name="ce4" office:value-type="float" office:value="0.0174017859141531" calcext:value-type="float">
            <text:p>0.0174017859</text:p>
          </table:table-cell>
          <table:table-cell table:formula="of:=[.F29]/SUM([.$F$29:.$F$38])" office:value-type="float" office:value="0.0198544248794187" calcext:value-type="float">
            <text:p>0.0198544249</text:p>
          </table:table-cell>
          <table:table-cell table:style-name="ce7" table:formula="of:=SUM([.F29:.F40])" office:value-type="float" office:value="0.87646889899047" calcext:value-type="float">
            <text:p>8.76E-01</text:p>
          </table:table-cell>
          <table:table-cell table:number-columns-repeated="9"/>
        </table:table-row>
        <table:table-row table:style-name="ro1">
          <table:table-cell office:value-type="float" office:value="942380000" calcext:value-type="float">
            <text:p>942380000</text:p>
          </table:table-cell>
          <table:table-cell office:value-type="float" office:value="0.000111145447446703" calcext:value-type="float">
            <text:p>0.0001111454</text:p>
          </table:table-cell>
          <table:table-cell table:formula="of:=[.B30]/SUM([.$B$29:.$B$38])" office:value-type="float" office:value="0.0113055367548755" calcext:value-type="float">
            <text:p>0.0113055368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505073303249454" calcext:value-type="float">
            <text:p>5.05E-02</text:p>
          </table:table-cell>
          <table:table-cell table:formula="of:=[.F30]/SUM([.$F$29:.$F$38])" office:value-type="float" office:value="0.0576259241863807" calcext:value-type="float">
            <text:p>0.0576259242</text:p>
          </table:table-cell>
          <table:table-cell table:number-columns-repeated="10"/>
        </table:table-row>
        <table:table-row table:style-name="ro1">
          <table:table-cell office:value-type="float" office:value="942390000" calcext:value-type="float">
            <text:p>942390000</text:p>
          </table:table-cell>
          <table:table-cell office:value-type="float" office:value="0.00518988349568111" calcext:value-type="float">
            <text:p>0.0051898835</text:p>
          </table:table-cell>
          <table:table-cell table:formula="of:=[.B31]/SUM([.$B$29:.$B$38])" office:value-type="float" office:value="0.527906630112587" calcext:value-type="float">
            <text:p>0.5279066301</text:p>
          </table:table-cell>
          <table:table-cell/>
          <table:table-cell office:value-type="float" office:value="942390000" calcext:value-type="float">
            <text:p>942390000</text:p>
          </table:table-cell>
          <table:table-cell table:style-name="ce4" office:value-type="float" office:value="0.148604314080114" calcext:value-type="float">
            <text:p>0.1486043141</text:p>
          </table:table-cell>
          <table:table-cell table:formula="of:=[.F31]/SUM([.$F$29:.$F$38])" office:value-type="float" office:value="0.169548873041906" calcext:value-type="float">
            <text:p>0.169548873</text:p>
          </table:table-cell>
          <table:table-cell table:number-columns-repeated="10"/>
        </table:table-row>
        <table:table-row table:style-name="ro1">
          <table:table-cell office:value-type="float" office:value="942400000" calcext:value-type="float">
            <text:p>942400000</text:p>
          </table:table-cell>
          <table:table-cell office:value-type="float" office:value="0.00232507606412863" calcext:value-type="float">
            <text:p>0.0023250761</text:p>
          </table:table-cell>
          <table:table-cell table:formula="of:=[.B32]/SUM([.$B$29:.$B$38])" office:value-type="float" office:value="0.23650301028742" calcext:value-type="float">
            <text:p>0.2365030103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345958278621441" calcext:value-type="float">
            <text:p>3.46E-01</text:p>
          </table:table-cell>
          <table:table-cell table:formula="of:=[.F32]/SUM([.$F$29:.$F$38])" office:value-type="float" office:value="0.394718259849175" calcext:value-type="float">
            <text:p>0.3947182598</text:p>
          </table:table-cell>
          <table:table-cell table:number-columns-repeated="10"/>
        </table:table-row>
        <table:table-row table:style-name="ro1">
          <table:table-cell office:value-type="float" office:value="942410000" calcext:value-type="float">
            <text:p>942410000</text:p>
          </table:table-cell>
          <table:table-cell office:value-type="float" office:value="0.00126212512164854" calcext:value-type="float">
            <text:p>0.0012621251</text:p>
          </table:table-cell>
          <table:table-cell table:formula="of:=[.B33]/SUM([.$B$29:.$B$38])" office:value-type="float" office:value="0.12838134426416" calcext:value-type="float">
            <text:p>0.1283813443</text:p>
          </table:table-cell>
          <table:table-cell/>
          <table:table-cell office:value-type="float" office:value="942410000" calcext:value-type="float">
            <text:p>942410000</text:p>
          </table:table-cell>
          <table:table-cell table:style-name="ce4" office:value-type="float" office:value="0.0715405737954007" calcext:value-type="float">
            <text:p>0.0715405738</text:p>
          </table:table-cell>
          <table:table-cell table:formula="of:=[.F33]/SUM([.$F$29:.$F$38])" office:value-type="float" office:value="0.0816236307732108" calcext:value-type="float">
            <text:p>0.0816236308</text:p>
          </table:table-cell>
          <table:table-cell table:number-columns-repeated="10"/>
        </table:table-row>
        <table:table-row table:style-name="ro1">
          <table:table-cell office:value-type="float" office:value="942420000" calcext:value-type="float">
            <text:p>942420000</text:p>
          </table:table-cell>
          <table:table-cell office:value-type="float" office:value="0.000487719066658147" calcext:value-type="float">
            <text:p>0.0004877191</text:p>
          </table:table-cell>
          <table:table-cell table:formula="of:=[.B34]/SUM([.$B$29:.$B$38])" office:value-type="float" office:value="0.0496100016764189" calcext:value-type="float">
            <text:p>0.0496100017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152632903452529" calcext:value-type="float">
            <text:p>1.53E-01</text:p>
          </table:table-cell>
          <table:table-cell table:formula="of:=[.F34]/SUM([.$F$29:.$F$38])" office:value-type="float" office:value="0.174145259036954" calcext:value-type="float">
            <text:p>0.174145259</text:p>
          </table:table-cell>
          <table:table-cell table:number-columns-repeated="10"/>
        </table:table-row>
        <table:table-row table:style-name="ro1">
          <table:table-cell office:value-type="float" office:value="952410000" calcext:value-type="float">
            <text:p>952410000</text:p>
          </table:table-cell>
          <table:table-cell table:style-name="ce8" office:value-type="float" office:value="0.0000307533361402893" calcext:value-type="float">
            <text:p>3.08E-05</text:p>
          </table:table-cell>
          <table:table-cell table:formula="of:=[.B35]/SUM([.$B$29:.$B$38])" office:value-type="float" office:value="0.00312818005645984" calcext:value-type="float">
            <text:p>0.0031281801</text:p>
          </table:table-cell>
          <table:table-cell/>
          <table:table-cell office:value-type="float" office:value="952410000" calcext:value-type="float">
            <text:p>952410000</text:p>
          </table:table-cell>
          <table:table-cell table:style-name="ce4" office:value-type="float" office:value="0.0344881049964647" calcext:value-type="float">
            <text:p>0.034488105</text:p>
          </table:table-cell>
          <table:table-cell table:formula="of:=[.F35]/SUM([.$F$29:.$F$38])" office:value-type="float" office:value="0.0393489204650486" calcext:value-type="float">
            <text:p>0.0393489205</text:p>
          </table:table-cell>
          <table:table-cell table:number-columns-repeated="10"/>
        </table:table-row>
        <table:table-row table:style-name="ro1">
          <table:table-cell office:value-type="float" office:value="952420001" calcext:value-type="float">
            <text:p>952420001</text:p>
          </table:table-cell>
          <table:table-cell table:style-name="ce8" office:value-type="float" office:value="0.000000367182449621306" calcext:value-type="float">
            <text:p>3.67E-07</text:p>
          </table:table-cell>
          <table:table-cell table:formula="of:=[.B36]/SUM([.$B$29:.$B$38])" office:value-type="float" office:value="0.0000373492102043091" calcext:value-type="float">
            <text:p>3.73492102043091E-05</text:p>
          </table:table-cell>
          <table:table-cell/>
          <table:table-cell office:value-type="float" office:value="952420001" calcext:value-type="float">
            <text:p>952420001</text:p>
          </table:table-cell>
          <table:table-cell office:value-type="float" office:value="0.002566322400029" calcext:value-type="float">
            <text:p>2.57E-03</text:p>
          </table:table-cell>
          <table:table-cell table:formula="of:=[.F36]/SUM([.$F$29:.$F$38])" office:value-type="float" office:value="0.0029280244889293" calcext:value-type="float">
            <text:p>0.0029280245</text:p>
          </table:table-cell>
          <table:table-cell table:number-columns-repeated="10"/>
        </table:table-row>
        <table:table-row table:style-name="ro1">
          <table:table-cell office:value-type="float" office:value="952430000" calcext:value-type="float">
            <text:p>952430000</text:p>
          </table:table-cell>
          <table:table-cell table:style-name="ce8" office:value-type="float" office:value="0.0000814344213030278" calcext:value-type="float">
            <text:p>8.14E-05</text:p>
          </table:table-cell>
          <table:table-cell table:formula="of:=[.B37]/SUM([.$B$29:.$B$38])" office:value-type="float" office:value="0.00828337880051162" calcext:value-type="float">
            <text:p>0.0082833788</text:p>
          </table:table-cell>
          <table:table-cell/>
          <table:table-cell office:value-type="float" office:value="952430000" calcext:value-type="float">
            <text:p>952430000</text:p>
          </table:table-cell>
          <table:table-cell office:value-type="float" office:value="0.0524705293279145" calcext:value-type="float">
            <text:p>5.25E-02</text:p>
          </table:table-cell>
          <table:table-cell table:formula="of:=[.F37]/SUM([.$F$29:.$F$38])" office:value-type="float" office:value="0.0598658199832885" calcext:value-type="float">
            <text:p>0.05986582</text:p>
          </table:table-cell>
          <table:table-cell table:number-columns-repeated="10"/>
        </table:table-row>
        <table:table-row table:style-name="ro1">
          <table:table-cell office:value-type="float" office:value="962430000" calcext:value-type="float">
            <text:p>962430000</text:p>
          </table:table-cell>
          <table:table-cell table:style-name="ce8" office:value-type="float" office:value="0.00000024769236628706" calcext:value-type="float">
            <text:p>2.48E-07</text:p>
          </table:table-cell>
          <table:table-cell table:formula="of:=[.B38]/SUM([.$B$29:.$B$38])" office:value-type="float" office:value="0.0000251948704628973" calcext:value-type="float">
            <text:p>2.51948704628973E-05</text:p>
          </table:table-cell>
          <table:table-cell/>
          <table:table-cell office:value-type="float" office:value="962430000" calcext:value-type="float">
            <text:p>962430000</text:p>
          </table:table-cell>
          <table:table-cell office:value-type="float" office:value="0.0002987560774783" calcext:value-type="float">
            <text:p>2.99E-04</text:p>
          </table:table-cell>
          <table:table-cell table:formula="of:=[.F38]/SUM([.$F$29:.$F$38])" office:value-type="float" office:value="0.000340863295688429" calcext:value-type="float">
            <text:p>0.000340863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 table:number-rows-repeated="2">
          <table:table-cell/>
          <table:table-cell table:style-name="ce8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float" office:value="942440000" calcext:value-type="float">
            <text:p>942440000</text:p>
          </table:table-cell>
          <table:table-cell table:style-name="ce8" office:value-type="float" office:value="0.0000000128586096747652" calcext:value-type="float">
            <text:p>1.29E-08</text:p>
          </table:table-cell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float" office:value="962420000" calcext:value-type="float">
            <text:p>962420000</text:p>
          </table:table-cell>
          <table:table-cell table:style-name="ce8" office:value-type="float" office:value="0.0000119504574665956" calcext:value-type="float">
            <text:p>1.20E-05</text:p>
          </table:table-cell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4"/>
          <table:table-cell office:value-type="float" office:value="962420000" calcext:value-type="float">
            <text:p>962420000</text:p>
          </table:table-cell>
          <table:table-cell office:value-type="float" office:value="0.00264088327115837" calcext:value-type="float">
            <text:p>2.64E-0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42440000" calcext:value-type="float">
            <text:p>942440000</text:p>
          </table:table-cell>
          <table:table-cell office:value-type="float" office:value="0.00000130008907890697" calcext:value-type="float">
            <text:p>1.30E-0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62440000" calcext:value-type="float">
            <text:p>962440000</text:p>
          </table:table-cell>
          <table:table-cell office:value-type="float" office:value="0.0432645135010803" calcext:value-type="float">
            <text:p>4.33E-0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62500000" calcext:value-type="float">
            <text:p>962500000</text:p>
          </table:table-cell>
          <table:table-cell office:value-type="float" office:value="6.82778608983096E-015" calcext:value-type="float">
            <text:p>6.83E-1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490000" calcext:value-type="float">
            <text:p>982490000</text:p>
          </table:table-cell>
          <table:table-cell office:value-type="float" office:value="0.000000000686910400868016" calcext:value-type="float">
            <text:p>6.87E-10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500000" calcext:value-type="float">
            <text:p>982500000</text:p>
          </table:table-cell>
          <table:table-cell office:value-type="float" office:value="0.0000000000714283522105614" calcext:value-type="float">
            <text:p>7.14E-1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510000" calcext:value-type="float">
            <text:p>982510000</text:p>
          </table:table-cell>
          <table:table-cell office:value-type="float" office:value="0.0000000000020281933415103" calcext:value-type="float">
            <text:p>2.03E-1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520000" calcext:value-type="float">
            <text:p>982520000</text:p>
          </table:table-cell>
          <table:table-cell office:value-type="float" office:value="0.0000000000000427795402284945" calcext:value-type="float">
            <text:p>4.28E-14</text:p>
          </table:table-cell>
          <table:table-cell table:number-columns-repeated="11"/>
        </table:table-row>
        <table:table-row table:style-name="ro1" table:number-rows-repeated="6">
          <table:table-cell table:number-columns-repeated="5"/>
          <table:table-cell table:style-name="ce4"/>
          <table:table-cell table:number-columns-repeated="11"/>
        </table:table-row>
        <table:table-row table:style-name="ro1">
          <table:table-cell table:style-name="ce1" table:number-columns-repeated="7"/>
          <table:table-cell table:number-columns-repeated="10"/>
        </table:table-row>
        <table:table-row table:style-name="ro1">
          <table:table-cell table:style-name="ce5" office:value-type="float" office:value="922320000" calcext:value-type="float">
            <text:p>922320000</text:p>
          </table:table-cell>
          <table:table-cell table:style-name="ce9" office:value-type="float" office:value="0.000000000144478760390621" calcext:value-type="float">
            <text:p>1.44E-10</text:p>
          </table:table-cell>
          <table:table-cell table:style-name="ce5" table:number-columns-repeated="2"/>
          <table:table-cell office:value-type="float" office:value="922320000" calcext:value-type="float">
            <text:p>922320000</text:p>
          </table:table-cell>
          <table:table-cell office:value-type="float" office:value="0.000000717366545454821" calcext:value-type="float">
            <text:p>7.17E-07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30000" calcext:value-type="float">
            <text:p>922330000</text:p>
          </table:table-cell>
          <table:table-cell table:style-name="ce9" office:value-type="float" office:value="0.00000000135913233881749" calcext:value-type="float">
            <text:p>1.36E-09</text:p>
          </table:table-cell>
          <table:table-cell table:style-name="ce5" table:number-columns-repeated="2"/>
          <table:table-cell office:value-type="float" office:value="922330000" calcext:value-type="float">
            <text:p>922330000</text:p>
          </table:table-cell>
          <table:table-cell office:value-type="float" office:value="0.000000181998803327054" calcext:value-type="float">
            <text:p>1.82E-07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40000" calcext:value-type="float">
            <text:p>922340000</text:p>
          </table:table-cell>
          <table:table-cell table:style-name="ce5" office:value-type="float" office:value="0.000160887441265081" calcext:value-type="float">
            <text:p>0.0001608874</text:p>
          </table:table-cell>
          <table:table-cell table:style-name="ce5" table:number-columns-repeated="2"/>
          <table:table-cell office:value-type="float" office:value="922340000" calcext:value-type="float">
            <text:p>922340000</text:p>
          </table:table-cell>
          <table:table-cell table:style-name="ce4" office:value-type="float" office:value="0.00486025983969731" calcext:value-type="float">
            <text:p>0.0048602598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832197658533517" calcext:value-type="float">
            <text:p>0.0083219766</text:p>
          </table:table-cell>
          <table:table-cell table:style-name="ce5" table:number-columns-repeated="2"/>
          <table:table-cell office:value-type="float" office:value="922350000" calcext:value-type="float">
            <text:p>922350000</text:p>
          </table:table-cell>
          <table:table-cell table:style-name="ce4" office:value-type="float" office:value="0.00120383799892333" calcext:value-type="float">
            <text:p>0.001203838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39886458018978" calcext:value-type="float">
            <text:p>0.0039886458</text:p>
          </table:table-cell>
          <table:table-cell table:style-name="ce5" table:number-columns-repeated="2"/>
          <table:table-cell office:value-type="float" office:value="922360000" calcext:value-type="float">
            <text:p>922360000</text:p>
          </table:table-cell>
          <table:table-cell table:style-name="ce4" office:value-type="float" office:value="0.00160031410455363" calcext:value-type="float">
            <text:p>0.0016003141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974406039682395" calcext:value-type="float">
            <text:p>0.9744060397</text:p>
          </table:table-cell>
          <table:table-cell table:style-name="ce5" table:number-columns-repeated="2"/>
          <table:table-cell office:value-type="float" office:value="922380000" calcext:value-type="float">
            <text:p>922380000</text:p>
          </table:table-cell>
          <table:table-cell table:style-name="ce4" office:value-type="float" office:value="0.00979018979252232" calcext:value-type="float">
            <text:p>0.0097901898</text:p>
          </table:table-cell>
          <table:table-cell table:style-name="ce5"/>
          <table:table-cell table:number-columns-repeated="10"/>
        </table:table-row>
      </table:table>
      <table:table table:name="mtl-fail_2" table:style-name="ta1">
        <table:table-column table:style-name="co1" table:number-columns-repeated="4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eg24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  <table:table-cell table:style-name="ce3"/>
          <table:table-cell office:value-type="string" calcext:value-type="string">
            <text:p>FP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table:number-columns-repeated="5"/>
          <table:table-cell table:style-name="ce4"/>
          <table:table-cell office:value-type="string" calcext:value-type="string">
            <text:p>TRU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FROM SPENT UOX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FROM SPENT MOX</text:p>
          </table:table-cell>
          <table:table-cell/>
        </table:table-row>
        <table:table-row table:style-name="ro1">
          <table:table-cell table:style-name="Default" office:value-type="string" calcext:value-type="string">
            <text:p>used_uox</text:p>
          </table:table-cell>
          <table:table-cell table:style-name="Default" table:number-columns-repeated="3"/>
          <table:table-cell office:value-type="string" calcext:value-type="string">
            <text:p>used_mox_from_sfr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fresh mox fuel</text:p>
          </table:table-cell>
          <table:table-cell/>
          <table:table-cell table:style-name="ce10" office:value-type="string" calcext:value-type="string">
            <text:p>RATIO :</text:p>
          </table:table-cell>
          <table:table-cell office:value-type="float" office:value="0.13" calcext:value-type="float">
            <text:p>0.13</text:p>
          </table:table-cell>
          <table:table-cell/>
          <table:table-cell table:style-name="ce10" office:value-type="string" calcext:value-type="string">
            <text:p>RATIO</text:p>
          </table:table-cell>
          <table:table-cell office:value-type="float" office:value="0.129" calcext:value-type="float">
            <text:p>0.129</text:p>
          </table:table-cell>
          <table:table-cell/>
        </table:table-row>
        <table:table-row table:style-name="ro1">
          <table:table-cell table:style-name="ce3" office:value-type="float" office:value="10030000" calcext:value-type="float">
            <text:p>10030000</text:p>
          </table:table-cell>
          <table:table-cell table:style-name="ce6" office:value-type="float" office:value="0.0000000593291709632628" calcext:value-type="float">
            <text:p>5.93E-08</text:p>
          </table:table-cell>
          <table:table-cell table:style-name="ce3" table:number-columns-repeated="2"/>
          <table:table-cell table:style-name="ce3" office:value-type="float" office:value="10030000" calcext:value-type="float">
            <text:p>10030000</text:p>
          </table:table-cell>
          <table:table-cell table:style-name="ce6" office:value-type="float" office:value="0.00000087857090450186" calcext:value-type="float">
            <text:p>8.79E-07</text:p>
          </table:table-cell>
          <table:table-cell table:style-name="Default"/>
          <table:table-cell table:number-columns-repeated="2"/>
          <table:table-cell table:style-name="ce5" office:value-type="float" office:value="922340000" calcext:value-type="float">
            <text:p>922340000</text:p>
          </table:table-cell>
          <table:table-cell table:style-name="ce9" office:value-type="float" office:value="0.000000553540817313594" calcext:value-type="float">
            <text:p>5.54E-07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M5]-[.K5])" office:value-type="float" office:value="0.000000553540817313594" calcext:value-type="float">
            <text:p>5.53540817313594E-07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P5]-[.K5])" office:value-type="float" office:value="0.000000553540817313594" calcext:value-type="float">
            <text:p>5.53540817313594E-07</text:p>
          </table:table-cell>
        </table:table-row>
        <table:table-row table:style-name="ro1">
          <table:table-cell table:style-name="ce3" office:value-type="float" office:value="20040000" calcext:value-type="float">
            <text:p>20040000</text:p>
          </table:table-cell>
          <table:table-cell table:style-name="ce6" office:value-type="float" office:value="0.000000216408543242237" calcext:value-type="float">
            <text:p>2.16E-07</text:p>
          </table:table-cell>
          <table:table-cell table:style-name="ce3" table:number-columns-repeated="2"/>
          <table:table-cell table:style-name="ce3" office:value-type="float" office:value="20040000" calcext:value-type="float">
            <text:p>20040000</text:p>
          </table:table-cell>
          <table:table-cell table:style-name="ce6" office:value-type="float" office:value="0.000451156232249145" calcext:value-type="float">
            <text:p>4.51E-04</text:p>
          </table:table-cell>
          <table:table-cell table:style-name="Default"/>
          <table:table-cell table:number-columns-repeated="2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0456886705751447" calcext:value-type="float">
            <text:p>0.0004568867</text:p>
          </table:table-cell>
          <table:table-cell table:style-name="ce5"/>
          <table:table-cell table:style-name="ce5" table:formula="of:=(1-[.M4])*[.K26]" office:value-type="float" office:value="0.00261" calcext:value-type="float">
            <text:p>0.00261</text:p>
          </table:table-cell>
          <table:table-cell table:style-name="ce5" table:formula="of:=ABS([.M6]-[.K6])" office:value-type="float" office:value="0.00215311329424855" calcext:value-type="float">
            <text:p>0.0021531133</text:p>
          </table:table-cell>
          <table:table-cell table:style-name="ce5"/>
          <table:table-cell table:style-name="ce5" table:formula="of:=(1-[.P4])*[.K26]" office:value-type="float" office:value="0.002613" calcext:value-type="float">
            <text:p>0.002613</text:p>
          </table:table-cell>
          <table:table-cell table:style-name="ce5" table:formula="of:=ABS([.P6]-[.K6])" office:value-type="float" office:value="0.00215611329424855" calcext:value-type="float">
            <text:p>0.0021561133</text:p>
          </table:table-cell>
        </table:table-row>
        <table:table-row table:style-name="ro1">
          <table:table-cell table:style-name="ce3" office:value-type="float" office:value="60140000" calcext:value-type="float">
            <text:p>60140000</text:p>
          </table:table-cell>
          <table:table-cell table:style-name="ce6" office:value-type="float" office:value="0.0000000000271516870419803" calcext:value-type="float">
            <text:p>2.72E-11</text:p>
          </table:table-cell>
          <table:table-cell table:style-name="ce3" table:number-columns-repeated="4"/>
          <table:table-cell table:style-name="Default"/>
          <table:table-cell table:number-columns-repeated="2"/>
          <table:table-cell table:style-name="ce5" office:value-type="float" office:value="922360000" calcext:value-type="float">
            <text:p>922360000</text:p>
          </table:table-cell>
          <table:table-cell table:style-name="ce9" office:value-type="float" office:value="0.0000169924809130885" calcext:value-type="float">
            <text:p>1.70E-0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M7]-[.K7])" office:value-type="float" office:value="0.0000169924809130885" calcext:value-type="float">
            <text:p>1.69924809130885E-0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P7]-[.K7])" office:value-type="float" office:value="0.0000169924809130885" calcext:value-type="float">
            <text:p>1.69924809130885E-05</text:p>
          </table:table-cell>
        </table:table-row>
        <table:table-row table:style-name="ro1">
          <table:table-cell table:style-name="ce3" office:value-type="float" office:value="360810000" calcext:value-type="float">
            <text:p>360810000</text:p>
          </table:table-cell>
          <table:table-cell table:style-name="ce6" office:value-type="float" office:value="0.0000000000223013286574379" calcext:value-type="float">
            <text:p>2.23E-11</text:p>
          </table:table-cell>
          <table:table-cell table:style-name="ce3" table:number-columns-repeated="2"/>
          <table:table-cell table:style-name="ce3" office:value-type="float" office:value="360810000" calcext:value-type="float">
            <text:p>360810000</text:p>
          </table:table-cell>
          <table:table-cell table:style-name="ce6" office:value-type="float" office:value="0.0000000000391271832119555" calcext:value-type="float">
            <text:p>3.91E-11</text:p>
          </table:table-cell>
          <table:table-cell table:style-name="Default"/>
          <table:table-cell table:number-columns-repeated="2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221962406653427" calcext:value-type="float">
            <text:p>0.2219624067</text:p>
          </table:table-cell>
          <table:table-cell table:style-name="ce5"/>
          <table:table-cell table:style-name="ce5" table:formula="of:=(1-[.M4])*([.K27])" office:value-type="float" office:value="0.86739" calcext:value-type="float">
            <text:p>0.86739</text:p>
          </table:table-cell>
          <table:table-cell table:style-name="ce5" table:formula="of:=ABS([.M8]-[.K8])" office:value-type="float" office:value="0.645427593346573" calcext:value-type="float">
            <text:p>0.6454275933</text:p>
          </table:table-cell>
          <table:table-cell table:style-name="ce5"/>
          <table:table-cell table:style-name="ce5" table:formula="of:=(1-[.P4])*[.K27]" office:value-type="float" office:value="0.868387" calcext:value-type="float">
            <text:p>0.868387</text:p>
          </table:table-cell>
          <table:table-cell table:style-name="ce5" table:formula="of:=ABS([.P8]-[.K8])" office:value-type="float" office:value="0.646424593346573" calcext:value-type="float">
            <text:p>0.6464245933</text:p>
          </table:table-cell>
        </table:table-row>
        <table:table-row table:style-name="ro1">
          <table:table-cell table:style-name="ce3" office:value-type="float" office:value="360850000" calcext:value-type="float">
            <text:p>360850000</text:p>
          </table:table-cell>
          <table:table-cell table:style-name="ce6" office:value-type="float" office:value="0.000024943225990295" calcext:value-type="float">
            <text:p>2.49E-05</text:p>
          </table:table-cell>
          <table:table-cell table:style-name="ce3" table:number-columns-repeated="2"/>
          <table:table-cell table:style-name="ce3" office:value-type="float" office:value="360850000" calcext:value-type="float">
            <text:p>360850000</text:p>
          </table:table-cell>
          <table:table-cell table:style-name="ce6" office:value-type="float" office:value="0.000130862296826599" calcext:value-type="float">
            <text:p>1.31E-04</text:p>
          </table:table-cell>
          <table:table-cell table:style-name="Default"/>
          <table:table-cell table:number-columns-repeated="2"/>
          <table:table-cell table:style-name="ce4" office:value-type="float" office:value="932370000" calcext:value-type="float">
            <text:p>932370000</text:p>
          </table:table-cell>
          <table:table-cell table:style-name="ce4" office:value-type="float" office:value="0.0367293625104333" calcext:value-type="float">
            <text:p>0.0367293625</text:p>
          </table:table-cell>
          <table:table-cell table:style-name="ce4"/>
          <table:table-cell table:style-name="ce4" table:formula="of:=[.$M$4]*[.C29]" office:value-type="float" office:value="0.00452651861569704" calcext:value-type="float">
            <text:p>0.0045265186</text:p>
          </table:table-cell>
          <table:table-cell table:style-name="ce4" table:formula="of:=ABS([.M9]-[.K9])" office:value-type="float" office:value="0.0322028438947363" calcext:value-type="float">
            <text:p>0.0322028439</text:p>
          </table:table-cell>
          <table:table-cell table:style-name="ce4"/>
          <table:table-cell table:style-name="ce4" table:formula="of:=[.$P$4]*[.G29]" office:value-type="float" office:value="0.000000105583078270388" calcext:value-type="float">
            <text:p>1.05583078270388E-07</text:p>
          </table:table-cell>
          <table:table-cell table:style-name="ce4" table:formula="of:=ABS([.P9]-[.K9])" office:value-type="float" office:value="0.036729256927355" calcext:value-type="float">
            <text:p>0.0367292569</text:p>
          </table:table-cell>
        </table:table-row>
        <table:table-row table:style-name="ro1">
          <table:table-cell table:style-name="ce3" office:value-type="float" office:value="380900000" calcext:value-type="float">
            <text:p>380900000</text:p>
          </table:table-cell>
          <table:table-cell table:style-name="ce3" office:value-type="float" office:value="0.000554488878607234" calcext:value-type="float">
            <text:p>0.0005544889</text:p>
          </table:table-cell>
          <table:table-cell table:style-name="ce3" table:number-columns-repeated="2"/>
          <table:table-cell table:style-name="ce3" office:value-type="float" office:value="380900000" calcext:value-type="float">
            <text:p>380900000</text:p>
          </table:table-cell>
          <table:table-cell table:style-name="ce3" office:value-type="float" office:value="0.00234279843304309" calcext:value-type="float">
            <text:p>0.0023427984</text:p>
          </table:table-cell>
          <table:table-cell table:style-name="Default"/>
          <table:table-cell table:number-columns-repeated="2"/>
          <table:table-cell table:style-name="ce4" office:value-type="float" office:value="942380000" calcext:value-type="float">
            <text:p>942380000</text:p>
          </table:table-cell>
          <table:table-cell table:style-name="ce4" office:value-type="float" office:value="0.0178456054698198" calcext:value-type="float">
            <text:p>0.0178456055</text:p>
          </table:table-cell>
          <table:table-cell table:style-name="ce4"/>
          <table:table-cell table:style-name="ce4" table:formula="of:=[.$M$4]*[.C30]" office:value-type="float" office:value="0.00146971977813382" calcext:value-type="float">
            <text:p>0.0014697198</text:p>
          </table:table-cell>
          <table:table-cell table:style-name="ce4" table:formula="of:=ABS([.M10]-[.K10])" office:value-type="float" office:value="0.016375885691686" calcext:value-type="float">
            <text:p>0.0163758857</text:p>
          </table:table-cell>
          <table:table-cell table:style-name="ce4"/>
          <table:table-cell table:style-name="ce4" table:formula="of:=[.$P$4]*[.G30]" office:value-type="float" office:value="0.0000000267868553650131" calcext:value-type="float">
            <text:p>2.67868553650131E-08</text:p>
          </table:table-cell>
          <table:table-cell table:style-name="ce4" table:formula="of:=ABS([.P10]-[.K10])" office:value-type="float" office:value="0.0178455786829644" calcext:value-type="float">
            <text:p>0.0178455787</text:p>
          </table:table-cell>
        </table:table-row>
        <table:table-row table:style-name="ro1">
          <table:table-cell table:style-name="ce3" office:value-type="float" office:value="430990000" calcext:value-type="float">
            <text:p>430990000</text:p>
          </table:table-cell>
          <table:table-cell table:style-name="ce3" office:value-type="float" office:value="0.000807326640983298" calcext:value-type="float">
            <text:p>0.0008073266</text:p>
          </table:table-cell>
          <table:table-cell table:style-name="ce3" table:number-columns-repeated="2"/>
          <table:table-cell table:style-name="ce3" office:value-type="float" office:value="430990000" calcext:value-type="float">
            <text:p>430990000</text:p>
          </table:table-cell>
          <table:table-cell table:style-name="ce3" office:value-type="float" office:value="0.00805403295735225" calcext:value-type="float">
            <text:p>0.008054033</text:p>
          </table:table-cell>
          <table:table-cell table:style-name="Default"/>
          <table:table-cell table:number-columns-repeated="2"/>
          <table:table-cell table:style-name="ce4" office:value-type="float" office:value="942390000" calcext:value-type="float">
            <text:p>942390000</text:p>
          </table:table-cell>
          <table:table-cell table:style-name="ce4" office:value-type="float" office:value="0.371404225254586" calcext:value-type="float">
            <text:p>0.3714042253</text:p>
          </table:table-cell>
          <table:table-cell table:style-name="ce4"/>
          <table:table-cell table:style-name="ce4" table:formula="of:=[.$M$4]*[.C31]" office:value-type="float" office:value="0.0686278619146363" calcext:value-type="float">
            <text:p>0.0686278619</text:p>
          </table:table-cell>
          <table:table-cell table:style-name="ce4" table:formula="of:=ABS([.M11]-[.K11])" office:value-type="float" office:value="0.30277636333995" calcext:value-type="float">
            <text:p>0.3027763633</text:p>
          </table:table-cell>
          <table:table-cell table:style-name="ce4"/>
          <table:table-cell table:style-name="ce4" table:formula="of:=[.$P$4]*[.G31]" office:value-type="float" office:value="0.000715340293355658" calcext:value-type="float">
            <text:p>0.0007153403</text:p>
          </table:table-cell>
          <table:table-cell table:style-name="ce4" table:formula="of:=ABS([.P11]-[.K11])" office:value-type="float" office:value="0.37068888496123" calcext:value-type="float">
            <text:p>0.370688885</text:p>
          </table:table-cell>
        </table:table-row>
        <table:table-row table:style-name="ro1">
          <table:table-cell table:style-name="ce3" office:value-type="float" office:value="531290000" calcext:value-type="float">
            <text:p>531290000</text:p>
          </table:table-cell>
          <table:table-cell table:style-name="ce3" office:value-type="float" office:value="0.000186893591647933" calcext:value-type="float">
            <text:p>0.0001868936</text:p>
          </table:table-cell>
          <table:table-cell table:style-name="ce3" table:number-columns-repeated="2"/>
          <table:table-cell table:style-name="ce3" office:value-type="float" office:value="531290000" calcext:value-type="float">
            <text:p>531290000</text:p>
          </table:table-cell>
          <table:table-cell table:style-name="ce3" office:value-type="float" office:value="0.00242796147255251" calcext:value-type="float">
            <text:p>0.0024279615</text:p>
          </table:table-cell>
          <table:table-cell table:style-name="Default"/>
          <table:table-cell table:number-columns-repeated="2"/>
          <table:table-cell table:style-name="ce4" office:value-type="float" office:value="942400000" calcext:value-type="float">
            <text:p>942400000</text:p>
          </table:table-cell>
          <table:table-cell table:style-name="ce4" office:value-type="float" office:value="0.175275590348367" calcext:value-type="float">
            <text:p>0.1752755903</text:p>
          </table:table-cell>
          <table:table-cell table:style-name="ce4"/>
          <table:table-cell table:style-name="ce4" table:formula="of:=[.$M$4]*[.C32]" office:value-type="float" office:value="0.0307453913373646" calcext:value-type="float">
            <text:p>0.0307453913</text:p>
          </table:table-cell>
          <table:table-cell table:style-name="ce4" table:formula="of:=ABS([.M12]-[.K12])" office:value-type="float" office:value="0.144530199011002" calcext:value-type="float">
            <text:p>0.144530199</text:p>
          </table:table-cell>
          <table:table-cell table:style-name="ce4"/>
          <table:table-cell table:style-name="ce4" table:formula="of:=[.$P$4]*[.G32]" office:value-type="float" office:value="0.0001771826724713" calcext:value-type="float">
            <text:p>0.0001771827</text:p>
          </table:table-cell>
          <table:table-cell table:style-name="ce4" table:formula="of:=ABS([.P12]-[.K12])" office:value-type="float" office:value="0.175098407675896" calcext:value-type="float">
            <text:p>0.1750984077</text:p>
          </table:table-cell>
        </table:table-row>
        <table:table-row table:style-name="ro1">
          <table:table-cell table:style-name="ce3" office:value-type="float" office:value="551340000" calcext:value-type="float">
            <text:p>551340000</text:p>
          </table:table-cell>
          <table:table-cell table:style-name="ce3" office:value-type="float" office:value="0.000127038112103749" calcext:value-type="float">
            <text:p>0.0001270381</text:p>
          </table:table-cell>
          <table:table-cell table:style-name="ce3" table:number-columns-repeated="2"/>
          <table:table-cell table:style-name="ce3" office:value-type="float" office:value="551340000" calcext:value-type="float">
            <text:p>551340000</text:p>
          </table:table-cell>
          <table:table-cell table:style-name="ce6" office:value-type="float" office:value="0.00037540719190132" calcext:value-type="float">
            <text:p>3.75E-04</text:p>
          </table:table-cell>
          <table:table-cell table:style-name="Default"/>
          <table:table-cell table:number-columns-repeated="2"/>
          <table:table-cell table:style-name="ce4" office:value-type="float" office:value="942410000" calcext:value-type="float">
            <text:p>942410000</text:p>
          </table:table-cell>
          <table:table-cell table:style-name="ce4" office:value-type="float" office:value="0.0827120760160341" calcext:value-type="float">
            <text:p>0.082712076</text:p>
          </table:table-cell>
          <table:table-cell table:style-name="ce4"/>
          <table:table-cell table:style-name="ce4" table:formula="of:=[.$M$4]*[.C33]" office:value-type="float" office:value="0.0166895747543408" calcext:value-type="float">
            <text:p>0.0166895748</text:p>
          </table:table-cell>
          <table:table-cell table:style-name="ce4" table:formula="of:=ABS([.M13]-[.K13])" office:value-type="float" office:value="0.0660225012616933" calcext:value-type="float">
            <text:p>0.0660225013</text:p>
          </table:table-cell>
          <table:table-cell table:style-name="ce4"/>
          <table:table-cell table:style-name="ce4" table:formula="of:=[.$P$4]*[.G33]" office:value-type="float" office:value="0.000235536617129484" calcext:value-type="float">
            <text:p>0.0002355366</text:p>
          </table:table-cell>
          <table:table-cell table:style-name="ce4" table:formula="of:=ABS([.P13]-[.K13])" office:value-type="float" office:value="0.0824765393989046" calcext:value-type="float">
            <text:p>0.0824765394</text:p>
          </table:table-cell>
        </table:table-row>
        <table:table-row table:style-name="ro1">
          <table:table-cell table:style-name="ce3" office:value-type="float" office:value="551350000" calcext:value-type="float">
            <text:p>551350000</text:p>
          </table:table-cell>
          <table:table-cell table:style-name="ce3" office:value-type="float" office:value="0.000315066857225346" calcext:value-type="float">
            <text:p>0.0003150669</text:p>
          </table:table-cell>
          <table:table-cell table:style-name="ce3" table:number-columns-repeated="2"/>
          <table:table-cell table:style-name="ce3" office:value-type="float" office:value="551350000" calcext:value-type="float">
            <text:p>551350000</text:p>
          </table:table-cell>
          <table:table-cell table:style-name="ce3" office:value-type="float" office:value="0.0143425301161673" calcext:value-type="float">
            <text:p>0.0143425301</text:p>
          </table:table-cell>
          <table:table-cell table:style-name="Default"/>
          <table:table-cell table:number-columns-repeated="2"/>
          <table:table-cell table:style-name="ce4" office:value-type="float" office:value="942420000" calcext:value-type="float">
            <text:p>942420000</text:p>
          </table:table-cell>
          <table:table-cell table:style-name="ce4" office:value-type="float" office:value="0.051185473111833" calcext:value-type="float">
            <text:p>0.0511854731</text:p>
          </table:table-cell>
          <table:table-cell table:style-name="ce4"/>
          <table:table-cell table:style-name="ce4" table:formula="of:=[.$M$4]*[.C34]" office:value-type="float" office:value="0.00644930021793445" calcext:value-type="float">
            <text:p>0.0064493002</text:p>
          </table:table-cell>
          <table:table-cell table:style-name="ce4" table:formula="of:=ABS([.M14]-[.K14])" office:value-type="float" office:value="0.0447361728938986" calcext:value-type="float">
            <text:p>0.0447361729</text:p>
          </table:table-cell>
          <table:table-cell table:style-name="ce4"/>
          <table:table-cell table:style-name="ce4" table:formula="of:=[.$P$4]*[.G34]" office:value-type="float" office:value="0.00144093473788978" calcext:value-type="float">
            <text:p>0.0014409347</text:p>
          </table:table-cell>
          <table:table-cell table:style-name="ce4" table:formula="of:=ABS([.P14]-[.K14])" office:value-type="float" office:value="0.0497445383739432" calcext:value-type="float">
            <text:p>0.0497445384</text:p>
          </table:table-cell>
        </table:table-row>
        <table:table-row table:style-name="ro1">
          <table:table-cell table:style-name="ce3" office:value-type="float" office:value="551370000" calcext:value-type="float">
            <text:p>551370000</text:p>
          </table:table-cell>
          <table:table-cell table:style-name="ce3" office:value-type="float" office:value="0.00123942132973921" calcext:value-type="float">
            <text:p>0.0012394213</text:p>
          </table:table-cell>
          <table:table-cell table:style-name="ce3" table:number-columns-repeated="2"/>
          <table:table-cell table:style-name="ce3" office:value-type="float" office:value="551370000" calcext:value-type="float">
            <text:p>551370000</text:p>
          </table:table-cell>
          <table:table-cell table:style-name="ce3" office:value-type="float" office:value="0.0129113568593104" calcext:value-type="float">
            <text:p>0.0129113569</text:p>
          </table:table-cell>
          <table:table-cell table:style-name="Default"/>
          <table:table-cell table:number-columns-repeated="2"/>
          <table:table-cell table:style-name="ce4" office:value-type="float" office:value="952410000" calcext:value-type="float">
            <text:p>952410000</text:p>
          </table:table-cell>
          <table:table-cell table:style-name="ce4" office:value-type="float" office:value="0.0262408311781461" calcext:value-type="float">
            <text:p>0.0262408312</text:p>
          </table:table-cell>
          <table:table-cell table:style-name="ce4"/>
          <table:table-cell table:style-name="ce4" table:formula="of:=[.$M$4]*[.C35]" office:value-type="float" office:value="0.00040666340733978" calcext:value-type="float">
            <text:p>0.0004066634</text:p>
          </table:table-cell>
          <table:table-cell table:style-name="ce4" table:formula="of:=ABS([.M15]-[.K15])" office:value-type="float" office:value="0.0258341677708063" calcext:value-type="float">
            <text:p>0.0258341678</text:p>
          </table:table-cell>
          <table:table-cell table:style-name="ce4"/>
          <table:table-cell table:style-name="ce4" table:formula="of:=[.$P$4]*[.G35]" office:value-type="float" office:value="0.00256122080944501" calcext:value-type="float">
            <text:p>0.0025612208</text:p>
          </table:table-cell>
          <table:table-cell table:style-name="ce4" table:formula="of:=ABS([.P15]-[.K15])" office:value-type="float" office:value="0.0236796103687011" calcext:value-type="float">
            <text:p>0.0236796104</text:p>
          </table:table-cell>
        </table:table-row>
        <table:table-row table:style-name="ro1">
          <table:table-cell table:style-name="ce3" office:value-type="float" office:value="822060000" calcext:value-type="float">
            <text:p>822060000</text:p>
          </table:table-cell>
          <table:table-cell table:style-name="ce6" office:value-type="float" office:value="7.91434009596908E-020" calcext:value-type="float">
            <text:p>7.91E-20</text:p>
          </table:table-cell>
          <table:table-cell table:style-name="ce3" table:number-columns-repeated="2"/>
          <table:table-cell table:style-name="ce3" office:value-type="float" office:value="822060000" calcext:value-type="float">
            <text:p>822060000</text:p>
          </table:table-cell>
          <table:table-cell table:style-name="ce6" office:value-type="float" office:value="1.9849532859435E-017" calcext:value-type="float">
            <text:p>1.98E-17</text:p>
          </table:table-cell>
          <table:table-cell table:style-name="Default"/>
          <table:table-cell table:number-columns-repeated="2"/>
          <table:table-cell table:style-name="ce4" office:value-type="float" office:value="952420001" calcext:value-type="float">
            <text:p>952420001</text:p>
          </table:table-cell>
          <table:table-cell table:style-name="ce8" office:value-type="float" office:value="0.0000497562644464532" calcext:value-type="float">
            <text:p>4.98E-05</text:p>
          </table:table-cell>
          <table:table-cell table:style-name="ce4"/>
          <table:table-cell table:style-name="ce4" table:formula="of:=[.$M$4]*[.C36]" office:value-type="float" office:value="0.00000485539732656018" calcext:value-type="float">
            <text:p>4.85539732656018E-06</text:p>
          </table:table-cell>
          <table:table-cell table:style-name="ce4" table:formula="of:=ABS([.M16]-[.K16])" office:value-type="float" office:value="0.000044900867119893" calcext:value-type="float">
            <text:p>4.4900867119893E-05</text:p>
          </table:table-cell>
          <table:table-cell table:style-name="ce4"/>
          <table:table-cell table:style-name="ce4" table:formula="of:=[.$P$4]*[.G36]" office:value-type="float" office:value="0.00743374422004311" calcext:value-type="float">
            <text:p>0.0074337442</text:p>
          </table:table-cell>
          <table:table-cell table:style-name="ce4" table:formula="of:=ABS([.P16]-[.K16])" office:value-type="float" office:value="0.00738398795559666" calcext:value-type="float">
            <text:p>0.007383988</text:p>
          </table:table-cell>
        </table:table-row>
        <table:table-row table:style-name="ro1">
          <table:table-cell table:style-name="ce3" office:value-type="float" office:value="822070000" calcext:value-type="float">
            <text:p>822070000</text:p>
          </table:table-cell>
          <table:table-cell table:style-name="ce6" office:value-type="float" office:value="6.72755027847469E-017" calcext:value-type="float">
            <text:p>6.73E-17</text:p>
          </table:table-cell>
          <table:table-cell table:style-name="ce3" table:number-columns-repeated="2"/>
          <table:table-cell table:style-name="ce3" office:value-type="float" office:value="822070000" calcext:value-type="float">
            <text:p>822070000</text:p>
          </table:table-cell>
          <table:table-cell table:style-name="ce6" office:value-type="float" office:value="4.28952976015653E-015" calcext:value-type="float">
            <text:p>4.29E-15</text:p>
          </table:table-cell>
          <table:table-cell table:style-name="Default"/>
          <table:table-cell table:number-columns-repeated="2"/>
          <table:table-cell table:style-name="ce4" office:value-type="float" office:value="952430000" calcext:value-type="float">
            <text:p>952430000</text:p>
          </table:table-cell>
          <table:table-cell table:style-name="ce4" office:value-type="float" office:value="0.0116346986734525" calcext:value-type="float">
            <text:p>0.0116346987</text:p>
          </table:table-cell>
          <table:table-cell table:style-name="ce4"/>
          <table:table-cell table:style-name="ce4" table:formula="of:=[.$M$4]*[.C37]" office:value-type="float" office:value="0.00107683924406651" calcext:value-type="float">
            <text:p>0.0010768392</text:p>
          </table:table-cell>
          <table:table-cell table:style-name="ce4" table:formula="of:=ABS([.M17]-[.K17])" office:value-type="float" office:value="0.010557859429386" calcext:value-type="float">
            <text:p>0.0105578594</text:p>
          </table:table-cell>
          <table:table-cell table:style-name="ce4"/>
          <table:table-cell table:style-name="ce4" table:formula="of:=[.$P$4]*[.G37]" office:value-type="float" office:value="0.0218718046224058" calcext:value-type="float">
            <text:p>0.0218718046</text:p>
          </table:table-cell>
          <table:table-cell table:style-name="ce4" table:formula="of:=ABS([.P17]-[.K17])" office:value-type="float" office:value="0.0102371059489533" calcext:value-type="float">
            <text:p>0.0102371059</text:p>
          </table:table-cell>
        </table:table-row>
        <table:table-row table:style-name="ro1">
          <table:table-cell table:style-name="ce3" office:value-type="float" office:value="822080000" calcext:value-type="float">
            <text:p>822080000</text:p>
          </table:table-cell>
          <table:table-cell table:style-name="ce6" office:value-type="float" office:value="0.000000000000127038110029181" calcext:value-type="float">
            <text:p>1.27E-13</text:p>
          </table:table-cell>
          <table:table-cell table:style-name="ce3" table:number-columns-repeated="2"/>
          <table:table-cell table:style-name="ce3" office:value-type="float" office:value="822080000" calcext:value-type="float">
            <text:p>822080000</text:p>
          </table:table-cell>
          <table:table-cell table:style-name="ce6" office:value-type="float" office:value="0.00000000191580236310128" calcext:value-type="float">
            <text:p>1.92E-09</text:p>
          </table:table-cell>
          <table:table-cell table:style-name="Default"/>
          <table:table-cell table:number-columns-repeated="2"/>
          <table:table-cell table:style-name="ce4" office:value-type="float" office:value="962420000" calcext:value-type="float">
            <text:p>962420000</text:p>
          </table:table-cell>
          <table:table-cell table:style-name="ce8" office:value-type="float" office:value="0.000000778013590482139" calcext:value-type="float">
            <text:p>7.78E-07</text:p>
          </table:table-cell>
          <table:table-cell table:style-name="ce4"/>
          <table:table-cell table:style-name="ce4" table:formula="of:=[.$M$4]*[.C38]" office:value-type="float" office:value="0.00000327533316017665" calcext:value-type="float">
            <text:p>3.27533316017665E-06</text:p>
          </table:table-cell>
          <table:table-cell table:style-name="ce4" table:formula="of:=ABS([.M18]-[.K18])" office:value-type="float" office:value="0.00000249731956969451" calcext:value-type="float">
            <text:p>2.49731956969451E-06</text:p>
          </table:table-cell>
          <table:table-cell table:style-name="ce4"/>
          <table:table-cell table:style-name="ce4" table:formula="of:=[.$P$4]*[.G38]" office:value-type="float" office:value="0.0509186555205436" calcext:value-type="float">
            <text:p>0.0509186555</text:p>
          </table:table-cell>
          <table:table-cell table:style-name="ce4" table:formula="of:=ABS([.P18]-[.K18])" office:value-type="float" office:value="0.0509178775069532" calcext:value-type="float">
            <text:p>0.0509178775</text:p>
          </table:table-cell>
        </table:table-row>
        <table:table-row table:style-name="ro1">
          <table:table-cell table:style-name="ce3" office:value-type="float" office:value="822100000" calcext:value-type="float">
            <text:p>822100000</text:p>
          </table:table-cell>
          <table:table-cell table:style-name="ce6" office:value-type="float" office:value="2.57688189068129E-020" calcext:value-type="float">
            <text:p>2.58E-20</text:p>
          </table:table-cell>
          <table:table-cell table:style-name="ce3" table:number-columns-repeated="2"/>
          <table:table-cell table:style-name="ce3" office:value-type="float" office:value="822100000" calcext:value-type="float">
            <text:p>822100000</text:p>
          </table:table-cell>
          <table:table-cell table:style-name="ce6" office:value-type="float" office:value="5.46501339429255E-016" calcext:value-type="float">
            <text:p>5.47E-16</text:p>
          </table:table-cell>
          <table:table-cell table:style-name="Default"/>
          <table:table-cell table:number-columns-repeated="2"/>
          <table:table-cell table:style-name="ce4" office:value-type="float" office:value="962430000" calcext:value-type="float">
            <text:p>962430000</text:p>
          </table:table-cell>
          <table:table-cell table:style-name="ce8" office:value-type="float" office:value="0.0000397908094836507" calcext:value-type="float">
            <text:p>3.98E-05</text:p>
          </table:table-cell>
          <table:table-cell table:style-name="ce4"/>
          <table:table-cell table:style-name="ce4" table:formula="of:=[.$M$4]*[.C39]" office:value-type="float" office:value="0" calcext:value-type="float">
            <text:p>0</text:p>
          </table:table-cell>
          <table:table-cell table:style-name="ce4" table:formula="of:=ABS([.M19]-[.K19])" office:value-type="float" office:value="0.0000397908094836507" calcext:value-type="float">
            <text:p>3.97908094836507E-05</text:p>
          </table:table-cell>
          <table:table-cell table:style-name="ce4"/>
          <table:table-cell table:style-name="ce4" table:formula="of:=[.$P$4]*[.G39]" office:value-type="float" office:value="0" calcext:value-type="float">
            <text:p>0</text:p>
          </table:table-cell>
          <table:table-cell table:style-name="ce4" table:formula="of:=ABS([.P19]-[.K19])" office:value-type="float" office:value="0.0000397908094836507" calcext:value-type="float">
            <text:p>3.97908094836507E-05</text:p>
          </table:table-cell>
        </table:table-row>
        <table:table-row table:style-name="ro1">
          <table:table-cell table:style-name="ce3" office:value-type="float" office:value="832090000" calcext:value-type="float">
            <text:p>832090000</text:p>
          </table:table-cell>
          <table:table-cell table:style-name="ce6" office:value-type="float" office:value="2.66769711149825E-017" calcext:value-type="float">
            <text:p>2.67E-17</text:p>
          </table:table-cell>
          <table:table-cell table:style-name="ce3" table:number-columns-repeated="2"/>
          <table:table-cell table:style-name="ce3" office:value-type="float" office:value="832090000" calcext:value-type="float">
            <text:p>832090000</text:p>
          </table:table-cell>
          <table:table-cell table:style-name="ce6" office:value-type="float" office:value="0.00000000000122127078026988" calcext:value-type="float">
            <text:p>1.22E-12</text:p>
          </table:table-cell>
          <table:table-cell table:style-name="Default"/>
          <table:table-cell table:number-columns-repeated="2"/>
          <table:table-cell table:style-name="ce4" office:value-type="float" office:value="962450000" calcext:value-type="float">
            <text:p>962450000</text:p>
          </table:table-cell>
          <table:table-cell table:style-name="ce8" office:value-type="float" office:value="0.0000548431266169517" calcext:value-type="float">
            <text:p>5.48E-05</text:p>
          </table:table-cell>
          <table:table-cell table:style-name="ce4"/>
          <table:table-cell table:style-name="ce4" table:formula="of:=[.$M$4]*[.C40]" office:value-type="float" office:value="0" calcext:value-type="float">
            <text:p>0</text:p>
          </table:table-cell>
          <table:table-cell table:style-name="ce4" table:formula="of:=ABS([.M20]-[.K20])" office:value-type="float" office:value="0.0000548431266169517" calcext:value-type="float">
            <text:p>5.48431266169517E-05</text:p>
          </table:table-cell>
          <table:table-cell table:style-name="ce4"/>
          <table:table-cell table:style-name="ce4" table:formula="of:=[.$P$4]*[.G40]" office:value-type="float" office:value="0" calcext:value-type="float">
            <text:p>0</text:p>
          </table:table-cell>
          <table:table-cell table:style-name="ce4" table:formula="of:=ABS([.P20]-[.K20])" office:value-type="float" office:value="0.0000548431266169517" calcext:value-type="float">
            <text:p>5.48431266169517E-05</text:p>
          </table:table-cell>
        </table:table-row>
        <table:table-row table:style-name="ro1">
          <table:table-cell table:style-name="ce3" office:value-type="float" office:value="882260000" calcext:value-type="float">
            <text:p>882260000</text:p>
          </table:table-cell>
          <table:table-cell table:style-name="ce6" office:value-type="float" office:value="0.0000000000000122703747217463" calcext:value-type="float">
            <text:p>1.23E-14</text:p>
          </table:table-cell>
          <table:table-cell table:style-name="ce3" table:number-columns-repeated="2"/>
          <table:table-cell table:style-name="ce3" office:value-type="float" office:value="882260000" calcext:value-type="float">
            <text:p>882260000</text:p>
          </table:table-cell>
          <table:table-cell table:style-name="ce6" office:value-type="float" office:value="0.000000000000947681418327325" calcext:value-type="float">
            <text:p>9.48E-13</text:p>
          </table:table-cell>
          <table:table-cell table:style-name="Default"/>
          <table:table-cell table:number-columns-repeated="4"/>
          <table:table-cell office:value-type="string" calcext:value-type="string">
            <text:p>total</text:p>
          </table:table-cell>
          <table:table-cell table:formula="of:=SUM([.M5:.M20])" office:value-type="float" office:value="1" calcext:value-type="float">
            <text:p>1</text:p>
          </table:table-cell>
          <table:table-cell table:formula="of:=SUM([.N5:.N20])" office:value-type="float" office:value="1.2907762780785" calcext:value-type="float">
            <text:p>1.2907762781</text:p>
          </table:table-cell>
          <table:table-cell/>
          <table:table-cell table:formula="of:=SUM([.P5:.P20])" office:value-type="float" office:value="0.956354551863218" calcext:value-type="float">
            <text:p>0.9563545519</text:p>
          </table:table-cell>
          <table:table-cell table:formula="of:=SUM([.Q5:.Q20])" office:value-type="float" office:value="1.47349467439915" calcext:value-type="float">
            <text:p>1.4734946744</text:p>
          </table:table-cell>
        </table:table-row>
        <table:table-row table:style-name="ro1">
          <table:table-cell table:style-name="ce3" office:value-type="float" office:value="882280000" calcext:value-type="float">
            <text:p>882280000</text:p>
          </table:table-cell>
          <table:table-cell table:style-name="ce6" office:value-type="float" office:value="6.24561041345741E-021" calcext:value-type="float">
            <text:p>6.25E-21</text:p>
          </table:table-cell>
          <table:table-cell table:style-name="ce3" table:number-columns-repeated="2"/>
          <table:table-cell table:style-name="ce3" office:value-type="float" office:value="882280000" calcext:value-type="float">
            <text:p>882280000</text:p>
          </table:table-cell>
          <table:table-cell table:style-name="ce6" office:value-type="float" office:value="1.61752178309721E-020" calcext:value-type="float">
            <text:p>1.62E-20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3" office:value-type="float" office:value="892270000" calcext:value-type="float">
            <text:p>892270000</text:p>
          </table:table-cell>
          <table:table-cell table:style-name="ce6" office:value-type="float" office:value="3.56759339050269E-015" calcext:value-type="float">
            <text:p>3.57E-15</text:p>
          </table:table-cell>
          <table:table-cell table:style-name="ce3" table:number-columns-repeated="2"/>
          <table:table-cell table:style-name="ce3" office:value-type="float" office:value="892270000" calcext:value-type="float">
            <text:p>892270000</text:p>
          </table:table-cell>
          <table:table-cell table:style-name="ce6" office:value-type="float" office:value="0.000000000000116732414445279" calcext:value-type="float">
            <text:p>1.17E-13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float" office:value="902280000" calcext:value-type="float">
            <text:p>902280000</text:p>
          </table:table-cell>
          <table:table-cell table:style-name="ce7" office:value-type="float" office:value="0.000000000000677398988002882" calcext:value-type="float">
            <text:p>6.77E-13</text:p>
          </table:table-cell>
          <table:table-cell table:style-name="Default" table:number-columns-repeated="2"/>
          <table:table-cell office:value-type="float" office:value="902280000" calcext:value-type="float">
            <text:p>902280000</text:p>
          </table:table-cell>
          <table:table-cell table:style-name="ce7" office:value-type="float" office:value="0.00000000357709863968281" calcext:value-type="float">
            <text:p>3.58E-09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float" office:value="902290000" calcext:value-type="float">
            <text:p>902290000</text:p>
          </table:table-cell>
          <table:table-cell table:style-name="ce7" office:value-type="float" office:value="0.000000000000176160888561993" calcext:value-type="float">
            <text:p>1.76E-13</text:p>
          </table:table-cell>
          <table:table-cell table:style-name="Default" table:number-columns-repeated="2"/>
          <table:table-cell office:value-type="float" office:value="902290000" calcext:value-type="float">
            <text:p>902290000</text:p>
          </table:table-cell>
          <table:table-cell table:style-name="ce7" office:value-type="float" office:value="0.000000000165249673948662" calcext:value-type="float">
            <text:p>1.65E-10</text:p>
          </table:table-cell>
          <table:table-cell table:style-name="Default"/>
          <table:table-cell table:number-columns-repeated="2"/>
          <table:table-cell office:value-type="string" calcext:value-type="string">
            <text:p>tailings recipe</text:p>
          </table:table-cell>
          <table:table-cell table:number-columns-repeated="7"/>
        </table:table-row>
        <table:table-row table:style-name="ro1">
          <table:table-cell table:style-name="Default" office:value-type="float" office:value="902300000" calcext:value-type="float">
            <text:p>902300000</text:p>
          </table:table-cell>
          <table:table-cell table:style-name="ce7" office:value-type="float" office:value="0.00000000103205152619609" calcext:value-type="float">
            <text:p>1.03E-09</text:p>
          </table:table-cell>
          <table:table-cell table:style-name="Default" table:number-columns-repeated="2"/>
          <table:table-cell office:value-type="float" office:value="902300000" calcext:value-type="float">
            <text:p>902300000</text:p>
          </table:table-cell>
          <table:table-cell table:style-name="ce7" office:value-type="float" office:value="0.0000000490698638143356" calcext:value-type="float">
            <text:p>4.91E-08</text:p>
          </table:table-cell>
          <table:table-cell table:style-name="Default"/>
          <table:table-cell table:number-columns-repeated="2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table-cell table:style-name="Default" office:value-type="float" office:value="902320000" calcext:value-type="float">
            <text:p>902320000</text:p>
          </table:table-cell>
          <table:table-cell table:style-name="ce7" office:value-type="float" office:value="0.000000000161506614293801" calcext:value-type="float">
            <text:p>1.62E-10</text:p>
          </table:table-cell>
          <table:table-cell table:style-name="Default" table:number-columns-repeated="2"/>
          <table:table-cell office:value-type="float" office:value="902320000" calcext:value-type="float">
            <text:p>902320000</text:p>
          </table:table-cell>
          <table:table-cell table:style-name="ce7" office:value-type="float" office:value="0.000000000177762454246361" calcext:value-type="float">
            <text:p>1.78E-10</text:p>
          </table:table-cell>
          <table:table-cell table:style-name="Default"/>
          <table:table-cell table:number-columns-repeated="2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style-name="Default" office:value-type="float" office:value="912310000" calcext:value-type="float">
            <text:p>912310000</text:p>
          </table:table-cell>
          <table:table-cell table:style-name="ce7" office:value-type="float" office:value="0.00000000023240440599977" calcext:value-type="float">
            <text:p>2.32E-10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ratio</text:p>
          </table:table-cell>
          <table:table-cell office:value-type="float" office:value="912310000" calcext:value-type="float">
            <text:p>912310000</text:p>
          </table:table-cell>
          <table:table-cell table:style-name="ce7" office:value-type="float" office:value="0.0000000038079109678808" calcext:value-type="float">
            <text:p>3.81E-09</text:p>
          </table:table-cell>
          <table:table-cell office:value-type="string" calcext:value-type="string">
            <text:p>normalized</text:p>
          </table:table-cell>
          <table:table-cell table:style-name="ce7" office:value-type="string" calcext:value-type="string">
            <text:p>ratio</text:p>
          </table:table-cell>
          <table:table-cell table:number-columns-repeated="9"/>
        </table:table-row>
        <table:table-row table:style-name="ro1">
          <table:table-cell office:value-type="float" office:value="932370000" calcext:value-type="float">
            <text:p>932370000</text:p>
          </table:table-cell>
          <table:table-cell office:value-type="float" office:value="0.000342311469439633" calcext:value-type="float">
            <text:p>0.0003423115</text:p>
          </table:table-cell>
          <table:table-cell table:formula="of:=[.B29]/SUM([.$B$29:.$B$38])" office:value-type="float" office:value="0.0348193739669003" calcext:value-type="float">
            <text:p>0.034819374</text:p>
          </table:table-cell>
          <table:table-cell table:style-name="ce8" table:formula="of:=SUM([.B29:.B38])" office:value-type="float" office:value="0.00983106329726199" calcext:value-type="float">
            <text:p>9.83E-03</text:p>
          </table:table-cell>
          <table:table-cell table:style-name="ce4" office:value-type="float" office:value="932370000" calcext:value-type="float">
            <text:p>932370000</text:p>
          </table:table-cell>
          <table:table-cell table:style-name="ce4" office:value-type="float" office:value="0.0174017859141531" calcext:value-type="float">
            <text:p>0.0174017859</text:p>
          </table:table-cell>
          <table:table-cell table:formula="of:=[.F63]/SUM([.$F$29:.$F$38])" office:value-type="float" office:value="0.000000818473474964251" calcext:value-type="float">
            <text:p>8.18473474964251E-07</text:p>
          </table:table-cell>
          <table:table-cell table:style-name="ce7" table:formula="of:=SUM([.F29:.F40])" office:value-type="float" office:value="0.87646889899047" calcext:value-type="float">
            <text:p>8.76E-01</text:p>
          </table:table-cell>
          <table:table-cell table:number-columns-repeated="9"/>
        </table:table-row>
        <table:table-row table:style-name="ro1">
          <table:table-cell office:value-type="float" office:value="942380000" calcext:value-type="float">
            <text:p>942380000</text:p>
          </table:table-cell>
          <table:table-cell office:value-type="float" office:value="0.000111145447446703" calcext:value-type="float">
            <text:p>0.0001111454</text:p>
          </table:table-cell>
          <table:table-cell table:formula="of:=[.B30]/SUM([.$B$29:.$B$38])" office:value-type="float" office:value="0.0113055367548755" calcext:value-type="float">
            <text:p>0.0113055368</text:p>
          </table:table-cell>
          <table:table-cell/>
          <table:table-cell table:style-name="ce4" office:value-type="float" office:value="942380000" calcext:value-type="float">
            <text:p>942380000</text:p>
          </table:table-cell>
          <table:table-cell table:style-name="ce8" office:value-type="float" office:value="0.0505073303249454" calcext:value-type="float">
            <text:p>5.05E-02</text:p>
          </table:table-cell>
          <table:table-cell table:formula="of:=[.F64]/SUM([.$F$29:.$F$38])" office:value-type="float" office:value="0.000000207650041589249" calcext:value-type="float">
            <text:p>2.07650041589249E-07</text:p>
          </table:table-cell>
          <table:table-cell table:number-columns-repeated="10"/>
        </table:table-row>
        <table:table-row table:style-name="ro1">
          <table:table-cell office:value-type="float" office:value="942390000" calcext:value-type="float">
            <text:p>942390000</text:p>
          </table:table-cell>
          <table:table-cell office:value-type="float" office:value="0.00518988349568111" calcext:value-type="float">
            <text:p>0.0051898835</text:p>
          </table:table-cell>
          <table:table-cell table:formula="of:=[.B31]/SUM([.$B$29:.$B$38])" office:value-type="float" office:value="0.527906630112587" calcext:value-type="float">
            <text:p>0.5279066301</text:p>
          </table:table-cell>
          <table:table-cell/>
          <table:table-cell table:style-name="ce4" office:value-type="float" office:value="942390000" calcext:value-type="float">
            <text:p>942390000</text:p>
          </table:table-cell>
          <table:table-cell table:style-name="ce8" office:value-type="float" office:value="0.148604314080114" calcext:value-type="float">
            <text:p>1.49E-01</text:p>
          </table:table-cell>
          <table:table-cell table:formula="of:=[.F65]/SUM([.$F$29:.$F$38])" office:value-type="float" office:value="0.00554527359190432" calcext:value-type="float">
            <text:p>0.0055452736</text:p>
          </table:table-cell>
          <table:table-cell table:number-columns-repeated="10"/>
        </table:table-row>
        <table:table-row table:style-name="ro1">
          <table:table-cell office:value-type="float" office:value="942400000" calcext:value-type="float">
            <text:p>942400000</text:p>
          </table:table-cell>
          <table:table-cell office:value-type="float" office:value="0.00232507606412863" calcext:value-type="float">
            <text:p>0.0023250761</text:p>
          </table:table-cell>
          <table:table-cell table:formula="of:=[.B32]/SUM([.$B$29:.$B$38])" office:value-type="float" office:value="0.23650301028742" calcext:value-type="float">
            <text:p>0.2365030103</text:p>
          </table:table-cell>
          <table:table-cell/>
          <table:table-cell table:style-name="ce4" office:value-type="float" office:value="942400000" calcext:value-type="float">
            <text:p>942400000</text:p>
          </table:table-cell>
          <table:table-cell table:style-name="ce8" office:value-type="float" office:value="0.345958278621441" calcext:value-type="float">
            <text:p>3.46E-01</text:p>
          </table:table-cell>
          <table:table-cell table:formula="of:=[.F66]/SUM([.$F$29:.$F$38])" office:value-type="float" office:value="0.00137350908892481" calcext:value-type="float">
            <text:p>0.0013735091</text:p>
          </table:table-cell>
          <table:table-cell table:number-columns-repeated="10"/>
        </table:table-row>
        <table:table-row table:style-name="ro1">
          <table:table-cell office:value-type="float" office:value="942410000" calcext:value-type="float">
            <text:p>942410000</text:p>
          </table:table-cell>
          <table:table-cell office:value-type="float" office:value="0.00126212512164854" calcext:value-type="float">
            <text:p>0.0012621251</text:p>
          </table:table-cell>
          <table:table-cell table:formula="of:=[.B33]/SUM([.$B$29:.$B$38])" office:value-type="float" office:value="0.12838134426416" calcext:value-type="float">
            <text:p>0.1283813443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0715405737954007" calcext:value-type="float">
            <text:p>0.0715405738</text:p>
          </table:table-cell>
          <table:table-cell table:formula="of:=[.F67]/SUM([.$F$29:.$F$38])" office:value-type="float" office:value="0.00182586524906576" calcext:value-type="float">
            <text:p>0.0018258652</text:p>
          </table:table-cell>
          <table:table-cell table:number-columns-repeated="10"/>
        </table:table-row>
        <table:table-row table:style-name="ro1">
          <table:table-cell office:value-type="float" office:value="942420000" calcext:value-type="float">
            <text:p>942420000</text:p>
          </table:table-cell>
          <table:table-cell office:value-type="float" office:value="0.000487719066658147" calcext:value-type="float">
            <text:p>0.0004877191</text:p>
          </table:table-cell>
          <table:table-cell table:formula="of:=[.B34]/SUM([.$B$29:.$B$38])" office:value-type="float" office:value="0.0496100016764189" calcext:value-type="float">
            <text:p>0.0496100017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152632903452529" calcext:value-type="float">
            <text:p>0.1526329035</text:p>
          </table:table-cell>
          <table:table-cell table:formula="of:=[.F68]/SUM([.$F$29:.$F$38])" office:value-type="float" office:value="0.0111700367278278" calcext:value-type="float">
            <text:p>0.0111700367</text:p>
          </table:table-cell>
          <table:table-cell table:number-columns-repeated="10"/>
        </table:table-row>
        <table:table-row table:style-name="ro1">
          <table:table-cell office:value-type="float" office:value="952410000" calcext:value-type="float">
            <text:p>952410000</text:p>
          </table:table-cell>
          <table:table-cell table:style-name="ce8" office:value-type="float" office:value="0.0000307533361402893" calcext:value-type="float">
            <text:p>3.08E-05</text:p>
          </table:table-cell>
          <table:table-cell table:formula="of:=[.B35]/SUM([.$B$29:.$B$38])" office:value-type="float" office:value="0.00312818005645984" calcext:value-type="float">
            <text:p>0.0031281801</text:p>
          </table:table-cell>
          <table:table-cell/>
          <table:table-cell office:value-type="float" office:value="952410000" calcext:value-type="float">
            <text:p>952410000</text:p>
          </table:table-cell>
          <table:table-cell office:value-type="float" office:value="0.0344881049964647" calcext:value-type="float">
            <text:p>0.034488105</text:p>
          </table:table-cell>
          <table:table-cell table:formula="of:=[.F29]/SUM([.$F$29:.$F$38])" office:value-type="float" office:value="0.0198544248794187" calcext:value-type="float">
            <text:p>0.0198544249</text:p>
          </table:table-cell>
          <table:table-cell table:number-columns-repeated="10"/>
        </table:table-row>
        <table:table-row table:style-name="ro1">
          <table:table-cell office:value-type="float" office:value="952420001" calcext:value-type="float">
            <text:p>952420001</text:p>
          </table:table-cell>
          <table:table-cell table:style-name="ce8" office:value-type="float" office:value="0.000000367182449621306" calcext:value-type="float">
            <text:p>3.67E-07</text:p>
          </table:table-cell>
          <table:table-cell table:formula="of:=[.B36]/SUM([.$B$29:.$B$38])" office:value-type="float" office:value="0.0000373492102043091" calcext:value-type="float">
            <text:p>3.73492102043091E-05</text:p>
          </table:table-cell>
          <table:table-cell/>
          <table:table-cell office:value-type="float" office:value="952420001" calcext:value-type="float">
            <text:p>952420001</text:p>
          </table:table-cell>
          <table:table-cell office:value-type="float" office:value="0.002566322400029" calcext:value-type="float">
            <text:p>0.0025663224</text:p>
          </table:table-cell>
          <table:table-cell table:formula="of:=[.F30]/SUM([.$F$29:.$F$38])" office:value-type="float" office:value="0.0576259241863807" calcext:value-type="float">
            <text:p>0.0576259242</text:p>
          </table:table-cell>
          <table:table-cell table:number-columns-repeated="10"/>
        </table:table-row>
        <table:table-row table:style-name="ro1">
          <table:table-cell office:value-type="float" office:value="952430000" calcext:value-type="float">
            <text:p>952430000</text:p>
          </table:table-cell>
          <table:table-cell table:style-name="ce8" office:value-type="float" office:value="0.0000814344213030278" calcext:value-type="float">
            <text:p>8.14E-05</text:p>
          </table:table-cell>
          <table:table-cell table:formula="of:=[.B37]/SUM([.$B$29:.$B$38])" office:value-type="float" office:value="0.00828337880051162" calcext:value-type="float">
            <text:p>0.0082833788</text:p>
          </table:table-cell>
          <table:table-cell/>
          <table:table-cell office:value-type="float" office:value="952430000" calcext:value-type="float">
            <text:p>952430000</text:p>
          </table:table-cell>
          <table:table-cell office:value-type="float" office:value="0.0524705293279145" calcext:value-type="float">
            <text:p>0.0524705293</text:p>
          </table:table-cell>
          <table:table-cell table:formula="of:=[.F31]/SUM([.$F$29:.$F$38])" office:value-type="float" office:value="0.169548873041906" calcext:value-type="float">
            <text:p>0.169548873</text:p>
          </table:table-cell>
          <table:table-cell table:number-columns-repeated="10"/>
        </table:table-row>
        <table:table-row table:style-name="ro1">
          <table:table-cell office:value-type="float" office:value="962430000" calcext:value-type="float">
            <text:p>962430000</text:p>
          </table:table-cell>
          <table:table-cell table:style-name="ce8" office:value-type="float" office:value="0.00000024769236628706" calcext:value-type="float">
            <text:p>2.48E-07</text:p>
          </table:table-cell>
          <table:table-cell table:formula="of:=[.B38]/SUM([.$B$29:.$B$38])" office:value-type="float" office:value="0.0000251948704628973" calcext:value-type="float">
            <text:p>2.51948704628973E-05</text:p>
          </table:table-cell>
          <table:table-cell/>
          <table:table-cell office:value-type="float" office:value="962430000" calcext:value-type="float">
            <text:p>962430000</text:p>
          </table:table-cell>
          <table:table-cell office:value-type="float" office:value="0.0002987560774783" calcext:value-type="float">
            <text:p>0.0002987561</text:p>
          </table:table-cell>
          <table:table-cell table:formula="of:=[.F32]/SUM([.$F$29:.$F$38])" office:value-type="float" office:value="0.394718259849175" calcext:value-type="float">
            <text:p>0.3947182598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 table:number-rows-repeated="2">
          <table:table-cell/>
          <table:table-cell table:style-name="ce8"/>
          <table:table-cell table:number-columns-repeated="15"/>
        </table:table-row>
        <table:table-row table:style-name="ro1">
          <table:table-cell table:number-columns-repeated="4"/>
          <table:table-cell office:value-type="float" office:value="962440000" calcext:value-type="float">
            <text:p>962440000</text:p>
          </table:table-cell>
          <table:table-cell office:value-type="float" office:value="0.0432645135010803" calcext:value-type="float">
            <text:p>0.0432645135</text:p>
          </table:table-cell>
          <table:table-cell table:number-columns-repeated="11"/>
        </table:table-row>
        <table:table-row table:style-name="ro1">
          <table:table-cell office:value-type="float" office:value="942440000" calcext:value-type="float">
            <text:p>942440000</text:p>
          </table:table-cell>
          <table:table-cell table:style-name="ce8" office:value-type="float" office:value="0.0000000128586096747652" calcext:value-type="float">
            <text:p>1.29E-08</text:p>
          </table:table-cell>
          <table:table-cell table:number-columns-repeated="2"/>
          <table:table-cell table:style-name="ce4" office:value-type="float" office:value="962450000" calcext:value-type="float">
            <text:p>962450000</text:p>
          </table:table-cell>
          <table:table-cell table:style-name="ce8" office:value-type="float" office:value="0.0119418492494984" calcext:value-type="float">
            <text:p>1.19E-02</text:p>
          </table:table-cell>
          <table:table-cell table:number-columns-repeated="11"/>
        </table:table-row>
        <table:table-row table:style-name="ro1">
          <table:table-cell office:value-type="float" office:value="962420000" calcext:value-type="float">
            <text:p>962420000</text:p>
          </table:table-cell>
          <table:table-cell table:style-name="ce8" office:value-type="float" office:value="0.0000119504574665956" calcext:value-type="float">
            <text:p>1.20E-05</text:p>
          </table:table-cell>
          <table:table-cell table:number-columns-repeated="2"/>
          <table:table-cell table:style-name="ce4" office:value-type="float" office:value="962460000" calcext:value-type="float">
            <text:p>962460000</text:p>
          </table:table-cell>
          <table:table-cell table:style-name="ce8" office:value-type="float" office:value="0.00675674187495643" calcext:value-type="float">
            <text:p>6.76E-03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4" office:value-type="float" office:value="962470000" calcext:value-type="float">
            <text:p>962470000</text:p>
          </table:table-cell>
          <table:table-cell table:style-name="ce8" office:value-type="float" office:value="0.000397203584723198" calcext:value-type="float">
            <text:p>3.97E-04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4" office:value-type="float" office:value="962480000" calcext:value-type="float">
            <text:p>962480000</text:p>
          </table:table-cell>
          <table:table-cell table:style-name="ce8" office:value-type="float" office:value="0.0000344881049964647" calcext:value-type="float">
            <text:p>3.45E-0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4" office:value-type="float" office:value="962500000" calcext:value-type="float">
            <text:p>962500000</text:p>
          </table:table-cell>
          <table:table-cell table:style-name="ce8" office:value-type="float" office:value="0.0000000000108702164458272" calcext:value-type="float">
            <text:p>1.09E-1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4" office:value-type="float" office:value="982490000" calcext:value-type="float">
            <text:p>982490000</text:p>
          </table:table-cell>
          <table:table-cell table:style-name="ce8" office:value-type="float" office:value="0.00000148679781949793" calcext:value-type="float">
            <text:p>1.49E-06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4" office:value-type="float" office:value="982500000" calcext:value-type="float">
            <text:p>982500000</text:p>
          </table:table-cell>
          <table:table-cell table:style-name="ce8" office:value-type="float" office:value="0.0000000874157800214635" calcext:value-type="float">
            <text:p>8.74E-08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4" office:value-type="float" office:value="982510000" calcext:value-type="float">
            <text:p>982510000</text:p>
          </table:table-cell>
          <table:table-cell table:style-name="ce8" office:value-type="float" office:value="0.00000000304002320936711" calcext:value-type="float">
            <text:p>3.04E-0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4" office:value-type="float" office:value="982520000" calcext:value-type="float">
            <text:p>982520000</text:p>
          </table:table-cell>
          <table:table-cell table:style-name="ce8" office:value-type="float" office:value="0.0000000000830865063986712" calcext:value-type="float">
            <text:p>8.31E-1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42440000" calcext:value-type="float">
            <text:p>942440000</text:p>
          </table:table-cell>
          <table:table-cell table:style-name="ce7" office:value-type="float" office:value="0.00000130008907890697" calcext:value-type="float">
            <text:p>1.30E-0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62420000" calcext:value-type="float">
            <text:p>962420000</text:p>
          </table:table-cell>
          <table:table-cell office:value-type="float" office:value="0.00264088327115837" calcext:value-type="float">
            <text:p>0.0026408833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 table:number-rows-repeated="5">
          <table:table-cell table:number-columns-repeated="4"/>
          <table:table-cell table:style-name="ce4" table:number-columns-repeated="2"/>
          <table:table-cell table:number-columns-repeated="11"/>
        </table:table-row>
        <table:table-row table:style-name="ro1">
          <table:table-cell table:style-name="ce1" table:number-columns-repeated="7"/>
          <table:table-cell table:number-columns-repeated="10"/>
        </table:table-row>
        <table:table-row table:style-name="ro1">
          <table:table-cell table:style-name="ce5" office:value-type="float" office:value="922320000" calcext:value-type="float">
            <text:p>922320000</text:p>
          </table:table-cell>
          <table:table-cell table:style-name="ce9" office:value-type="float" office:value="0.000000000144478760390621" calcext:value-type="float">
            <text:p>1.44E-10</text:p>
          </table:table-cell>
          <table:table-cell table:style-name="ce5" table:number-columns-repeated="2"/>
          <table:table-cell table:style-name="ce4" office:value-type="float" office:value="922320000" calcext:value-type="float">
            <text:p>922320000</text:p>
          </table:table-cell>
          <table:table-cell table:style-name="ce8" office:value-type="float" office:value="0.000000717366545454821" calcext:value-type="float">
            <text:p>7.17E-07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30000" calcext:value-type="float">
            <text:p>922330000</text:p>
          </table:table-cell>
          <table:table-cell table:style-name="ce9" office:value-type="float" office:value="0.00000000135913233881749" calcext:value-type="float">
            <text:p>1.36E-09</text:p>
          </table:table-cell>
          <table:table-cell table:style-name="ce5" table:number-columns-repeated="2"/>
          <table:table-cell table:style-name="ce4" office:value-type="float" office:value="922330000" calcext:value-type="float">
            <text:p>922330000</text:p>
          </table:table-cell>
          <table:table-cell table:style-name="ce8" office:value-type="float" office:value="0.000000181998803327054" calcext:value-type="float">
            <text:p>1.82E-07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40000" calcext:value-type="float">
            <text:p>922340000</text:p>
          </table:table-cell>
          <table:table-cell table:style-name="ce5" office:value-type="float" office:value="0.000160887441265081" calcext:value-type="float">
            <text:p>0.0001608874</text:p>
          </table:table-cell>
          <table:table-cell table:style-name="ce5" table:number-columns-repeated="2"/>
          <table:table-cell table:style-name="ce4" office:value-type="float" office:value="922340000" calcext:value-type="float">
            <text:p>922340000</text:p>
          </table:table-cell>
          <table:table-cell table:style-name="ce4" office:value-type="float" office:value="0.00486025983969731" calcext:value-type="float">
            <text:p>0.0048602598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832197658533517" calcext:value-type="float">
            <text:p>0.0083219766</text:p>
          </table:table-cell>
          <table:table-cell table:style-name="ce5" table:number-columns-repeated="2"/>
          <table:table-cell table:style-name="ce4" office:value-type="float" office:value="922350000" calcext:value-type="float">
            <text:p>922350000</text:p>
          </table:table-cell>
          <table:table-cell table:style-name="ce8" office:value-type="float" office:value="0.00120383799892333" calcext:value-type="float">
            <text:p>1.20E-03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39886458018978" calcext:value-type="float">
            <text:p>0.0039886458</text:p>
          </table:table-cell>
          <table:table-cell table:style-name="ce5" table:number-columns-repeated="2"/>
          <table:table-cell table:style-name="ce4" office:value-type="float" office:value="922360000" calcext:value-type="float">
            <text:p>922360000</text:p>
          </table:table-cell>
          <table:table-cell table:style-name="ce4" office:value-type="float" office:value="0.00160031410455363" calcext:value-type="float">
            <text:p>0.0016003141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974406039682395" calcext:value-type="float">
            <text:p>0.9744060397</text:p>
          </table:table-cell>
          <table:table-cell table:style-name="ce5" table:number-columns-repeated="2"/>
          <table:table-cell table:style-name="ce4" office:value-type="float" office:value="922380000" calcext:value-type="float">
            <text:p>922380000</text:p>
          </table:table-cell>
          <table:table-cell table:style-name="ce8" office:value-type="float" office:value="0.00979018979252232" calcext:value-type="float">
            <text:p>9.79E-03</text:p>
          </table:table-cell>
          <table:table-cell table:style-name="ce5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14:27:55.852630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7:24:45.277417693</meta:creation-date>
    <dc:date>2017-07-01T14:35:49.720466987</dc:date>
    <meta:editing-duration>P1DT29M7S</meta:editing-duration>
    <meta:editing-cycles>7</meta:editing-cycles>
    <meta:generator>LibreOffice/5.1.6.2$Linux_X86_64 LibreOffice_project/10m0$Build-2</meta:generator>
    <meta:document-statistic meta:table-count="5" meta:cell-count="1656" meta:object-count="0"/>
  </office:meta>
</office:document-meta>
</file>